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5" style:family="table-cell" style:parent-style-name="Default" style:data-style-name="N99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3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25" table:formula="of:=IF([.F4]=1;&quot;NIE JEST PIERWSZA ANI ZLOZONA&quot;;IF(COUNTIF([.B6:.B6005];0)=2;))" office:value-type="boolean" office:boolean-value="false" calcext:value-type="boolean" table:number-columns-spanned="4" table:number-rows-spanned="2">
            <text:p>FAŁSZ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COUNTIF([.B7:.B6005];0)" office:value-type="float" office:value="3" calcext:value-type="float">
            <text:p>3</text:p>
          </table:table-cell>
          <table:table-cell table:formula="of:=MOD([.$F$4];[.A6])" office:value-type="float" office:value="2" calcext:value-type="float">
            <text:p>2</text:p>
          </table:table-cell>
          <table:table-cell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formula="of:=MOD([.$F$4];[.A7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formula="of:=MOD([.$F$4];[.A8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formula="of:=MOD([.$F$4];[.A9])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formula="of:=MOD([.$F$4];[.A10])" office:value-type="float" office:value="4" calcext:value-type="float">
            <text:p>4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formula="of:=MOD([.$F$4];[.A11])" office:value-type="float" office:value="2" calcext:value-type="float">
            <text:p>2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formula="of:=MOD([.$F$4];[.A12])" office:value-type="float" office:value="0" calcext:value-type="float">
            <text:p>0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formula="of:=MOD([.$F$4];[.A13])" office:value-type="float" office:value="6" calcext:value-type="float">
            <text:p>6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formula="of:=MOD([.$F$4];[.A14])" office:value-type="float" office:value="5" calcext:value-type="float">
            <text:p>5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formula="of:=MOD([.$F$4];[.A15]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formula="of:=MOD([.$F$4];[.A16])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formula="of:=MOD([.$F$4];[.A17])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formula="of:=MOD([.$F$4];[.A18])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formula="of:=MOD([.$F$4];[.A19]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formula="of:=MOD([.$F$4];[.A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formula="of:=MOD([.$F$4];[.A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formula="of:=MOD([.$F$4];[.A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formula="of:=MOD([.$F$4];[.A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formula="of:=MOD([.$F$4];[.A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formula="of:=MOD([.$F$4];[.A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formula="of:=MOD([.$F$4];[.A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formula="of:=MOD([.$F$4];[.A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formula="of:=MOD([.$F$4];[.A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formula="of:=MOD([.$F$4];[.A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formula="of:=MOD([.$F$4];[.A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formula="of:=MOD([.$F$4];[.A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formula="of:=MOD([.$F$4];[.A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formula="of:=MOD([.$F$4];[.A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formula="of:=MOD([.$F$4];[.A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formula="of:=MOD([.$F$4];[.A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formula="of:=MOD([.$F$4];[.A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formula="of:=MOD([.$F$4];[.A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formula="of:=MOD([.$F$4];[.A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formula="of:=MOD([.$F$4];[.A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formula="of:=MOD([.$F$4];[.A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formula="of:=MOD([.$F$4];[.A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formula="of:=MOD([.$F$4];[.A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formula="of:=MOD([.$F$4];[.A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formula="of:=MOD([.$F$4];[.A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formula="of:=MOD([.$F$4];[.A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formula="of:=MOD([.$F$4];[.A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formula="of:=MOD([.$F$4];[.A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formula="of:=MOD([.$F$4];[.A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formula="of:=MOD([.$F$4];[.A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formula="of:=MOD([.$F$4];[.A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formula="of:=MOD([.$F$4];[.A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formula="of:=MOD([.$F$4];[.A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formula="of:=MOD([.$F$4];[.A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formula="of:=MOD([.$F$4];[.A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formula="of:=MOD([.$F$4];[.A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formula="of:=MOD([.$F$4];[.A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formula="of:=MOD([.$F$4];[.A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formula="of:=MOD([.$F$4];[.A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formula="of:=MOD([.$F$4];[.A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formula="of:=MOD([.$F$4];[.A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formula="of:=MOD([.$F$4];[.A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formula="of:=MOD([.$F$4];[.A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formula="of:=MOD([.$F$4];[.A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formula="of:=MOD([.$F$4];[.A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formula="of:=MOD([.$F$4];[.A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formula="of:=MOD([.$F$4];[.A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formula="of:=MOD([.$F$4];[.A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formula="of:=MOD([.$F$4];[.A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formula="of:=MOD([.$F$4];[.A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formula="of:=MOD([.$F$4];[.A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formula="of:=MOD([.$F$4];[.A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formula="of:=MOD([.$F$4];[.A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formula="of:=MOD([.$F$4];[.A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formula="of:=MOD([.$F$4];[.A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formula="of:=MOD([.$F$4];[.A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formula="of:=MOD([.$F$4];[.A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formula="of:=MOD([.$F$4];[.A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formula="of:=MOD([.$F$4];[.A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formula="of:=MOD([.$F$4];[.A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formula="of:=MOD([.$F$4];[.A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formula="of:=MOD([.$F$4];[.A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formula="of:=MOD([.$F$4];[.A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formula="of:=MOD([.$F$4];[.A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formula="of:=MOD([.$F$4];[.A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formula="of:=MOD([.$F$4];[.A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formula="of:=MOD([.$F$4];[.A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formula="of:=MOD([.$F$4];[.A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formula="of:=MOD([.$F$4];[.A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formula="of:=MOD([.$F$4];[.A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formula="of:=MOD([.$F$4];[.A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formula="of:=MOD([.$F$4];[.A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formula="of:=MOD([.$F$4];[.A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formula="of:=MOD([.$F$4];[.A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formula="of:=MOD([.$F$4];[.A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formula="of:=MOD([.$F$4];[.A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formula="of:=MOD([.$F$4];[.A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formula="of:=MOD([.$F$4];[.A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formula="of:=MOD([.$F$4];[.A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formula="of:=MOD([.$F$4];[.A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formula="of:=MOD([.$F$4];[.A1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formula="of:=MOD([.$F$4];[.A1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formula="of:=MOD([.$F$4];[.A1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formula="of:=MOD([.$F$4];[.A1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formula="of:=MOD([.$F$4];[.A1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formula="of:=MOD([.$F$4];[.A1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formula="of:=MOD([.$F$4];[.A1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formula="of:=MOD([.$F$4];[.A1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formula="of:=MOD([.$F$4];[.A1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formula="of:=MOD([.$F$4];[.A1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formula="of:=MOD([.$F$4];[.A1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formula="of:=MOD([.$F$4];[.A1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formula="of:=MOD([.$F$4];[.A1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formula="of:=MOD([.$F$4];[.A1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formula="of:=MOD([.$F$4];[.A1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formula="of:=MOD([.$F$4];[.A1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formula="of:=MOD([.$F$4];[.A1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formula="of:=MOD([.$F$4];[.A1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formula="of:=MOD([.$F$4];[.A1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formula="of:=MOD([.$F$4];[.A1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formula="of:=MOD([.$F$4];[.A1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formula="of:=MOD([.$F$4];[.A1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formula="of:=MOD([.$F$4];[.A1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formula="of:=MOD([.$F$4];[.A1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formula="of:=MOD([.$F$4];[.A1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formula="of:=MOD([.$F$4];[.A1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formula="of:=MOD([.$F$4];[.A1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formula="of:=MOD([.$F$4];[.A1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formula="of:=MOD([.$F$4];[.A1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formula="of:=MOD([.$F$4];[.A1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formula="of:=MOD([.$F$4];[.A1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formula="of:=MOD([.$F$4];[.A1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formula="of:=MOD([.$F$4];[.A1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formula="of:=MOD([.$F$4];[.A1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formula="of:=MOD([.$F$4];[.A1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formula="of:=MOD([.$F$4];[.A1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formula="of:=MOD([.$F$4];[.A1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formula="of:=MOD([.$F$4];[.A1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formula="of:=MOD([.$F$4];[.A1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formula="of:=MOD([.$F$4];[.A1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formula="of:=MOD([.$F$4];[.A1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formula="of:=MOD([.$F$4];[.A1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formula="of:=MOD([.$F$4];[.A1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formula="of:=MOD([.$F$4];[.A1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formula="of:=MOD([.$F$4];[.A1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formula="of:=MOD([.$F$4];[.A1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formula="of:=MOD([.$F$4];[.A1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formula="of:=MOD([.$F$4];[.A1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formula="of:=MOD([.$F$4];[.A1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formula="of:=MOD([.$F$4];[.A1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formula="of:=MOD([.$F$4];[.A1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formula="of:=MOD([.$F$4];[.A1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formula="of:=MOD([.$F$4];[.A1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formula="of:=MOD([.$F$4];[.A1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formula="of:=MOD([.$F$4];[.A1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formula="of:=MOD([.$F$4];[.A1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formula="of:=MOD([.$F$4];[.A1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formula="of:=MOD([.$F$4];[.A1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formula="of:=MOD([.$F$4];[.A1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formula="of:=MOD([.$F$4];[.A1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formula="of:=MOD([.$F$4];[.A1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formula="of:=MOD([.$F$4];[.A1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formula="of:=MOD([.$F$4];[.A1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formula="of:=MOD([.$F$4];[.A1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formula="of:=MOD([.$F$4];[.A1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formula="of:=MOD([.$F$4];[.A1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formula="of:=MOD([.$F$4];[.A1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formula="of:=MOD([.$F$4];[.A1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formula="of:=MOD([.$F$4];[.A1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formula="of:=MOD([.$F$4];[.A1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formula="of:=MOD([.$F$4];[.A1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formula="of:=MOD([.$F$4];[.A1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formula="of:=MOD([.$F$4];[.A1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formula="of:=MOD([.$F$4];[.A1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formula="of:=MOD([.$F$4];[.A1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formula="of:=MOD([.$F$4];[.A1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formula="of:=MOD([.$F$4];[.A1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formula="of:=MOD([.$F$4];[.A1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formula="of:=MOD([.$F$4];[.A1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formula="of:=MOD([.$F$4];[.A1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formula="of:=MOD([.$F$4];[.A1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formula="of:=MOD([.$F$4];[.A1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formula="of:=MOD([.$F$4];[.A1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formula="of:=MOD([.$F$4];[.A1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formula="of:=MOD([.$F$4];[.A1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formula="of:=MOD([.$F$4];[.A1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formula="of:=MOD([.$F$4];[.A1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formula="of:=MOD([.$F$4];[.A1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formula="of:=MOD([.$F$4];[.A1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formula="of:=MOD([.$F$4];[.A1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formula="of:=MOD([.$F$4];[.A1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formula="of:=MOD([.$F$4];[.A1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formula="of:=MOD([.$F$4];[.A1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formula="of:=MOD([.$F$4];[.A1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formula="of:=MOD([.$F$4];[.A1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formula="of:=MOD([.$F$4];[.A1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formula="of:=MOD([.$F$4];[.A1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formula="of:=MOD([.$F$4];[.A1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formula="of:=MOD([.$F$4];[.A1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formula="of:=MOD([.$F$4];[.A1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formula="of:=MOD([.$F$4];[.A2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formula="of:=MOD([.$F$4];[.A2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formula="of:=MOD([.$F$4];[.A2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formula="of:=MOD([.$F$4];[.A2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formula="of:=MOD([.$F$4];[.A2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formula="of:=MOD([.$F$4];[.A2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formula="of:=MOD([.$F$4];[.A2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formula="of:=MOD([.$F$4];[.A2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formula="of:=MOD([.$F$4];[.A2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formula="of:=MOD([.$F$4];[.A2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formula="of:=MOD([.$F$4];[.A2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formula="of:=MOD([.$F$4];[.A2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formula="of:=MOD([.$F$4];[.A2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formula="of:=MOD([.$F$4];[.A2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formula="of:=MOD([.$F$4];[.A2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formula="of:=MOD([.$F$4];[.A2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formula="of:=MOD([.$F$4];[.A2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formula="of:=MOD([.$F$4];[.A2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formula="of:=MOD([.$F$4];[.A2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formula="of:=MOD([.$F$4];[.A2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formula="of:=MOD([.$F$4];[.A2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formula="of:=MOD([.$F$4];[.A2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formula="of:=MOD([.$F$4];[.A2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formula="of:=MOD([.$F$4];[.A2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formula="of:=MOD([.$F$4];[.A2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formula="of:=MOD([.$F$4];[.A2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formula="of:=MOD([.$F$4];[.A2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formula="of:=MOD([.$F$4];[.A2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formula="of:=MOD([.$F$4];[.A2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formula="of:=MOD([.$F$4];[.A2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formula="of:=MOD([.$F$4];[.A2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formula="of:=MOD([.$F$4];[.A2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formula="of:=MOD([.$F$4];[.A2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formula="of:=MOD([.$F$4];[.A2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formula="of:=MOD([.$F$4];[.A2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formula="of:=MOD([.$F$4];[.A2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formula="of:=MOD([.$F$4];[.A2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formula="of:=MOD([.$F$4];[.A2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formula="of:=MOD([.$F$4];[.A2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formula="of:=MOD([.$F$4];[.A2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formula="of:=MOD([.$F$4];[.A2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formula="of:=MOD([.$F$4];[.A2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formula="of:=MOD([.$F$4];[.A2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formula="of:=MOD([.$F$4];[.A2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formula="of:=MOD([.$F$4];[.A2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formula="of:=MOD([.$F$4];[.A2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formula="of:=MOD([.$F$4];[.A2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formula="of:=MOD([.$F$4];[.A2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formula="of:=MOD([.$F$4];[.A2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formula="of:=MOD([.$F$4];[.A2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formula="of:=MOD([.$F$4];[.A2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formula="of:=MOD([.$F$4];[.A2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formula="of:=MOD([.$F$4];[.A2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formula="of:=MOD([.$F$4];[.A2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formula="of:=MOD([.$F$4];[.A2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formula="of:=MOD([.$F$4];[.A2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formula="of:=MOD([.$F$4];[.A2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formula="of:=MOD([.$F$4];[.A2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formula="of:=MOD([.$F$4];[.A2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formula="of:=MOD([.$F$4];[.A2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formula="of:=MOD([.$F$4];[.A2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formula="of:=MOD([.$F$4];[.A2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formula="of:=MOD([.$F$4];[.A2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formula="of:=MOD([.$F$4];[.A2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formula="of:=MOD([.$F$4];[.A2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formula="of:=MOD([.$F$4];[.A2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formula="of:=MOD([.$F$4];[.A2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formula="of:=MOD([.$F$4];[.A2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formula="of:=MOD([.$F$4];[.A2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formula="of:=MOD([.$F$4];[.A2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formula="of:=MOD([.$F$4];[.A2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formula="of:=MOD([.$F$4];[.A2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formula="of:=MOD([.$F$4];[.A2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formula="of:=MOD([.$F$4];[.A2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formula="of:=MOD([.$F$4];[.A2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formula="of:=MOD([.$F$4];[.A2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formula="of:=MOD([.$F$4];[.A2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formula="of:=MOD([.$F$4];[.A2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formula="of:=MOD([.$F$4];[.A2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formula="of:=MOD([.$F$4];[.A2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formula="of:=MOD([.$F$4];[.A2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formula="of:=MOD([.$F$4];[.A2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formula="of:=MOD([.$F$4];[.A2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formula="of:=MOD([.$F$4];[.A2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formula="of:=MOD([.$F$4];[.A2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formula="of:=MOD([.$F$4];[.A2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formula="of:=MOD([.$F$4];[.A2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formula="of:=MOD([.$F$4];[.A2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formula="of:=MOD([.$F$4];[.A2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formula="of:=MOD([.$F$4];[.A2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formula="of:=MOD([.$F$4];[.A2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formula="of:=MOD([.$F$4];[.A2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formula="of:=MOD([.$F$4];[.A2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formula="of:=MOD([.$F$4];[.A2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formula="of:=MOD([.$F$4];[.A2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formula="of:=MOD([.$F$4];[.A2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formula="of:=MOD([.$F$4];[.A2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formula="of:=MOD([.$F$4];[.A2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formula="of:=MOD([.$F$4];[.A2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formula="of:=MOD([.$F$4];[.A2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formula="of:=MOD([.$F$4];[.A3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formula="of:=MOD([.$F$4];[.A3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formula="of:=MOD([.$F$4];[.A3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formula="of:=MOD([.$F$4];[.A3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formula="of:=MOD([.$F$4];[.A3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formula="of:=MOD([.$F$4];[.A3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formula="of:=MOD([.$F$4];[.A3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formula="of:=MOD([.$F$4];[.A3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formula="of:=MOD([.$F$4];[.A3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formula="of:=MOD([.$F$4];[.A3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formula="of:=MOD([.$F$4];[.A3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formula="of:=MOD([.$F$4];[.A3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formula="of:=MOD([.$F$4];[.A3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formula="of:=MOD([.$F$4];[.A3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formula="of:=MOD([.$F$4];[.A3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formula="of:=MOD([.$F$4];[.A3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formula="of:=MOD([.$F$4];[.A3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formula="of:=MOD([.$F$4];[.A3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formula="of:=MOD([.$F$4];[.A3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formula="of:=MOD([.$F$4];[.A3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formula="of:=MOD([.$F$4];[.A3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formula="of:=MOD([.$F$4];[.A3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formula="of:=MOD([.$F$4];[.A3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formula="of:=MOD([.$F$4];[.A3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formula="of:=MOD([.$F$4];[.A3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formula="of:=MOD([.$F$4];[.A3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formula="of:=MOD([.$F$4];[.A3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formula="of:=MOD([.$F$4];[.A3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formula="of:=MOD([.$F$4];[.A3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formula="of:=MOD([.$F$4];[.A3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formula="of:=MOD([.$F$4];[.A3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formula="of:=MOD([.$F$4];[.A3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formula="of:=MOD([.$F$4];[.A3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formula="of:=MOD([.$F$4];[.A3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formula="of:=MOD([.$F$4];[.A3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formula="of:=MOD([.$F$4];[.A3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formula="of:=MOD([.$F$4];[.A3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formula="of:=MOD([.$F$4];[.A3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formula="of:=MOD([.$F$4];[.A3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formula="of:=MOD([.$F$4];[.A3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formula="of:=MOD([.$F$4];[.A3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formula="of:=MOD([.$F$4];[.A3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formula="of:=MOD([.$F$4];[.A3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formula="of:=MOD([.$F$4];[.A3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formula="of:=MOD([.$F$4];[.A3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formula="of:=MOD([.$F$4];[.A3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formula="of:=MOD([.$F$4];[.A3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formula="of:=MOD([.$F$4];[.A3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formula="of:=MOD([.$F$4];[.A3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formula="of:=MOD([.$F$4];[.A3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formula="of:=MOD([.$F$4];[.A3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formula="of:=MOD([.$F$4];[.A3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formula="of:=MOD([.$F$4];[.A3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formula="of:=MOD([.$F$4];[.A3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formula="of:=MOD([.$F$4];[.A3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formula="of:=MOD([.$F$4];[.A3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formula="of:=MOD([.$F$4];[.A3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formula="of:=MOD([.$F$4];[.A3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formula="of:=MOD([.$F$4];[.A3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formula="of:=MOD([.$F$4];[.A3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formula="of:=MOD([.$F$4];[.A3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formula="of:=MOD([.$F$4];[.A3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formula="of:=MOD([.$F$4];[.A3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formula="of:=MOD([.$F$4];[.A3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formula="of:=MOD([.$F$4];[.A3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formula="of:=MOD([.$F$4];[.A3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formula="of:=MOD([.$F$4];[.A3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formula="of:=MOD([.$F$4];[.A3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formula="of:=MOD([.$F$4];[.A3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formula="of:=MOD([.$F$4];[.A3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formula="of:=MOD([.$F$4];[.A3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formula="of:=MOD([.$F$4];[.A3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formula="of:=MOD([.$F$4];[.A3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formula="of:=MOD([.$F$4];[.A3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formula="of:=MOD([.$F$4];[.A3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formula="of:=MOD([.$F$4];[.A3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formula="of:=MOD([.$F$4];[.A3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formula="of:=MOD([.$F$4];[.A3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formula="of:=MOD([.$F$4];[.A3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formula="of:=MOD([.$F$4];[.A3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formula="of:=MOD([.$F$4];[.A3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formula="of:=MOD([.$F$4];[.A3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formula="of:=MOD([.$F$4];[.A3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formula="of:=MOD([.$F$4];[.A3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formula="of:=MOD([.$F$4];[.A3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formula="of:=MOD([.$F$4];[.A3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formula="of:=MOD([.$F$4];[.A3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formula="of:=MOD([.$F$4];[.A3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formula="of:=MOD([.$F$4];[.A3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formula="of:=MOD([.$F$4];[.A3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formula="of:=MOD([.$F$4];[.A3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formula="of:=MOD([.$F$4];[.A3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formula="of:=MOD([.$F$4];[.A3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formula="of:=MOD([.$F$4];[.A3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formula="of:=MOD([.$F$4];[.A3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formula="of:=MOD([.$F$4];[.A3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formula="of:=MOD([.$F$4];[.A3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formula="of:=MOD([.$F$4];[.A3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formula="of:=MOD([.$F$4];[.A3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formula="of:=MOD([.$F$4];[.A3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formula="of:=MOD([.$F$4];[.A4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formula="of:=MOD([.$F$4];[.A4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formula="of:=MOD([.$F$4];[.A4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formula="of:=MOD([.$F$4];[.A4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formula="of:=MOD([.$F$4];[.A4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formula="of:=MOD([.$F$4];[.A4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formula="of:=MOD([.$F$4];[.A4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formula="of:=MOD([.$F$4];[.A4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formula="of:=MOD([.$F$4];[.A4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formula="of:=MOD([.$F$4];[.A4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formula="of:=MOD([.$F$4];[.A4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formula="of:=MOD([.$F$4];[.A4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formula="of:=MOD([.$F$4];[.A4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formula="of:=MOD([.$F$4];[.A4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formula="of:=MOD([.$F$4];[.A4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formula="of:=MOD([.$F$4];[.A4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formula="of:=MOD([.$F$4];[.A4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formula="of:=MOD([.$F$4];[.A4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formula="of:=MOD([.$F$4];[.A4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formula="of:=MOD([.$F$4];[.A4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formula="of:=MOD([.$F$4];[.A4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formula="of:=MOD([.$F$4];[.A4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formula="of:=MOD([.$F$4];[.A4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formula="of:=MOD([.$F$4];[.A4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formula="of:=MOD([.$F$4];[.A4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formula="of:=MOD([.$F$4];[.A4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formula="of:=MOD([.$F$4];[.A4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formula="of:=MOD([.$F$4];[.A4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formula="of:=MOD([.$F$4];[.A4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formula="of:=MOD([.$F$4];[.A4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formula="of:=MOD([.$F$4];[.A4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formula="of:=MOD([.$F$4];[.A4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formula="of:=MOD([.$F$4];[.A4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formula="of:=MOD([.$F$4];[.A4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formula="of:=MOD([.$F$4];[.A4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formula="of:=MOD([.$F$4];[.A4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formula="of:=MOD([.$F$4];[.A4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formula="of:=MOD([.$F$4];[.A4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formula="of:=MOD([.$F$4];[.A4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formula="of:=MOD([.$F$4];[.A4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formula="of:=MOD([.$F$4];[.A4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formula="of:=MOD([.$F$4];[.A4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formula="of:=MOD([.$F$4];[.A4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formula="of:=MOD([.$F$4];[.A4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formula="of:=MOD([.$F$4];[.A4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formula="of:=MOD([.$F$4];[.A4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formula="of:=MOD([.$F$4];[.A4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formula="of:=MOD([.$F$4];[.A4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formula="of:=MOD([.$F$4];[.A4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formula="of:=MOD([.$F$4];[.A4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formula="of:=MOD([.$F$4];[.A4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formula="of:=MOD([.$F$4];[.A4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formula="of:=MOD([.$F$4];[.A4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formula="of:=MOD([.$F$4];[.A4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formula="of:=MOD([.$F$4];[.A4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formula="of:=MOD([.$F$4];[.A4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formula="of:=MOD([.$F$4];[.A4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formula="of:=MOD([.$F$4];[.A4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formula="of:=MOD([.$F$4];[.A4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formula="of:=MOD([.$F$4];[.A4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formula="of:=MOD([.$F$4];[.A4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formula="of:=MOD([.$F$4];[.A4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formula="of:=MOD([.$F$4];[.A4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formula="of:=MOD([.$F$4];[.A4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formula="of:=MOD([.$F$4];[.A4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formula="of:=MOD([.$F$4];[.A4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formula="of:=MOD([.$F$4];[.A4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formula="of:=MOD([.$F$4];[.A4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formula="of:=MOD([.$F$4];[.A4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formula="of:=MOD([.$F$4];[.A4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formula="of:=MOD([.$F$4];[.A4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formula="of:=MOD([.$F$4];[.A4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formula="of:=MOD([.$F$4];[.A4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formula="of:=MOD([.$F$4];[.A4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formula="of:=MOD([.$F$4];[.A4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formula="of:=MOD([.$F$4];[.A4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formula="of:=MOD([.$F$4];[.A4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formula="of:=MOD([.$F$4];[.A4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formula="of:=MOD([.$F$4];[.A4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formula="of:=MOD([.$F$4];[.A4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formula="of:=MOD([.$F$4];[.A4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formula="of:=MOD([.$F$4];[.A4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formula="of:=MOD([.$F$4];[.A4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formula="of:=MOD([.$F$4];[.A4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formula="of:=MOD([.$F$4];[.A4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formula="of:=MOD([.$F$4];[.A4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formula="of:=MOD([.$F$4];[.A4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formula="of:=MOD([.$F$4];[.A4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formula="of:=MOD([.$F$4];[.A4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formula="of:=MOD([.$F$4];[.A4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formula="of:=MOD([.$F$4];[.A4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formula="of:=MOD([.$F$4];[.A4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formula="of:=MOD([.$F$4];[.A4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formula="of:=MOD([.$F$4];[.A4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formula="of:=MOD([.$F$4];[.A4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formula="of:=MOD([.$F$4];[.A4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formula="of:=MOD([.$F$4];[.A4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formula="of:=MOD([.$F$4];[.A4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formula="of:=MOD([.$F$4];[.A4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formula="of:=MOD([.$F$4];[.A4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formula="of:=MOD([.$F$4];[.A5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formula="of:=MOD([.$F$4];[.A5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formula="of:=MOD([.$F$4];[.A5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formula="of:=MOD([.$F$4];[.A5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formula="of:=MOD([.$F$4];[.A5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formula="of:=MOD([.$F$4];[.A5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formula="of:=MOD([.$F$4];[.A5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formula="of:=MOD([.$F$4];[.A5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formula="of:=MOD([.$F$4];[.A5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formula="of:=MOD([.$F$4];[.A5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formula="of:=MOD([.$F$4];[.A5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formula="of:=MOD([.$F$4];[.A5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formula="of:=MOD([.$F$4];[.A5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formula="of:=MOD([.$F$4];[.A5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formula="of:=MOD([.$F$4];[.A5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formula="of:=MOD([.$F$4];[.A5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formula="of:=MOD([.$F$4];[.A5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formula="of:=MOD([.$F$4];[.A5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formula="of:=MOD([.$F$4];[.A5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formula="of:=MOD([.$F$4];[.A5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formula="of:=MOD([.$F$4];[.A5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formula="of:=MOD([.$F$4];[.A5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formula="of:=MOD([.$F$4];[.A5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formula="of:=MOD([.$F$4];[.A5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formula="of:=MOD([.$F$4];[.A5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formula="of:=MOD([.$F$4];[.A5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formula="of:=MOD([.$F$4];[.A5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formula="of:=MOD([.$F$4];[.A5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formula="of:=MOD([.$F$4];[.A5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formula="of:=MOD([.$F$4];[.A5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formula="of:=MOD([.$F$4];[.A5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formula="of:=MOD([.$F$4];[.A5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formula="of:=MOD([.$F$4];[.A5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formula="of:=MOD([.$F$4];[.A5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formula="of:=MOD([.$F$4];[.A5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formula="of:=MOD([.$F$4];[.A5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formula="of:=MOD([.$F$4];[.A5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formula="of:=MOD([.$F$4];[.A5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formula="of:=MOD([.$F$4];[.A5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formula="of:=MOD([.$F$4];[.A5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formula="of:=MOD([.$F$4];[.A5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formula="of:=MOD([.$F$4];[.A5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formula="of:=MOD([.$F$4];[.A5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formula="of:=MOD([.$F$4];[.A5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formula="of:=MOD([.$F$4];[.A5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formula="of:=MOD([.$F$4];[.A5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formula="of:=MOD([.$F$4];[.A5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formula="of:=MOD([.$F$4];[.A5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formula="of:=MOD([.$F$4];[.A5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formula="of:=MOD([.$F$4];[.A5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formula="of:=MOD([.$F$4];[.A5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formula="of:=MOD([.$F$4];[.A5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formula="of:=MOD([.$F$4];[.A5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formula="of:=MOD([.$F$4];[.A5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formula="of:=MOD([.$F$4];[.A5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formula="of:=MOD([.$F$4];[.A5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formula="of:=MOD([.$F$4];[.A5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formula="of:=MOD([.$F$4];[.A5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formula="of:=MOD([.$F$4];[.A5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formula="of:=MOD([.$F$4];[.A5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formula="of:=MOD([.$F$4];[.A5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formula="of:=MOD([.$F$4];[.A5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formula="of:=MOD([.$F$4];[.A5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formula="of:=MOD([.$F$4];[.A5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formula="of:=MOD([.$F$4];[.A5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formula="of:=MOD([.$F$4];[.A5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formula="of:=MOD([.$F$4];[.A5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formula="of:=MOD([.$F$4];[.A5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formula="of:=MOD([.$F$4];[.A5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formula="of:=MOD([.$F$4];[.A5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formula="of:=MOD([.$F$4];[.A5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formula="of:=MOD([.$F$4];[.A5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formula="of:=MOD([.$F$4];[.A5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formula="of:=MOD([.$F$4];[.A5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formula="of:=MOD([.$F$4];[.A5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formula="of:=MOD([.$F$4];[.A5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formula="of:=MOD([.$F$4];[.A5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formula="of:=MOD([.$F$4];[.A5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formula="of:=MOD([.$F$4];[.A5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formula="of:=MOD([.$F$4];[.A5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formula="of:=MOD([.$F$4];[.A5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formula="of:=MOD([.$F$4];[.A5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formula="of:=MOD([.$F$4];[.A5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formula="of:=MOD([.$F$4];[.A5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formula="of:=MOD([.$F$4];[.A5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formula="of:=MOD([.$F$4];[.A5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formula="of:=MOD([.$F$4];[.A5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formula="of:=MOD([.$F$4];[.A5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formula="of:=MOD([.$F$4];[.A5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formula="of:=MOD([.$F$4];[.A5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formula="of:=MOD([.$F$4];[.A5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formula="of:=MOD([.$F$4];[.A5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formula="of:=MOD([.$F$4];[.A5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formula="of:=MOD([.$F$4];[.A5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formula="of:=MOD([.$F$4];[.A5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formula="of:=MOD([.$F$4];[.A5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formula="of:=MOD([.$F$4];[.A5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formula="of:=MOD([.$F$4];[.A5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formula="of:=MOD([.$F$4];[.A5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formula="of:=MOD([.$F$4];[.A5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formula="of:=MOD([.$F$4];[.A6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formula="of:=MOD([.$F$4];[.A6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formula="of:=MOD([.$F$4];[.A6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formula="of:=MOD([.$F$4];[.A6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formula="of:=MOD([.$F$4];[.A6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formula="of:=MOD([.$F$4];[.A6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formula="of:=MOD([.$F$4];[.A6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formula="of:=MOD([.$F$4];[.A6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formula="of:=MOD([.$F$4];[.A6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formula="of:=MOD([.$F$4];[.A6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formula="of:=MOD([.$F$4];[.A6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formula="of:=MOD([.$F$4];[.A6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formula="of:=MOD([.$F$4];[.A6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formula="of:=MOD([.$F$4];[.A6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formula="of:=MOD([.$F$4];[.A6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formula="of:=MOD([.$F$4];[.A6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formula="of:=MOD([.$F$4];[.A6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formula="of:=MOD([.$F$4];[.A6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formula="of:=MOD([.$F$4];[.A6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formula="of:=MOD([.$F$4];[.A6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formula="of:=MOD([.$F$4];[.A6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formula="of:=MOD([.$F$4];[.A6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formula="of:=MOD([.$F$4];[.A6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formula="of:=MOD([.$F$4];[.A6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formula="of:=MOD([.$F$4];[.A6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formula="of:=MOD([.$F$4];[.A6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formula="of:=MOD([.$F$4];[.A6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formula="of:=MOD([.$F$4];[.A6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formula="of:=MOD([.$F$4];[.A6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formula="of:=MOD([.$F$4];[.A6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formula="of:=MOD([.$F$4];[.A6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formula="of:=MOD([.$F$4];[.A6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formula="of:=MOD([.$F$4];[.A6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formula="of:=MOD([.$F$4];[.A6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formula="of:=MOD([.$F$4];[.A6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formula="of:=MOD([.$F$4];[.A6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formula="of:=MOD([.$F$4];[.A6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formula="of:=MOD([.$F$4];[.A6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formula="of:=MOD([.$F$4];[.A6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formula="of:=MOD([.$F$4];[.A6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formula="of:=MOD([.$F$4];[.A6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formula="of:=MOD([.$F$4];[.A6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formula="of:=MOD([.$F$4];[.A6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formula="of:=MOD([.$F$4];[.A6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formula="of:=MOD([.$F$4];[.A6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formula="of:=MOD([.$F$4];[.A6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formula="of:=MOD([.$F$4];[.A6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formula="of:=MOD([.$F$4];[.A6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formula="of:=MOD([.$F$4];[.A6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formula="of:=MOD([.$F$4];[.A6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formula="of:=MOD([.$F$4];[.A6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formula="of:=MOD([.$F$4];[.A6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formula="of:=MOD([.$F$4];[.A6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formula="of:=MOD([.$F$4];[.A6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formula="of:=MOD([.$F$4];[.A6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formula="of:=MOD([.$F$4];[.A6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formula="of:=MOD([.$F$4];[.A6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formula="of:=MOD([.$F$4];[.A6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formula="of:=MOD([.$F$4];[.A6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formula="of:=MOD([.$F$4];[.A6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formula="of:=MOD([.$F$4];[.A6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formula="of:=MOD([.$F$4];[.A6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formula="of:=MOD([.$F$4];[.A6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formula="of:=MOD([.$F$4];[.A6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formula="of:=MOD([.$F$4];[.A6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formula="of:=MOD([.$F$4];[.A6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formula="of:=MOD([.$F$4];[.A6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formula="of:=MOD([.$F$4];[.A6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formula="of:=MOD([.$F$4];[.A6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formula="of:=MOD([.$F$4];[.A6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formula="of:=MOD([.$F$4];[.A6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formula="of:=MOD([.$F$4];[.A6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formula="of:=MOD([.$F$4];[.A6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formula="of:=MOD([.$F$4];[.A6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formula="of:=MOD([.$F$4];[.A6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formula="of:=MOD([.$F$4];[.A6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formula="of:=MOD([.$F$4];[.A6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formula="of:=MOD([.$F$4];[.A6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formula="of:=MOD([.$F$4];[.A6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formula="of:=MOD([.$F$4];[.A6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formula="of:=MOD([.$F$4];[.A6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formula="of:=MOD([.$F$4];[.A6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formula="of:=MOD([.$F$4];[.A6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formula="of:=MOD([.$F$4];[.A6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formula="of:=MOD([.$F$4];[.A6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formula="of:=MOD([.$F$4];[.A6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formula="of:=MOD([.$F$4];[.A6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formula="of:=MOD([.$F$4];[.A6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formula="of:=MOD([.$F$4];[.A6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formula="of:=MOD([.$F$4];[.A6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formula="of:=MOD([.$F$4];[.A6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formula="of:=MOD([.$F$4];[.A6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formula="of:=MOD([.$F$4];[.A6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formula="of:=MOD([.$F$4];[.A6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formula="of:=MOD([.$F$4];[.A6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formula="of:=MOD([.$F$4];[.A6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formula="of:=MOD([.$F$4];[.A6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formula="of:=MOD([.$F$4];[.A6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formula="of:=MOD([.$F$4];[.A6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formula="of:=MOD([.$F$4];[.A6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formula="of:=MOD([.$F$4];[.A7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formula="of:=MOD([.$F$4];[.A7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formula="of:=MOD([.$F$4];[.A7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formula="of:=MOD([.$F$4];[.A7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formula="of:=MOD([.$F$4];[.A7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formula="of:=MOD([.$F$4];[.A7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formula="of:=MOD([.$F$4];[.A7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formula="of:=MOD([.$F$4];[.A7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formula="of:=MOD([.$F$4];[.A7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formula="of:=MOD([.$F$4];[.A7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formula="of:=MOD([.$F$4];[.A7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formula="of:=MOD([.$F$4];[.A7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formula="of:=MOD([.$F$4];[.A7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formula="of:=MOD([.$F$4];[.A7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formula="of:=MOD([.$F$4];[.A7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formula="of:=MOD([.$F$4];[.A7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formula="of:=MOD([.$F$4];[.A7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formula="of:=MOD([.$F$4];[.A7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formula="of:=MOD([.$F$4];[.A7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formula="of:=MOD([.$F$4];[.A7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formula="of:=MOD([.$F$4];[.A7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formula="of:=MOD([.$F$4];[.A7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formula="of:=MOD([.$F$4];[.A7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formula="of:=MOD([.$F$4];[.A7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formula="of:=MOD([.$F$4];[.A7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formula="of:=MOD([.$F$4];[.A7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formula="of:=MOD([.$F$4];[.A7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formula="of:=MOD([.$F$4];[.A7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formula="of:=MOD([.$F$4];[.A7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formula="of:=MOD([.$F$4];[.A7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formula="of:=MOD([.$F$4];[.A7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formula="of:=MOD([.$F$4];[.A7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formula="of:=MOD([.$F$4];[.A7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formula="of:=MOD([.$F$4];[.A7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formula="of:=MOD([.$F$4];[.A7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formula="of:=MOD([.$F$4];[.A7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formula="of:=MOD([.$F$4];[.A7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formula="of:=MOD([.$F$4];[.A7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formula="of:=MOD([.$F$4];[.A7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formula="of:=MOD([.$F$4];[.A7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formula="of:=MOD([.$F$4];[.A7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formula="of:=MOD([.$F$4];[.A7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formula="of:=MOD([.$F$4];[.A7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formula="of:=MOD([.$F$4];[.A7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formula="of:=MOD([.$F$4];[.A7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formula="of:=MOD([.$F$4];[.A7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formula="of:=MOD([.$F$4];[.A7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formula="of:=MOD([.$F$4];[.A7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formula="of:=MOD([.$F$4];[.A7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formula="of:=MOD([.$F$4];[.A7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formula="of:=MOD([.$F$4];[.A7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formula="of:=MOD([.$F$4];[.A7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formula="of:=MOD([.$F$4];[.A7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formula="of:=MOD([.$F$4];[.A7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formula="of:=MOD([.$F$4];[.A7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formula="of:=MOD([.$F$4];[.A7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formula="of:=MOD([.$F$4];[.A7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formula="of:=MOD([.$F$4];[.A7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formula="of:=MOD([.$F$4];[.A7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formula="of:=MOD([.$F$4];[.A7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formula="of:=MOD([.$F$4];[.A7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formula="of:=MOD([.$F$4];[.A7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formula="of:=MOD([.$F$4];[.A7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formula="of:=MOD([.$F$4];[.A7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formula="of:=MOD([.$F$4];[.A7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formula="of:=MOD([.$F$4];[.A7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formula="of:=MOD([.$F$4];[.A7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formula="of:=MOD([.$F$4];[.A7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formula="of:=MOD([.$F$4];[.A7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formula="of:=MOD([.$F$4];[.A7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formula="of:=MOD([.$F$4];[.A7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formula="of:=MOD([.$F$4];[.A7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formula="of:=MOD([.$F$4];[.A7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formula="of:=MOD([.$F$4];[.A7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formula="of:=MOD([.$F$4];[.A7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formula="of:=MOD([.$F$4];[.A7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formula="of:=MOD([.$F$4];[.A7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formula="of:=MOD([.$F$4];[.A7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formula="of:=MOD([.$F$4];[.A7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formula="of:=MOD([.$F$4];[.A7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formula="of:=MOD([.$F$4];[.A7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formula="of:=MOD([.$F$4];[.A7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formula="of:=MOD([.$F$4];[.A7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formula="of:=MOD([.$F$4];[.A7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formula="of:=MOD([.$F$4];[.A7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formula="of:=MOD([.$F$4];[.A7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formula="of:=MOD([.$F$4];[.A7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formula="of:=MOD([.$F$4];[.A7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formula="of:=MOD([.$F$4];[.A7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formula="of:=MOD([.$F$4];[.A7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formula="of:=MOD([.$F$4];[.A7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formula="of:=MOD([.$F$4];[.A7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formula="of:=MOD([.$F$4];[.A7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formula="of:=MOD([.$F$4];[.A7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formula="of:=MOD([.$F$4];[.A7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formula="of:=MOD([.$F$4];[.A7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formula="of:=MOD([.$F$4];[.A7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formula="of:=MOD([.$F$4];[.A7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formula="of:=MOD([.$F$4];[.A7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formula="of:=MOD([.$F$4];[.A7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formula="of:=MOD([.$F$4];[.A8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formula="of:=MOD([.$F$4];[.A8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formula="of:=MOD([.$F$4];[.A8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formula="of:=MOD([.$F$4];[.A8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formula="of:=MOD([.$F$4];[.A8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formula="of:=MOD([.$F$4];[.A8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formula="of:=MOD([.$F$4];[.A8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formula="of:=MOD([.$F$4];[.A8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formula="of:=MOD([.$F$4];[.A8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formula="of:=MOD([.$F$4];[.A8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formula="of:=MOD([.$F$4];[.A8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formula="of:=MOD([.$F$4];[.A8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formula="of:=MOD([.$F$4];[.A8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formula="of:=MOD([.$F$4];[.A8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formula="of:=MOD([.$F$4];[.A8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formula="of:=MOD([.$F$4];[.A8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formula="of:=MOD([.$F$4];[.A8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formula="of:=MOD([.$F$4];[.A8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formula="of:=MOD([.$F$4];[.A8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formula="of:=MOD([.$F$4];[.A8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formula="of:=MOD([.$F$4];[.A8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formula="of:=MOD([.$F$4];[.A8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formula="of:=MOD([.$F$4];[.A8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formula="of:=MOD([.$F$4];[.A8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formula="of:=MOD([.$F$4];[.A8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formula="of:=MOD([.$F$4];[.A8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formula="of:=MOD([.$F$4];[.A8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formula="of:=MOD([.$F$4];[.A8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formula="of:=MOD([.$F$4];[.A8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formula="of:=MOD([.$F$4];[.A8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formula="of:=MOD([.$F$4];[.A8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formula="of:=MOD([.$F$4];[.A8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formula="of:=MOD([.$F$4];[.A8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formula="of:=MOD([.$F$4];[.A8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formula="of:=MOD([.$F$4];[.A8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formula="of:=MOD([.$F$4];[.A8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formula="of:=MOD([.$F$4];[.A8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formula="of:=MOD([.$F$4];[.A8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formula="of:=MOD([.$F$4];[.A8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formula="of:=MOD([.$F$4];[.A8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formula="of:=MOD([.$F$4];[.A8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formula="of:=MOD([.$F$4];[.A8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formula="of:=MOD([.$F$4];[.A8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formula="of:=MOD([.$F$4];[.A8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formula="of:=MOD([.$F$4];[.A8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formula="of:=MOD([.$F$4];[.A8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formula="of:=MOD([.$F$4];[.A8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formula="of:=MOD([.$F$4];[.A8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formula="of:=MOD([.$F$4];[.A8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formula="of:=MOD([.$F$4];[.A8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formula="of:=MOD([.$F$4];[.A8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formula="of:=MOD([.$F$4];[.A8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formula="of:=MOD([.$F$4];[.A8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formula="of:=MOD([.$F$4];[.A8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formula="of:=MOD([.$F$4];[.A8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formula="of:=MOD([.$F$4];[.A8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formula="of:=MOD([.$F$4];[.A8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formula="of:=MOD([.$F$4];[.A8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formula="of:=MOD([.$F$4];[.A8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formula="of:=MOD([.$F$4];[.A8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formula="of:=MOD([.$F$4];[.A8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formula="of:=MOD([.$F$4];[.A8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formula="of:=MOD([.$F$4];[.A8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formula="of:=MOD([.$F$4];[.A8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formula="of:=MOD([.$F$4];[.A8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formula="of:=MOD([.$F$4];[.A8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formula="of:=MOD([.$F$4];[.A8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formula="of:=MOD([.$F$4];[.A8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formula="of:=MOD([.$F$4];[.A8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formula="of:=MOD([.$F$4];[.A8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formula="of:=MOD([.$F$4];[.A8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formula="of:=MOD([.$F$4];[.A8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formula="of:=MOD([.$F$4];[.A8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formula="of:=MOD([.$F$4];[.A8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formula="of:=MOD([.$F$4];[.A8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formula="of:=MOD([.$F$4];[.A8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formula="of:=MOD([.$F$4];[.A8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formula="of:=MOD([.$F$4];[.A8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formula="of:=MOD([.$F$4];[.A8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formula="of:=MOD([.$F$4];[.A8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formula="of:=MOD([.$F$4];[.A8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formula="of:=MOD([.$F$4];[.A8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formula="of:=MOD([.$F$4];[.A8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formula="of:=MOD([.$F$4];[.A8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formula="of:=MOD([.$F$4];[.A8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formula="of:=MOD([.$F$4];[.A8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formula="of:=MOD([.$F$4];[.A8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formula="of:=MOD([.$F$4];[.A8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formula="of:=MOD([.$F$4];[.A8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formula="of:=MOD([.$F$4];[.A8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formula="of:=MOD([.$F$4];[.A8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formula="of:=MOD([.$F$4];[.A8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formula="of:=MOD([.$F$4];[.A8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formula="of:=MOD([.$F$4];[.A8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formula="of:=MOD([.$F$4];[.A8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formula="of:=MOD([.$F$4];[.A8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formula="of:=MOD([.$F$4];[.A8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formula="of:=MOD([.$F$4];[.A8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formula="of:=MOD([.$F$4];[.A8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formula="of:=MOD([.$F$4];[.A8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formula="of:=MOD([.$F$4];[.A9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formula="of:=MOD([.$F$4];[.A9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formula="of:=MOD([.$F$4];[.A9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formula="of:=MOD([.$F$4];[.A9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formula="of:=MOD([.$F$4];[.A9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formula="of:=MOD([.$F$4];[.A9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formula="of:=MOD([.$F$4];[.A9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formula="of:=MOD([.$F$4];[.A9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formula="of:=MOD([.$F$4];[.A9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formula="of:=MOD([.$F$4];[.A9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formula="of:=MOD([.$F$4];[.A9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formula="of:=MOD([.$F$4];[.A9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formula="of:=MOD([.$F$4];[.A9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formula="of:=MOD([.$F$4];[.A9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formula="of:=MOD([.$F$4];[.A9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formula="of:=MOD([.$F$4];[.A9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formula="of:=MOD([.$F$4];[.A9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formula="of:=MOD([.$F$4];[.A9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formula="of:=MOD([.$F$4];[.A9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formula="of:=MOD([.$F$4];[.A9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formula="of:=MOD([.$F$4];[.A9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formula="of:=MOD([.$F$4];[.A9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formula="of:=MOD([.$F$4];[.A9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formula="of:=MOD([.$F$4];[.A9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formula="of:=MOD([.$F$4];[.A9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formula="of:=MOD([.$F$4];[.A9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formula="of:=MOD([.$F$4];[.A9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formula="of:=MOD([.$F$4];[.A9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formula="of:=MOD([.$F$4];[.A9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formula="of:=MOD([.$F$4];[.A9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formula="of:=MOD([.$F$4];[.A9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formula="of:=MOD([.$F$4];[.A9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formula="of:=MOD([.$F$4];[.A9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formula="of:=MOD([.$F$4];[.A9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formula="of:=MOD([.$F$4];[.A9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formula="of:=MOD([.$F$4];[.A9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formula="of:=MOD([.$F$4];[.A9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formula="of:=MOD([.$F$4];[.A9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formula="of:=MOD([.$F$4];[.A9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formula="of:=MOD([.$F$4];[.A9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formula="of:=MOD([.$F$4];[.A9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formula="of:=MOD([.$F$4];[.A9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formula="of:=MOD([.$F$4];[.A9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formula="of:=MOD([.$F$4];[.A9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formula="of:=MOD([.$F$4];[.A9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formula="of:=MOD([.$F$4];[.A9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formula="of:=MOD([.$F$4];[.A9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formula="of:=MOD([.$F$4];[.A9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formula="of:=MOD([.$F$4];[.A9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formula="of:=MOD([.$F$4];[.A9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formula="of:=MOD([.$F$4];[.A9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formula="of:=MOD([.$F$4];[.A9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formula="of:=MOD([.$F$4];[.A9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formula="of:=MOD([.$F$4];[.A9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formula="of:=MOD([.$F$4];[.A9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formula="of:=MOD([.$F$4];[.A9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formula="of:=MOD([.$F$4];[.A9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formula="of:=MOD([.$F$4];[.A9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formula="of:=MOD([.$F$4];[.A9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formula="of:=MOD([.$F$4];[.A9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formula="of:=MOD([.$F$4];[.A9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formula="of:=MOD([.$F$4];[.A9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formula="of:=MOD([.$F$4];[.A9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formula="of:=MOD([.$F$4];[.A9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formula="of:=MOD([.$F$4];[.A9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formula="of:=MOD([.$F$4];[.A9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formula="of:=MOD([.$F$4];[.A9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formula="of:=MOD([.$F$4];[.A9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formula="of:=MOD([.$F$4];[.A9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formula="of:=MOD([.$F$4];[.A9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formula="of:=MOD([.$F$4];[.A9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formula="of:=MOD([.$F$4];[.A9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formula="of:=MOD([.$F$4];[.A9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formula="of:=MOD([.$F$4];[.A9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formula="of:=MOD([.$F$4];[.A9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formula="of:=MOD([.$F$4];[.A9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formula="of:=MOD([.$F$4];[.A9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formula="of:=MOD([.$F$4];[.A9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formula="of:=MOD([.$F$4];[.A9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formula="of:=MOD([.$F$4];[.A9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formula="of:=MOD([.$F$4];[.A9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formula="of:=MOD([.$F$4];[.A9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formula="of:=MOD([.$F$4];[.A9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formula="of:=MOD([.$F$4];[.A9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formula="of:=MOD([.$F$4];[.A9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formula="of:=MOD([.$F$4];[.A9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formula="of:=MOD([.$F$4];[.A9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formula="of:=MOD([.$F$4];[.A9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formula="of:=MOD([.$F$4];[.A9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formula="of:=MOD([.$F$4];[.A9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formula="of:=MOD([.$F$4];[.A9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formula="of:=MOD([.$F$4];[.A9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formula="of:=MOD([.$F$4];[.A9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formula="of:=MOD([.$F$4];[.A9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formula="of:=MOD([.$F$4];[.A9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formula="of:=MOD([.$F$4];[.A9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formula="of:=MOD([.$F$4];[.A9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formula="of:=MOD([.$F$4];[.A9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formula="of:=MOD([.$F$4];[.A9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formula="of:=MOD([.$F$4];[.A9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formula="of:=MOD([.$F$4];[.A10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formula="of:=MOD([.$F$4];[.A10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formula="of:=MOD([.$F$4];[.A10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formula="of:=MOD([.$F$4];[.A10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formula="of:=MOD([.$F$4];[.A10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formula="of:=MOD([.$F$4];[.A10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formula="of:=MOD([.$F$4];[.A10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formula="of:=MOD([.$F$4];[.A10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formula="of:=MOD([.$F$4];[.A10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formula="of:=MOD([.$F$4];[.A10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formula="of:=MOD([.$F$4];[.A10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formula="of:=MOD([.$F$4];[.A10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formula="of:=MOD([.$F$4];[.A10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formula="of:=MOD([.$F$4];[.A10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formula="of:=MOD([.$F$4];[.A10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formula="of:=MOD([.$F$4];[.A10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formula="of:=MOD([.$F$4];[.A10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formula="of:=MOD([.$F$4];[.A10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formula="of:=MOD([.$F$4];[.A10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formula="of:=MOD([.$F$4];[.A10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formula="of:=MOD([.$F$4];[.A10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formula="of:=MOD([.$F$4];[.A10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formula="of:=MOD([.$F$4];[.A10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formula="of:=MOD([.$F$4];[.A10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formula="of:=MOD([.$F$4];[.A10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formula="of:=MOD([.$F$4];[.A10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formula="of:=MOD([.$F$4];[.A10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formula="of:=MOD([.$F$4];[.A10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formula="of:=MOD([.$F$4];[.A10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formula="of:=MOD([.$F$4];[.A10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formula="of:=MOD([.$F$4];[.A10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formula="of:=MOD([.$F$4];[.A10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formula="of:=MOD([.$F$4];[.A10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formula="of:=MOD([.$F$4];[.A10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formula="of:=MOD([.$F$4];[.A10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formula="of:=MOD([.$F$4];[.A10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formula="of:=MOD([.$F$4];[.A10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formula="of:=MOD([.$F$4];[.A10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formula="of:=MOD([.$F$4];[.A10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formula="of:=MOD([.$F$4];[.A10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formula="of:=MOD([.$F$4];[.A10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formula="of:=MOD([.$F$4];[.A10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formula="of:=MOD([.$F$4];[.A10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formula="of:=MOD([.$F$4];[.A10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formula="of:=MOD([.$F$4];[.A10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formula="of:=MOD([.$F$4];[.A10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formula="of:=MOD([.$F$4];[.A10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formula="of:=MOD([.$F$4];[.A10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formula="of:=MOD([.$F$4];[.A10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formula="of:=MOD([.$F$4];[.A10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formula="of:=MOD([.$F$4];[.A10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formula="of:=MOD([.$F$4];[.A10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formula="of:=MOD([.$F$4];[.A10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formula="of:=MOD([.$F$4];[.A10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formula="of:=MOD([.$F$4];[.A10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formula="of:=MOD([.$F$4];[.A10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formula="of:=MOD([.$F$4];[.A10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formula="of:=MOD([.$F$4];[.A10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formula="of:=MOD([.$F$4];[.A10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formula="of:=MOD([.$F$4];[.A10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formula="of:=MOD([.$F$4];[.A10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formula="of:=MOD([.$F$4];[.A10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formula="of:=MOD([.$F$4];[.A10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formula="of:=MOD([.$F$4];[.A10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formula="of:=MOD([.$F$4];[.A10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formula="of:=MOD([.$F$4];[.A10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formula="of:=MOD([.$F$4];[.A10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formula="of:=MOD([.$F$4];[.A10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formula="of:=MOD([.$F$4];[.A10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formula="of:=MOD([.$F$4];[.A10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formula="of:=MOD([.$F$4];[.A10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formula="of:=MOD([.$F$4];[.A10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formula="of:=MOD([.$F$4];[.A10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formula="of:=MOD([.$F$4];[.A10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formula="of:=MOD([.$F$4];[.A10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formula="of:=MOD([.$F$4];[.A10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formula="of:=MOD([.$F$4];[.A10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formula="of:=MOD([.$F$4];[.A10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formula="of:=MOD([.$F$4];[.A10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formula="of:=MOD([.$F$4];[.A10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formula="of:=MOD([.$F$4];[.A10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formula="of:=MOD([.$F$4];[.A10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formula="of:=MOD([.$F$4];[.A10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formula="of:=MOD([.$F$4];[.A10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formula="of:=MOD([.$F$4];[.A10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formula="of:=MOD([.$F$4];[.A10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formula="of:=MOD([.$F$4];[.A10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formula="of:=MOD([.$F$4];[.A10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formula="of:=MOD([.$F$4];[.A10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formula="of:=MOD([.$F$4];[.A10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formula="of:=MOD([.$F$4];[.A10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formula="of:=MOD([.$F$4];[.A10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formula="of:=MOD([.$F$4];[.A10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formula="of:=MOD([.$F$4];[.A10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formula="of:=MOD([.$F$4];[.A10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formula="of:=MOD([.$F$4];[.A10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formula="of:=MOD([.$F$4];[.A10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formula="of:=MOD([.$F$4];[.A10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formula="of:=MOD([.$F$4];[.A10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formula="of:=MOD([.$F$4];[.A10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formula="of:=MOD([.$F$4];[.A11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formula="of:=MOD([.$F$4];[.A11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formula="of:=MOD([.$F$4];[.A11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formula="of:=MOD([.$F$4];[.A11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formula="of:=MOD([.$F$4];[.A11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formula="of:=MOD([.$F$4];[.A11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formula="of:=MOD([.$F$4];[.A11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formula="of:=MOD([.$F$4];[.A11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formula="of:=MOD([.$F$4];[.A11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formula="of:=MOD([.$F$4];[.A11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formula="of:=MOD([.$F$4];[.A11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formula="of:=MOD([.$F$4];[.A11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formula="of:=MOD([.$F$4];[.A11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formula="of:=MOD([.$F$4];[.A11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formula="of:=MOD([.$F$4];[.A11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formula="of:=MOD([.$F$4];[.A11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formula="of:=MOD([.$F$4];[.A11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formula="of:=MOD([.$F$4];[.A11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formula="of:=MOD([.$F$4];[.A11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formula="of:=MOD([.$F$4];[.A11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formula="of:=MOD([.$F$4];[.A11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formula="of:=MOD([.$F$4];[.A11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formula="of:=MOD([.$F$4];[.A11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formula="of:=MOD([.$F$4];[.A11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formula="of:=MOD([.$F$4];[.A11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formula="of:=MOD([.$F$4];[.A11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formula="of:=MOD([.$F$4];[.A11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formula="of:=MOD([.$F$4];[.A11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formula="of:=MOD([.$F$4];[.A11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formula="of:=MOD([.$F$4];[.A11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formula="of:=MOD([.$F$4];[.A11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formula="of:=MOD([.$F$4];[.A11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formula="of:=MOD([.$F$4];[.A11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formula="of:=MOD([.$F$4];[.A11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formula="of:=MOD([.$F$4];[.A11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formula="of:=MOD([.$F$4];[.A11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formula="of:=MOD([.$F$4];[.A11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formula="of:=MOD([.$F$4];[.A11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formula="of:=MOD([.$F$4];[.A11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formula="of:=MOD([.$F$4];[.A11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formula="of:=MOD([.$F$4];[.A11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formula="of:=MOD([.$F$4];[.A11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formula="of:=MOD([.$F$4];[.A11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formula="of:=MOD([.$F$4];[.A11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formula="of:=MOD([.$F$4];[.A11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formula="of:=MOD([.$F$4];[.A11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formula="of:=MOD([.$F$4];[.A11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formula="of:=MOD([.$F$4];[.A11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formula="of:=MOD([.$F$4];[.A11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formula="of:=MOD([.$F$4];[.A11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formula="of:=MOD([.$F$4];[.A11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formula="of:=MOD([.$F$4];[.A11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formula="of:=MOD([.$F$4];[.A11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formula="of:=MOD([.$F$4];[.A11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formula="of:=MOD([.$F$4];[.A11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formula="of:=MOD([.$F$4];[.A11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formula="of:=MOD([.$F$4];[.A11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formula="of:=MOD([.$F$4];[.A11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formula="of:=MOD([.$F$4];[.A11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formula="of:=MOD([.$F$4];[.A11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formula="of:=MOD([.$F$4];[.A11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formula="of:=MOD([.$F$4];[.A11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formula="of:=MOD([.$F$4];[.A11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formula="of:=MOD([.$F$4];[.A11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formula="of:=MOD([.$F$4];[.A11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formula="of:=MOD([.$F$4];[.A11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formula="of:=MOD([.$F$4];[.A11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formula="of:=MOD([.$F$4];[.A11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formula="of:=MOD([.$F$4];[.A11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formula="of:=MOD([.$F$4];[.A11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formula="of:=MOD([.$F$4];[.A11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formula="of:=MOD([.$F$4];[.A11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formula="of:=MOD([.$F$4];[.A11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formula="of:=MOD([.$F$4];[.A11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formula="of:=MOD([.$F$4];[.A11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formula="of:=MOD([.$F$4];[.A11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formula="of:=MOD([.$F$4];[.A11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formula="of:=MOD([.$F$4];[.A11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formula="of:=MOD([.$F$4];[.A11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formula="of:=MOD([.$F$4];[.A11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formula="of:=MOD([.$F$4];[.A11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formula="of:=MOD([.$F$4];[.A11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formula="of:=MOD([.$F$4];[.A11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formula="of:=MOD([.$F$4];[.A11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formula="of:=MOD([.$F$4];[.A11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formula="of:=MOD([.$F$4];[.A11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formula="of:=MOD([.$F$4];[.A11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formula="of:=MOD([.$F$4];[.A11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formula="of:=MOD([.$F$4];[.A11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formula="of:=MOD([.$F$4];[.A11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formula="of:=MOD([.$F$4];[.A11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formula="of:=MOD([.$F$4];[.A11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formula="of:=MOD([.$F$4];[.A11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formula="of:=MOD([.$F$4];[.A11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formula="of:=MOD([.$F$4];[.A11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formula="of:=MOD([.$F$4];[.A11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formula="of:=MOD([.$F$4];[.A11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formula="of:=MOD([.$F$4];[.A11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formula="of:=MOD([.$F$4];[.A11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formula="of:=MOD([.$F$4];[.A11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formula="of:=MOD([.$F$4];[.A12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formula="of:=MOD([.$F$4];[.A12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formula="of:=MOD([.$F$4];[.A12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formula="of:=MOD([.$F$4];[.A12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formula="of:=MOD([.$F$4];[.A12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formula="of:=MOD([.$F$4];[.A12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formula="of:=MOD([.$F$4];[.A12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formula="of:=MOD([.$F$4];[.A12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formula="of:=MOD([.$F$4];[.A12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formula="of:=MOD([.$F$4];[.A12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formula="of:=MOD([.$F$4];[.A12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formula="of:=MOD([.$F$4];[.A12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formula="of:=MOD([.$F$4];[.A12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formula="of:=MOD([.$F$4];[.A12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formula="of:=MOD([.$F$4];[.A12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formula="of:=MOD([.$F$4];[.A12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formula="of:=MOD([.$F$4];[.A12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formula="of:=MOD([.$F$4];[.A12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formula="of:=MOD([.$F$4];[.A12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formula="of:=MOD([.$F$4];[.A12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formula="of:=MOD([.$F$4];[.A12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formula="of:=MOD([.$F$4];[.A12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formula="of:=MOD([.$F$4];[.A12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formula="of:=MOD([.$F$4];[.A12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formula="of:=MOD([.$F$4];[.A12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formula="of:=MOD([.$F$4];[.A12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formula="of:=MOD([.$F$4];[.A12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formula="of:=MOD([.$F$4];[.A12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formula="of:=MOD([.$F$4];[.A12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formula="of:=MOD([.$F$4];[.A12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formula="of:=MOD([.$F$4];[.A12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formula="of:=MOD([.$F$4];[.A12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formula="of:=MOD([.$F$4];[.A12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formula="of:=MOD([.$F$4];[.A12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formula="of:=MOD([.$F$4];[.A12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formula="of:=MOD([.$F$4];[.A12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formula="of:=MOD([.$F$4];[.A12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formula="of:=MOD([.$F$4];[.A12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formula="of:=MOD([.$F$4];[.A12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formula="of:=MOD([.$F$4];[.A12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formula="of:=MOD([.$F$4];[.A12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formula="of:=MOD([.$F$4];[.A12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formula="of:=MOD([.$F$4];[.A12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formula="of:=MOD([.$F$4];[.A12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formula="of:=MOD([.$F$4];[.A12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formula="of:=MOD([.$F$4];[.A12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formula="of:=MOD([.$F$4];[.A12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formula="of:=MOD([.$F$4];[.A12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formula="of:=MOD([.$F$4];[.A12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formula="of:=MOD([.$F$4];[.A12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formula="of:=MOD([.$F$4];[.A12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formula="of:=MOD([.$F$4];[.A12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formula="of:=MOD([.$F$4];[.A12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formula="of:=MOD([.$F$4];[.A12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formula="of:=MOD([.$F$4];[.A12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formula="of:=MOD([.$F$4];[.A12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formula="of:=MOD([.$F$4];[.A12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formula="of:=MOD([.$F$4];[.A12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formula="of:=MOD([.$F$4];[.A12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formula="of:=MOD([.$F$4];[.A12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formula="of:=MOD([.$F$4];[.A12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formula="of:=MOD([.$F$4];[.A12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formula="of:=MOD([.$F$4];[.A12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formula="of:=MOD([.$F$4];[.A12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formula="of:=MOD([.$F$4];[.A12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formula="of:=MOD([.$F$4];[.A12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formula="of:=MOD([.$F$4];[.A12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formula="of:=MOD([.$F$4];[.A12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formula="of:=MOD([.$F$4];[.A12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formula="of:=MOD([.$F$4];[.A12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formula="of:=MOD([.$F$4];[.A12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formula="of:=MOD([.$F$4];[.A12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formula="of:=MOD([.$F$4];[.A12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formula="of:=MOD([.$F$4];[.A12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formula="of:=MOD([.$F$4];[.A12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formula="of:=MOD([.$F$4];[.A12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formula="of:=MOD([.$F$4];[.A12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formula="of:=MOD([.$F$4];[.A12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formula="of:=MOD([.$F$4];[.A12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formula="of:=MOD([.$F$4];[.A12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formula="of:=MOD([.$F$4];[.A12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formula="of:=MOD([.$F$4];[.A12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formula="of:=MOD([.$F$4];[.A12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formula="of:=MOD([.$F$4];[.A12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formula="of:=MOD([.$F$4];[.A12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formula="of:=MOD([.$F$4];[.A12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formula="of:=MOD([.$F$4];[.A12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formula="of:=MOD([.$F$4];[.A12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formula="of:=MOD([.$F$4];[.A12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formula="of:=MOD([.$F$4];[.A12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formula="of:=MOD([.$F$4];[.A12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formula="of:=MOD([.$F$4];[.A12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formula="of:=MOD([.$F$4];[.A12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formula="of:=MOD([.$F$4];[.A12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formula="of:=MOD([.$F$4];[.A12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formula="of:=MOD([.$F$4];[.A12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formula="of:=MOD([.$F$4];[.A12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formula="of:=MOD([.$F$4];[.A12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formula="of:=MOD([.$F$4];[.A12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formula="of:=MOD([.$F$4];[.A12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formula="of:=MOD([.$F$4];[.A13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formula="of:=MOD([.$F$4];[.A13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formula="of:=MOD([.$F$4];[.A13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formula="of:=MOD([.$F$4];[.A13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formula="of:=MOD([.$F$4];[.A13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formula="of:=MOD([.$F$4];[.A13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formula="of:=MOD([.$F$4];[.A13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formula="of:=MOD([.$F$4];[.A13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formula="of:=MOD([.$F$4];[.A13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formula="of:=MOD([.$F$4];[.A13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formula="of:=MOD([.$F$4];[.A13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formula="of:=MOD([.$F$4];[.A13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formula="of:=MOD([.$F$4];[.A13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formula="of:=MOD([.$F$4];[.A13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formula="of:=MOD([.$F$4];[.A13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formula="of:=MOD([.$F$4];[.A13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formula="of:=MOD([.$F$4];[.A13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formula="of:=MOD([.$F$4];[.A13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formula="of:=MOD([.$F$4];[.A13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formula="of:=MOD([.$F$4];[.A13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formula="of:=MOD([.$F$4];[.A13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formula="of:=MOD([.$F$4];[.A13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formula="of:=MOD([.$F$4];[.A13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formula="of:=MOD([.$F$4];[.A13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formula="of:=MOD([.$F$4];[.A13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formula="of:=MOD([.$F$4];[.A13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formula="of:=MOD([.$F$4];[.A13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formula="of:=MOD([.$F$4];[.A13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formula="of:=MOD([.$F$4];[.A13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formula="of:=MOD([.$F$4];[.A13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formula="of:=MOD([.$F$4];[.A13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formula="of:=MOD([.$F$4];[.A13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formula="of:=MOD([.$F$4];[.A13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formula="of:=MOD([.$F$4];[.A13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formula="of:=MOD([.$F$4];[.A13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formula="of:=MOD([.$F$4];[.A13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formula="of:=MOD([.$F$4];[.A13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formula="of:=MOD([.$F$4];[.A13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formula="of:=MOD([.$F$4];[.A13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formula="of:=MOD([.$F$4];[.A13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formula="of:=MOD([.$F$4];[.A13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formula="of:=MOD([.$F$4];[.A13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formula="of:=MOD([.$F$4];[.A13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formula="of:=MOD([.$F$4];[.A13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formula="of:=MOD([.$F$4];[.A13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formula="of:=MOD([.$F$4];[.A13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formula="of:=MOD([.$F$4];[.A13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formula="of:=MOD([.$F$4];[.A13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formula="of:=MOD([.$F$4];[.A13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formula="of:=MOD([.$F$4];[.A13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formula="of:=MOD([.$F$4];[.A13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formula="of:=MOD([.$F$4];[.A13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formula="of:=MOD([.$F$4];[.A13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formula="of:=MOD([.$F$4];[.A13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formula="of:=MOD([.$F$4];[.A13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formula="of:=MOD([.$F$4];[.A13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formula="of:=MOD([.$F$4];[.A13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formula="of:=MOD([.$F$4];[.A13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formula="of:=MOD([.$F$4];[.A13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formula="of:=MOD([.$F$4];[.A13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formula="of:=MOD([.$F$4];[.A13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formula="of:=MOD([.$F$4];[.A13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formula="of:=MOD([.$F$4];[.A13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formula="of:=MOD([.$F$4];[.A13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formula="of:=MOD([.$F$4];[.A13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formula="of:=MOD([.$F$4];[.A13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formula="of:=MOD([.$F$4];[.A13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formula="of:=MOD([.$F$4];[.A13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formula="of:=MOD([.$F$4];[.A13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formula="of:=MOD([.$F$4];[.A13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formula="of:=MOD([.$F$4];[.A13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formula="of:=MOD([.$F$4];[.A13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formula="of:=MOD([.$F$4];[.A13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formula="of:=MOD([.$F$4];[.A13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formula="of:=MOD([.$F$4];[.A13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formula="of:=MOD([.$F$4];[.A13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formula="of:=MOD([.$F$4];[.A13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formula="of:=MOD([.$F$4];[.A13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formula="of:=MOD([.$F$4];[.A13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formula="of:=MOD([.$F$4];[.A13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formula="of:=MOD([.$F$4];[.A13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formula="of:=MOD([.$F$4];[.A13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formula="of:=MOD([.$F$4];[.A13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formula="of:=MOD([.$F$4];[.A13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formula="of:=MOD([.$F$4];[.A13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formula="of:=MOD([.$F$4];[.A13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formula="of:=MOD([.$F$4];[.A13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formula="of:=MOD([.$F$4];[.A13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formula="of:=MOD([.$F$4];[.A13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formula="of:=MOD([.$F$4];[.A13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formula="of:=MOD([.$F$4];[.A13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formula="of:=MOD([.$F$4];[.A13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formula="of:=MOD([.$F$4];[.A13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formula="of:=MOD([.$F$4];[.A13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formula="of:=MOD([.$F$4];[.A13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formula="of:=MOD([.$F$4];[.A13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formula="of:=MOD([.$F$4];[.A13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formula="of:=MOD([.$F$4];[.A13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formula="of:=MOD([.$F$4];[.A13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formula="of:=MOD([.$F$4];[.A13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formula="of:=MOD([.$F$4];[.A14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formula="of:=MOD([.$F$4];[.A14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formula="of:=MOD([.$F$4];[.A14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formula="of:=MOD([.$F$4];[.A14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formula="of:=MOD([.$F$4];[.A14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formula="of:=MOD([.$F$4];[.A14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formula="of:=MOD([.$F$4];[.A14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formula="of:=MOD([.$F$4];[.A14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formula="of:=MOD([.$F$4];[.A14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formula="of:=MOD([.$F$4];[.A14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formula="of:=MOD([.$F$4];[.A14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formula="of:=MOD([.$F$4];[.A14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formula="of:=MOD([.$F$4];[.A14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formula="of:=MOD([.$F$4];[.A14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formula="of:=MOD([.$F$4];[.A14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formula="of:=MOD([.$F$4];[.A14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formula="of:=MOD([.$F$4];[.A14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formula="of:=MOD([.$F$4];[.A14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formula="of:=MOD([.$F$4];[.A14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formula="of:=MOD([.$F$4];[.A14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formula="of:=MOD([.$F$4];[.A14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formula="of:=MOD([.$F$4];[.A14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formula="of:=MOD([.$F$4];[.A14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formula="of:=MOD([.$F$4];[.A14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formula="of:=MOD([.$F$4];[.A14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formula="of:=MOD([.$F$4];[.A14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formula="of:=MOD([.$F$4];[.A14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formula="of:=MOD([.$F$4];[.A14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formula="of:=MOD([.$F$4];[.A14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formula="of:=MOD([.$F$4];[.A14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formula="of:=MOD([.$F$4];[.A14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formula="of:=MOD([.$F$4];[.A14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formula="of:=MOD([.$F$4];[.A14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formula="of:=MOD([.$F$4];[.A14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formula="of:=MOD([.$F$4];[.A14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formula="of:=MOD([.$F$4];[.A14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formula="of:=MOD([.$F$4];[.A14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formula="of:=MOD([.$F$4];[.A14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formula="of:=MOD([.$F$4];[.A14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formula="of:=MOD([.$F$4];[.A14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formula="of:=MOD([.$F$4];[.A14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formula="of:=MOD([.$F$4];[.A14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formula="of:=MOD([.$F$4];[.A14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formula="of:=MOD([.$F$4];[.A14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formula="of:=MOD([.$F$4];[.A14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formula="of:=MOD([.$F$4];[.A14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formula="of:=MOD([.$F$4];[.A14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formula="of:=MOD([.$F$4];[.A14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formula="of:=MOD([.$F$4];[.A14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formula="of:=MOD([.$F$4];[.A14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formula="of:=MOD([.$F$4];[.A14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formula="of:=MOD([.$F$4];[.A14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formula="of:=MOD([.$F$4];[.A14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formula="of:=MOD([.$F$4];[.A14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formula="of:=MOD([.$F$4];[.A14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formula="of:=MOD([.$F$4];[.A14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formula="of:=MOD([.$F$4];[.A14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formula="of:=MOD([.$F$4];[.A14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formula="of:=MOD([.$F$4];[.A14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formula="of:=MOD([.$F$4];[.A14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formula="of:=MOD([.$F$4];[.A14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formula="of:=MOD([.$F$4];[.A14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formula="of:=MOD([.$F$4];[.A14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formula="of:=MOD([.$F$4];[.A14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formula="of:=MOD([.$F$4];[.A14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formula="of:=MOD([.$F$4];[.A14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formula="of:=MOD([.$F$4];[.A14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formula="of:=MOD([.$F$4];[.A14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formula="of:=MOD([.$F$4];[.A14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formula="of:=MOD([.$F$4];[.A14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formula="of:=MOD([.$F$4];[.A14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formula="of:=MOD([.$F$4];[.A14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formula="of:=MOD([.$F$4];[.A14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formula="of:=MOD([.$F$4];[.A14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formula="of:=MOD([.$F$4];[.A14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formula="of:=MOD([.$F$4];[.A14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formula="of:=MOD([.$F$4];[.A14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formula="of:=MOD([.$F$4];[.A14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formula="of:=MOD([.$F$4];[.A14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formula="of:=MOD([.$F$4];[.A14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formula="of:=MOD([.$F$4];[.A14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formula="of:=MOD([.$F$4];[.A14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formula="of:=MOD([.$F$4];[.A14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formula="of:=MOD([.$F$4];[.A14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formula="of:=MOD([.$F$4];[.A14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formula="of:=MOD([.$F$4];[.A14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formula="of:=MOD([.$F$4];[.A14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formula="of:=MOD([.$F$4];[.A14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formula="of:=MOD([.$F$4];[.A14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formula="of:=MOD([.$F$4];[.A14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formula="of:=MOD([.$F$4];[.A14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formula="of:=MOD([.$F$4];[.A14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formula="of:=MOD([.$F$4];[.A14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formula="of:=MOD([.$F$4];[.A14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formula="of:=MOD([.$F$4];[.A14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formula="of:=MOD([.$F$4];[.A14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formula="of:=MOD([.$F$4];[.A14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formula="of:=MOD([.$F$4];[.A14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formula="of:=MOD([.$F$4];[.A14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formula="of:=MOD([.$F$4];[.A14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formula="of:=MOD([.$F$4];[.A15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formula="of:=MOD([.$F$4];[.A15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formula="of:=MOD([.$F$4];[.A15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formula="of:=MOD([.$F$4];[.A15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formula="of:=MOD([.$F$4];[.A15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formula="of:=MOD([.$F$4];[.A15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formula="of:=MOD([.$F$4];[.A15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formula="of:=MOD([.$F$4];[.A15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formula="of:=MOD([.$F$4];[.A15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formula="of:=MOD([.$F$4];[.A15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formula="of:=MOD([.$F$4];[.A15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formula="of:=MOD([.$F$4];[.A15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formula="of:=MOD([.$F$4];[.A15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formula="of:=MOD([.$F$4];[.A15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formula="of:=MOD([.$F$4];[.A15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formula="of:=MOD([.$F$4];[.A15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formula="of:=MOD([.$F$4];[.A15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formula="of:=MOD([.$F$4];[.A15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formula="of:=MOD([.$F$4];[.A15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formula="of:=MOD([.$F$4];[.A15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formula="of:=MOD([.$F$4];[.A15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formula="of:=MOD([.$F$4];[.A15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formula="of:=MOD([.$F$4];[.A15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formula="of:=MOD([.$F$4];[.A15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formula="of:=MOD([.$F$4];[.A15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formula="of:=MOD([.$F$4];[.A15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formula="of:=MOD([.$F$4];[.A15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formula="of:=MOD([.$F$4];[.A15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formula="of:=MOD([.$F$4];[.A15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formula="of:=MOD([.$F$4];[.A15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formula="of:=MOD([.$F$4];[.A15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formula="of:=MOD([.$F$4];[.A15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formula="of:=MOD([.$F$4];[.A15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formula="of:=MOD([.$F$4];[.A15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formula="of:=MOD([.$F$4];[.A15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formula="of:=MOD([.$F$4];[.A15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formula="of:=MOD([.$F$4];[.A15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formula="of:=MOD([.$F$4];[.A15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formula="of:=MOD([.$F$4];[.A15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formula="of:=MOD([.$F$4];[.A15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formula="of:=MOD([.$F$4];[.A15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formula="of:=MOD([.$F$4];[.A15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formula="of:=MOD([.$F$4];[.A15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formula="of:=MOD([.$F$4];[.A15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formula="of:=MOD([.$F$4];[.A15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formula="of:=MOD([.$F$4];[.A15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formula="of:=MOD([.$F$4];[.A15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formula="of:=MOD([.$F$4];[.A15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formula="of:=MOD([.$F$4];[.A15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formula="of:=MOD([.$F$4];[.A15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formula="of:=MOD([.$F$4];[.A15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formula="of:=MOD([.$F$4];[.A15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formula="of:=MOD([.$F$4];[.A15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formula="of:=MOD([.$F$4];[.A15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formula="of:=MOD([.$F$4];[.A15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formula="of:=MOD([.$F$4];[.A15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formula="of:=MOD([.$F$4];[.A15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formula="of:=MOD([.$F$4];[.A15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formula="of:=MOD([.$F$4];[.A15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formula="of:=MOD([.$F$4];[.A15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formula="of:=MOD([.$F$4];[.A15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formula="of:=MOD([.$F$4];[.A15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formula="of:=MOD([.$F$4];[.A15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formula="of:=MOD([.$F$4];[.A15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formula="of:=MOD([.$F$4];[.A15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formula="of:=MOD([.$F$4];[.A15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formula="of:=MOD([.$F$4];[.A15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formula="of:=MOD([.$F$4];[.A15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formula="of:=MOD([.$F$4];[.A15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formula="of:=MOD([.$F$4];[.A15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formula="of:=MOD([.$F$4];[.A15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formula="of:=MOD([.$F$4];[.A15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formula="of:=MOD([.$F$4];[.A15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formula="of:=MOD([.$F$4];[.A15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formula="of:=MOD([.$F$4];[.A15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formula="of:=MOD([.$F$4];[.A15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formula="of:=MOD([.$F$4];[.A15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formula="of:=MOD([.$F$4];[.A15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formula="of:=MOD([.$F$4];[.A15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formula="of:=MOD([.$F$4];[.A15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formula="of:=MOD([.$F$4];[.A15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formula="of:=MOD([.$F$4];[.A15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formula="of:=MOD([.$F$4];[.A15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formula="of:=MOD([.$F$4];[.A15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formula="of:=MOD([.$F$4];[.A15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formula="of:=MOD([.$F$4];[.A15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formula="of:=MOD([.$F$4];[.A15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formula="of:=MOD([.$F$4];[.A15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formula="of:=MOD([.$F$4];[.A15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formula="of:=MOD([.$F$4];[.A15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formula="of:=MOD([.$F$4];[.A15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formula="of:=MOD([.$F$4];[.A15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formula="of:=MOD([.$F$4];[.A15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formula="of:=MOD([.$F$4];[.A15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formula="of:=MOD([.$F$4];[.A15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formula="of:=MOD([.$F$4];[.A15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formula="of:=MOD([.$F$4];[.A15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formula="of:=MOD([.$F$4];[.A15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formula="of:=MOD([.$F$4];[.A15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formula="of:=MOD([.$F$4];[.A15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formula="of:=MOD([.$F$4];[.A16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formula="of:=MOD([.$F$4];[.A16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formula="of:=MOD([.$F$4];[.A16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formula="of:=MOD([.$F$4];[.A16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formula="of:=MOD([.$F$4];[.A16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formula="of:=MOD([.$F$4];[.A16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formula="of:=MOD([.$F$4];[.A16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formula="of:=MOD([.$F$4];[.A16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formula="of:=MOD([.$F$4];[.A16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formula="of:=MOD([.$F$4];[.A16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formula="of:=MOD([.$F$4];[.A16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formula="of:=MOD([.$F$4];[.A16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formula="of:=MOD([.$F$4];[.A16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formula="of:=MOD([.$F$4];[.A16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formula="of:=MOD([.$F$4];[.A16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formula="of:=MOD([.$F$4];[.A16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formula="of:=MOD([.$F$4];[.A16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formula="of:=MOD([.$F$4];[.A16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formula="of:=MOD([.$F$4];[.A16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formula="of:=MOD([.$F$4];[.A16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formula="of:=MOD([.$F$4];[.A16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formula="of:=MOD([.$F$4];[.A16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formula="of:=MOD([.$F$4];[.A16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formula="of:=MOD([.$F$4];[.A16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formula="of:=MOD([.$F$4];[.A16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formula="of:=MOD([.$F$4];[.A16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formula="of:=MOD([.$F$4];[.A16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formula="of:=MOD([.$F$4];[.A16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formula="of:=MOD([.$F$4];[.A16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formula="of:=MOD([.$F$4];[.A16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formula="of:=MOD([.$F$4];[.A16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formula="of:=MOD([.$F$4];[.A16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formula="of:=MOD([.$F$4];[.A16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formula="of:=MOD([.$F$4];[.A16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formula="of:=MOD([.$F$4];[.A16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formula="of:=MOD([.$F$4];[.A16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formula="of:=MOD([.$F$4];[.A16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formula="of:=MOD([.$F$4];[.A16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formula="of:=MOD([.$F$4];[.A16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formula="of:=MOD([.$F$4];[.A16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formula="of:=MOD([.$F$4];[.A16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formula="of:=MOD([.$F$4];[.A16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formula="of:=MOD([.$F$4];[.A16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formula="of:=MOD([.$F$4];[.A16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formula="of:=MOD([.$F$4];[.A16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formula="of:=MOD([.$F$4];[.A16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formula="of:=MOD([.$F$4];[.A16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formula="of:=MOD([.$F$4];[.A16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formula="of:=MOD([.$F$4];[.A16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formula="of:=MOD([.$F$4];[.A16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formula="of:=MOD([.$F$4];[.A16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formula="of:=MOD([.$F$4];[.A16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formula="of:=MOD([.$F$4];[.A16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formula="of:=MOD([.$F$4];[.A16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formula="of:=MOD([.$F$4];[.A16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formula="of:=MOD([.$F$4];[.A16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formula="of:=MOD([.$F$4];[.A16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formula="of:=MOD([.$F$4];[.A16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formula="of:=MOD([.$F$4];[.A16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formula="of:=MOD([.$F$4];[.A16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formula="of:=MOD([.$F$4];[.A16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formula="of:=MOD([.$F$4];[.A16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formula="of:=MOD([.$F$4];[.A16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formula="of:=MOD([.$F$4];[.A16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formula="of:=MOD([.$F$4];[.A16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formula="of:=MOD([.$F$4];[.A16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formula="of:=MOD([.$F$4];[.A16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formula="of:=MOD([.$F$4];[.A16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formula="of:=MOD([.$F$4];[.A16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formula="of:=MOD([.$F$4];[.A16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formula="of:=MOD([.$F$4];[.A16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formula="of:=MOD([.$F$4];[.A16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formula="of:=MOD([.$F$4];[.A16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formula="of:=MOD([.$F$4];[.A16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formula="of:=MOD([.$F$4];[.A16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formula="of:=MOD([.$F$4];[.A16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formula="of:=MOD([.$F$4];[.A16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formula="of:=MOD([.$F$4];[.A16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formula="of:=MOD([.$F$4];[.A16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formula="of:=MOD([.$F$4];[.A16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formula="of:=MOD([.$F$4];[.A16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formula="of:=MOD([.$F$4];[.A16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formula="of:=MOD([.$F$4];[.A16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formula="of:=MOD([.$F$4];[.A16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formula="of:=MOD([.$F$4];[.A16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formula="of:=MOD([.$F$4];[.A16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formula="of:=MOD([.$F$4];[.A16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formula="of:=MOD([.$F$4];[.A16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formula="of:=MOD([.$F$4];[.A16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formula="of:=MOD([.$F$4];[.A16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formula="of:=MOD([.$F$4];[.A16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formula="of:=MOD([.$F$4];[.A16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formula="of:=MOD([.$F$4];[.A16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formula="of:=MOD([.$F$4];[.A16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formula="of:=MOD([.$F$4];[.A16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formula="of:=MOD([.$F$4];[.A16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formula="of:=MOD([.$F$4];[.A16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formula="of:=MOD([.$F$4];[.A16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formula="of:=MOD([.$F$4];[.A16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formula="of:=MOD([.$F$4];[.A16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formula="of:=MOD([.$F$4];[.A17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formula="of:=MOD([.$F$4];[.A17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formula="of:=MOD([.$F$4];[.A17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formula="of:=MOD([.$F$4];[.A17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formula="of:=MOD([.$F$4];[.A17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formula="of:=MOD([.$F$4];[.A17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formula="of:=MOD([.$F$4];[.A17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formula="of:=MOD([.$F$4];[.A17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formula="of:=MOD([.$F$4];[.A17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formula="of:=MOD([.$F$4];[.A17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formula="of:=MOD([.$F$4];[.A17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formula="of:=MOD([.$F$4];[.A17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formula="of:=MOD([.$F$4];[.A17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formula="of:=MOD([.$F$4];[.A17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formula="of:=MOD([.$F$4];[.A17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formula="of:=MOD([.$F$4];[.A17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formula="of:=MOD([.$F$4];[.A17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formula="of:=MOD([.$F$4];[.A17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formula="of:=MOD([.$F$4];[.A17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formula="of:=MOD([.$F$4];[.A17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formula="of:=MOD([.$F$4];[.A17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formula="of:=MOD([.$F$4];[.A17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formula="of:=MOD([.$F$4];[.A17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formula="of:=MOD([.$F$4];[.A17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formula="of:=MOD([.$F$4];[.A17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formula="of:=MOD([.$F$4];[.A17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formula="of:=MOD([.$F$4];[.A17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formula="of:=MOD([.$F$4];[.A17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formula="of:=MOD([.$F$4];[.A17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formula="of:=MOD([.$F$4];[.A17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formula="of:=MOD([.$F$4];[.A17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formula="of:=MOD([.$F$4];[.A17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formula="of:=MOD([.$F$4];[.A17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formula="of:=MOD([.$F$4];[.A17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formula="of:=MOD([.$F$4];[.A17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formula="of:=MOD([.$F$4];[.A17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formula="of:=MOD([.$F$4];[.A17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formula="of:=MOD([.$F$4];[.A17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formula="of:=MOD([.$F$4];[.A17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formula="of:=MOD([.$F$4];[.A17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formula="of:=MOD([.$F$4];[.A17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formula="of:=MOD([.$F$4];[.A17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formula="of:=MOD([.$F$4];[.A17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formula="of:=MOD([.$F$4];[.A17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formula="of:=MOD([.$F$4];[.A17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formula="of:=MOD([.$F$4];[.A17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formula="of:=MOD([.$F$4];[.A17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formula="of:=MOD([.$F$4];[.A17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formula="of:=MOD([.$F$4];[.A17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formula="of:=MOD([.$F$4];[.A17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formula="of:=MOD([.$F$4];[.A17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formula="of:=MOD([.$F$4];[.A17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formula="of:=MOD([.$F$4];[.A17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formula="of:=MOD([.$F$4];[.A17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formula="of:=MOD([.$F$4];[.A17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formula="of:=MOD([.$F$4];[.A17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formula="of:=MOD([.$F$4];[.A17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formula="of:=MOD([.$F$4];[.A17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formula="of:=MOD([.$F$4];[.A17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formula="of:=MOD([.$F$4];[.A17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formula="of:=MOD([.$F$4];[.A17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formula="of:=MOD([.$F$4];[.A17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formula="of:=MOD([.$F$4];[.A17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formula="of:=MOD([.$F$4];[.A17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formula="of:=MOD([.$F$4];[.A17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formula="of:=MOD([.$F$4];[.A17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formula="of:=MOD([.$F$4];[.A17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formula="of:=MOD([.$F$4];[.A17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formula="of:=MOD([.$F$4];[.A17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formula="of:=MOD([.$F$4];[.A17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formula="of:=MOD([.$F$4];[.A17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formula="of:=MOD([.$F$4];[.A17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formula="of:=MOD([.$F$4];[.A17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formula="of:=MOD([.$F$4];[.A17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formula="of:=MOD([.$F$4];[.A17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formula="of:=MOD([.$F$4];[.A17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formula="of:=MOD([.$F$4];[.A17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formula="of:=MOD([.$F$4];[.A17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formula="of:=MOD([.$F$4];[.A17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formula="of:=MOD([.$F$4];[.A17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formula="of:=MOD([.$F$4];[.A17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formula="of:=MOD([.$F$4];[.A17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formula="of:=MOD([.$F$4];[.A17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formula="of:=MOD([.$F$4];[.A17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formula="of:=MOD([.$F$4];[.A17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formula="of:=MOD([.$F$4];[.A17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formula="of:=MOD([.$F$4];[.A17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formula="of:=MOD([.$F$4];[.A17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formula="of:=MOD([.$F$4];[.A17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formula="of:=MOD([.$F$4];[.A17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formula="of:=MOD([.$F$4];[.A17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formula="of:=MOD([.$F$4];[.A17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formula="of:=MOD([.$F$4];[.A17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formula="of:=MOD([.$F$4];[.A17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formula="of:=MOD([.$F$4];[.A17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formula="of:=MOD([.$F$4];[.A17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formula="of:=MOD([.$F$4];[.A17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formula="of:=MOD([.$F$4];[.A17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formula="of:=MOD([.$F$4];[.A17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formula="of:=MOD([.$F$4];[.A17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formula="of:=MOD([.$F$4];[.A18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formula="of:=MOD([.$F$4];[.A18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formula="of:=MOD([.$F$4];[.A18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formula="of:=MOD([.$F$4];[.A18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formula="of:=MOD([.$F$4];[.A18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formula="of:=MOD([.$F$4];[.A18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formula="of:=MOD([.$F$4];[.A18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formula="of:=MOD([.$F$4];[.A18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formula="of:=MOD([.$F$4];[.A18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formula="of:=MOD([.$F$4];[.A18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formula="of:=MOD([.$F$4];[.A18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formula="of:=MOD([.$F$4];[.A18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formula="of:=MOD([.$F$4];[.A18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formula="of:=MOD([.$F$4];[.A18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formula="of:=MOD([.$F$4];[.A18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formula="of:=MOD([.$F$4];[.A18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formula="of:=MOD([.$F$4];[.A18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formula="of:=MOD([.$F$4];[.A18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formula="of:=MOD([.$F$4];[.A18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formula="of:=MOD([.$F$4];[.A18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formula="of:=MOD([.$F$4];[.A18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formula="of:=MOD([.$F$4];[.A18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formula="of:=MOD([.$F$4];[.A18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formula="of:=MOD([.$F$4];[.A18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formula="of:=MOD([.$F$4];[.A18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formula="of:=MOD([.$F$4];[.A18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formula="of:=MOD([.$F$4];[.A18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formula="of:=MOD([.$F$4];[.A18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formula="of:=MOD([.$F$4];[.A18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formula="of:=MOD([.$F$4];[.A18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formula="of:=MOD([.$F$4];[.A18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formula="of:=MOD([.$F$4];[.A18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formula="of:=MOD([.$F$4];[.A18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formula="of:=MOD([.$F$4];[.A18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formula="of:=MOD([.$F$4];[.A18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formula="of:=MOD([.$F$4];[.A18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formula="of:=MOD([.$F$4];[.A18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formula="of:=MOD([.$F$4];[.A18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formula="of:=MOD([.$F$4];[.A18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formula="of:=MOD([.$F$4];[.A18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formula="of:=MOD([.$F$4];[.A18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formula="of:=MOD([.$F$4];[.A18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formula="of:=MOD([.$F$4];[.A18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formula="of:=MOD([.$F$4];[.A18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formula="of:=MOD([.$F$4];[.A18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formula="of:=MOD([.$F$4];[.A18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formula="of:=MOD([.$F$4];[.A18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formula="of:=MOD([.$F$4];[.A18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formula="of:=MOD([.$F$4];[.A18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formula="of:=MOD([.$F$4];[.A18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formula="of:=MOD([.$F$4];[.A18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formula="of:=MOD([.$F$4];[.A18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formula="of:=MOD([.$F$4];[.A18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formula="of:=MOD([.$F$4];[.A18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formula="of:=MOD([.$F$4];[.A18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formula="of:=MOD([.$F$4];[.A18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formula="of:=MOD([.$F$4];[.A18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formula="of:=MOD([.$F$4];[.A18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formula="of:=MOD([.$F$4];[.A18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formula="of:=MOD([.$F$4];[.A18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formula="of:=MOD([.$F$4];[.A18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formula="of:=MOD([.$F$4];[.A18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formula="of:=MOD([.$F$4];[.A18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formula="of:=MOD([.$F$4];[.A18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formula="of:=MOD([.$F$4];[.A18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formula="of:=MOD([.$F$4];[.A18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formula="of:=MOD([.$F$4];[.A18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formula="of:=MOD([.$F$4];[.A18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formula="of:=MOD([.$F$4];[.A18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formula="of:=MOD([.$F$4];[.A18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formula="of:=MOD([.$F$4];[.A18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formula="of:=MOD([.$F$4];[.A18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formula="of:=MOD([.$F$4];[.A18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formula="of:=MOD([.$F$4];[.A18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formula="of:=MOD([.$F$4];[.A18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formula="of:=MOD([.$F$4];[.A18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formula="of:=MOD([.$F$4];[.A18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formula="of:=MOD([.$F$4];[.A18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formula="of:=MOD([.$F$4];[.A18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formula="of:=MOD([.$F$4];[.A18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formula="of:=MOD([.$F$4];[.A18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formula="of:=MOD([.$F$4];[.A18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formula="of:=MOD([.$F$4];[.A18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formula="of:=MOD([.$F$4];[.A18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formula="of:=MOD([.$F$4];[.A18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formula="of:=MOD([.$F$4];[.A18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formula="of:=MOD([.$F$4];[.A18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formula="of:=MOD([.$F$4];[.A18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formula="of:=MOD([.$F$4];[.A18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formula="of:=MOD([.$F$4];[.A18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formula="of:=MOD([.$F$4];[.A18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formula="of:=MOD([.$F$4];[.A18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formula="of:=MOD([.$F$4];[.A18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formula="of:=MOD([.$F$4];[.A18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formula="of:=MOD([.$F$4];[.A18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formula="of:=MOD([.$F$4];[.A18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formula="of:=MOD([.$F$4];[.A18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formula="of:=MOD([.$F$4];[.A18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formula="of:=MOD([.$F$4];[.A18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formula="of:=MOD([.$F$4];[.A18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formula="of:=MOD([.$F$4];[.A19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formula="of:=MOD([.$F$4];[.A19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formula="of:=MOD([.$F$4];[.A19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formula="of:=MOD([.$F$4];[.A19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formula="of:=MOD([.$F$4];[.A19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formula="of:=MOD([.$F$4];[.A19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formula="of:=MOD([.$F$4];[.A19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formula="of:=MOD([.$F$4];[.A19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formula="of:=MOD([.$F$4];[.A19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formula="of:=MOD([.$F$4];[.A19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formula="of:=MOD([.$F$4];[.A19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formula="of:=MOD([.$F$4];[.A19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formula="of:=MOD([.$F$4];[.A19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formula="of:=MOD([.$F$4];[.A19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formula="of:=MOD([.$F$4];[.A19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formula="of:=MOD([.$F$4];[.A19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formula="of:=MOD([.$F$4];[.A19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formula="of:=MOD([.$F$4];[.A19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formula="of:=MOD([.$F$4];[.A19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formula="of:=MOD([.$F$4];[.A19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formula="of:=MOD([.$F$4];[.A19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formula="of:=MOD([.$F$4];[.A19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formula="of:=MOD([.$F$4];[.A19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formula="of:=MOD([.$F$4];[.A19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formula="of:=MOD([.$F$4];[.A19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formula="of:=MOD([.$F$4];[.A19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formula="of:=MOD([.$F$4];[.A19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formula="of:=MOD([.$F$4];[.A19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formula="of:=MOD([.$F$4];[.A19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formula="of:=MOD([.$F$4];[.A19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formula="of:=MOD([.$F$4];[.A19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formula="of:=MOD([.$F$4];[.A19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formula="of:=MOD([.$F$4];[.A19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formula="of:=MOD([.$F$4];[.A19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formula="of:=MOD([.$F$4];[.A19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formula="of:=MOD([.$F$4];[.A19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formula="of:=MOD([.$F$4];[.A19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formula="of:=MOD([.$F$4];[.A19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formula="of:=MOD([.$F$4];[.A19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formula="of:=MOD([.$F$4];[.A19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formula="of:=MOD([.$F$4];[.A19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formula="of:=MOD([.$F$4];[.A19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formula="of:=MOD([.$F$4];[.A19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formula="of:=MOD([.$F$4];[.A19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formula="of:=MOD([.$F$4];[.A19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formula="of:=MOD([.$F$4];[.A19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formula="of:=MOD([.$F$4];[.A19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formula="of:=MOD([.$F$4];[.A19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formula="of:=MOD([.$F$4];[.A19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formula="of:=MOD([.$F$4];[.A19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formula="of:=MOD([.$F$4];[.A19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formula="of:=MOD([.$F$4];[.A19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formula="of:=MOD([.$F$4];[.A19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formula="of:=MOD([.$F$4];[.A19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formula="of:=MOD([.$F$4];[.A19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formula="of:=MOD([.$F$4];[.A19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formula="of:=MOD([.$F$4];[.A19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formula="of:=MOD([.$F$4];[.A19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formula="of:=MOD([.$F$4];[.A19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formula="of:=MOD([.$F$4];[.A19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formula="of:=MOD([.$F$4];[.A19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formula="of:=MOD([.$F$4];[.A19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formula="of:=MOD([.$F$4];[.A19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formula="of:=MOD([.$F$4];[.A19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formula="of:=MOD([.$F$4];[.A19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formula="of:=MOD([.$F$4];[.A19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formula="of:=MOD([.$F$4];[.A19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formula="of:=MOD([.$F$4];[.A19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formula="of:=MOD([.$F$4];[.A19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formula="of:=MOD([.$F$4];[.A19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formula="of:=MOD([.$F$4];[.A19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formula="of:=MOD([.$F$4];[.A19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formula="of:=MOD([.$F$4];[.A19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formula="of:=MOD([.$F$4];[.A19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formula="of:=MOD([.$F$4];[.A19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formula="of:=MOD([.$F$4];[.A19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formula="of:=MOD([.$F$4];[.A19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formula="of:=MOD([.$F$4];[.A19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formula="of:=MOD([.$F$4];[.A19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formula="of:=MOD([.$F$4];[.A19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formula="of:=MOD([.$F$4];[.A19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formula="of:=MOD([.$F$4];[.A19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formula="of:=MOD([.$F$4];[.A19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formula="of:=MOD([.$F$4];[.A19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formula="of:=MOD([.$F$4];[.A19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formula="of:=MOD([.$F$4];[.A19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formula="of:=MOD([.$F$4];[.A19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formula="of:=MOD([.$F$4];[.A19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formula="of:=MOD([.$F$4];[.A19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formula="of:=MOD([.$F$4];[.A19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formula="of:=MOD([.$F$4];[.A19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formula="of:=MOD([.$F$4];[.A19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formula="of:=MOD([.$F$4];[.A19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formula="of:=MOD([.$F$4];[.A19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formula="of:=MOD([.$F$4];[.A19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formula="of:=MOD([.$F$4];[.A19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formula="of:=MOD([.$F$4];[.A19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formula="of:=MOD([.$F$4];[.A19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formula="of:=MOD([.$F$4];[.A19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formula="of:=MOD([.$F$4];[.A19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formula="of:=MOD([.$F$4];[.A20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formula="of:=MOD([.$F$4];[.A20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formula="of:=MOD([.$F$4];[.A20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formula="of:=MOD([.$F$4];[.A20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formula="of:=MOD([.$F$4];[.A20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formula="of:=MOD([.$F$4];[.A20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formula="of:=MOD([.$F$4];[.A20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formula="of:=MOD([.$F$4];[.A20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formula="of:=MOD([.$F$4];[.A20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formula="of:=MOD([.$F$4];[.A20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formula="of:=MOD([.$F$4];[.A20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formula="of:=MOD([.$F$4];[.A20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formula="of:=MOD([.$F$4];[.A20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formula="of:=MOD([.$F$4];[.A20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formula="of:=MOD([.$F$4];[.A20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formula="of:=MOD([.$F$4];[.A20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formula="of:=MOD([.$F$4];[.A20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formula="of:=MOD([.$F$4];[.A20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formula="of:=MOD([.$F$4];[.A20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formula="of:=MOD([.$F$4];[.A20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formula="of:=MOD([.$F$4];[.A20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formula="of:=MOD([.$F$4];[.A20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formula="of:=MOD([.$F$4];[.A20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formula="of:=MOD([.$F$4];[.A20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formula="of:=MOD([.$F$4];[.A20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formula="of:=MOD([.$F$4];[.A20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formula="of:=MOD([.$F$4];[.A20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formula="of:=MOD([.$F$4];[.A20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formula="of:=MOD([.$F$4];[.A20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formula="of:=MOD([.$F$4];[.A20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formula="of:=MOD([.$F$4];[.A20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formula="of:=MOD([.$F$4];[.A20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formula="of:=MOD([.$F$4];[.A20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formula="of:=MOD([.$F$4];[.A20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formula="of:=MOD([.$F$4];[.A20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formula="of:=MOD([.$F$4];[.A20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formula="of:=MOD([.$F$4];[.A20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formula="of:=MOD([.$F$4];[.A20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formula="of:=MOD([.$F$4];[.A20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formula="of:=MOD([.$F$4];[.A20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formula="of:=MOD([.$F$4];[.A20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formula="of:=MOD([.$F$4];[.A20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formula="of:=MOD([.$F$4];[.A20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formula="of:=MOD([.$F$4];[.A20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formula="of:=MOD([.$F$4];[.A20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formula="of:=MOD([.$F$4];[.A20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formula="of:=MOD([.$F$4];[.A20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formula="of:=MOD([.$F$4];[.A20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formula="of:=MOD([.$F$4];[.A20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formula="of:=MOD([.$F$4];[.A20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formula="of:=MOD([.$F$4];[.A20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formula="of:=MOD([.$F$4];[.A20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formula="of:=MOD([.$F$4];[.A20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formula="of:=MOD([.$F$4];[.A20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formula="of:=MOD([.$F$4];[.A20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formula="of:=MOD([.$F$4];[.A20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formula="of:=MOD([.$F$4];[.A20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formula="of:=MOD([.$F$4];[.A20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formula="of:=MOD([.$F$4];[.A20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formula="of:=MOD([.$F$4];[.A20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formula="of:=MOD([.$F$4];[.A20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formula="of:=MOD([.$F$4];[.A20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formula="of:=MOD([.$F$4];[.A20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formula="of:=MOD([.$F$4];[.A20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formula="of:=MOD([.$F$4];[.A20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formula="of:=MOD([.$F$4];[.A20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formula="of:=MOD([.$F$4];[.A20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formula="of:=MOD([.$F$4];[.A20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formula="of:=MOD([.$F$4];[.A20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formula="of:=MOD([.$F$4];[.A20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formula="of:=MOD([.$F$4];[.A20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formula="of:=MOD([.$F$4];[.A20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formula="of:=MOD([.$F$4];[.A20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formula="of:=MOD([.$F$4];[.A20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formula="of:=MOD([.$F$4];[.A20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formula="of:=MOD([.$F$4];[.A20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formula="of:=MOD([.$F$4];[.A20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formula="of:=MOD([.$F$4];[.A20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formula="of:=MOD([.$F$4];[.A20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formula="of:=MOD([.$F$4];[.A20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formula="of:=MOD([.$F$4];[.A20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formula="of:=MOD([.$F$4];[.A20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formula="of:=MOD([.$F$4];[.A20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formula="of:=MOD([.$F$4];[.A20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formula="of:=MOD([.$F$4];[.A20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formula="of:=MOD([.$F$4];[.A20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formula="of:=MOD([.$F$4];[.A20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formula="of:=MOD([.$F$4];[.A20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formula="of:=MOD([.$F$4];[.A20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formula="of:=MOD([.$F$4];[.A20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formula="of:=MOD([.$F$4];[.A20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formula="of:=MOD([.$F$4];[.A20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formula="of:=MOD([.$F$4];[.A20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formula="of:=MOD([.$F$4];[.A20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formula="of:=MOD([.$F$4];[.A20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formula="of:=MOD([.$F$4];[.A20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formula="of:=MOD([.$F$4];[.A20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formula="of:=MOD([.$F$4];[.A20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formula="of:=MOD([.$F$4];[.A20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formula="of:=MOD([.$F$4];[.A20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formula="of:=MOD([.$F$4];[.A21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formula="of:=MOD([.$F$4];[.A21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formula="of:=MOD([.$F$4];[.A21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formula="of:=MOD([.$F$4];[.A21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formula="of:=MOD([.$F$4];[.A21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formula="of:=MOD([.$F$4];[.A21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formula="of:=MOD([.$F$4];[.A21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formula="of:=MOD([.$F$4];[.A21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formula="of:=MOD([.$F$4];[.A21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formula="of:=MOD([.$F$4];[.A21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formula="of:=MOD([.$F$4];[.A21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formula="of:=MOD([.$F$4];[.A21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formula="of:=MOD([.$F$4];[.A21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formula="of:=MOD([.$F$4];[.A21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formula="of:=MOD([.$F$4];[.A21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formula="of:=MOD([.$F$4];[.A21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formula="of:=MOD([.$F$4];[.A21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formula="of:=MOD([.$F$4];[.A21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formula="of:=MOD([.$F$4];[.A21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formula="of:=MOD([.$F$4];[.A21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formula="of:=MOD([.$F$4];[.A21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formula="of:=MOD([.$F$4];[.A21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formula="of:=MOD([.$F$4];[.A21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formula="of:=MOD([.$F$4];[.A21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formula="of:=MOD([.$F$4];[.A21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formula="of:=MOD([.$F$4];[.A21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formula="of:=MOD([.$F$4];[.A21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formula="of:=MOD([.$F$4];[.A21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formula="of:=MOD([.$F$4];[.A21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formula="of:=MOD([.$F$4];[.A21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formula="of:=MOD([.$F$4];[.A21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formula="of:=MOD([.$F$4];[.A21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formula="of:=MOD([.$F$4];[.A21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formula="of:=MOD([.$F$4];[.A21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formula="of:=MOD([.$F$4];[.A21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formula="of:=MOD([.$F$4];[.A21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formula="of:=MOD([.$F$4];[.A21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formula="of:=MOD([.$F$4];[.A21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formula="of:=MOD([.$F$4];[.A21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formula="of:=MOD([.$F$4];[.A21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formula="of:=MOD([.$F$4];[.A21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formula="of:=MOD([.$F$4];[.A21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formula="of:=MOD([.$F$4];[.A21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formula="of:=MOD([.$F$4];[.A21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formula="of:=MOD([.$F$4];[.A21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formula="of:=MOD([.$F$4];[.A21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formula="of:=MOD([.$F$4];[.A21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formula="of:=MOD([.$F$4];[.A21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formula="of:=MOD([.$F$4];[.A21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formula="of:=MOD([.$F$4];[.A21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formula="of:=MOD([.$F$4];[.A21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formula="of:=MOD([.$F$4];[.A21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formula="of:=MOD([.$F$4];[.A21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formula="of:=MOD([.$F$4];[.A21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formula="of:=MOD([.$F$4];[.A21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formula="of:=MOD([.$F$4];[.A21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formula="of:=MOD([.$F$4];[.A21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formula="of:=MOD([.$F$4];[.A21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formula="of:=MOD([.$F$4];[.A21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formula="of:=MOD([.$F$4];[.A21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formula="of:=MOD([.$F$4];[.A21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formula="of:=MOD([.$F$4];[.A21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formula="of:=MOD([.$F$4];[.A21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formula="of:=MOD([.$F$4];[.A21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formula="of:=MOD([.$F$4];[.A21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formula="of:=MOD([.$F$4];[.A21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formula="of:=MOD([.$F$4];[.A21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formula="of:=MOD([.$F$4];[.A21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formula="of:=MOD([.$F$4];[.A21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formula="of:=MOD([.$F$4];[.A21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formula="of:=MOD([.$F$4];[.A21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formula="of:=MOD([.$F$4];[.A21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formula="of:=MOD([.$F$4];[.A21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formula="of:=MOD([.$F$4];[.A21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formula="of:=MOD([.$F$4];[.A21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formula="of:=MOD([.$F$4];[.A21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formula="of:=MOD([.$F$4];[.A21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formula="of:=MOD([.$F$4];[.A21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formula="of:=MOD([.$F$4];[.A21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formula="of:=MOD([.$F$4];[.A21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formula="of:=MOD([.$F$4];[.A21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formula="of:=MOD([.$F$4];[.A21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formula="of:=MOD([.$F$4];[.A21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formula="of:=MOD([.$F$4];[.A21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formula="of:=MOD([.$F$4];[.A21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formula="of:=MOD([.$F$4];[.A21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formula="of:=MOD([.$F$4];[.A21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formula="of:=MOD([.$F$4];[.A21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formula="of:=MOD([.$F$4];[.A21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formula="of:=MOD([.$F$4];[.A21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formula="of:=MOD([.$F$4];[.A21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formula="of:=MOD([.$F$4];[.A21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formula="of:=MOD([.$F$4];[.A21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formula="of:=MOD([.$F$4];[.A21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formula="of:=MOD([.$F$4];[.A21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formula="of:=MOD([.$F$4];[.A21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formula="of:=MOD([.$F$4];[.A21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formula="of:=MOD([.$F$4];[.A21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formula="of:=MOD([.$F$4];[.A21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formula="of:=MOD([.$F$4];[.A21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formula="of:=MOD([.$F$4];[.A22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formula="of:=MOD([.$F$4];[.A22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formula="of:=MOD([.$F$4];[.A22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formula="of:=MOD([.$F$4];[.A22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formula="of:=MOD([.$F$4];[.A22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formula="of:=MOD([.$F$4];[.A22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formula="of:=MOD([.$F$4];[.A22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formula="of:=MOD([.$F$4];[.A22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formula="of:=MOD([.$F$4];[.A22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formula="of:=MOD([.$F$4];[.A22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formula="of:=MOD([.$F$4];[.A22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formula="of:=MOD([.$F$4];[.A22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formula="of:=MOD([.$F$4];[.A22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formula="of:=MOD([.$F$4];[.A22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formula="of:=MOD([.$F$4];[.A22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formula="of:=MOD([.$F$4];[.A22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formula="of:=MOD([.$F$4];[.A22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formula="of:=MOD([.$F$4];[.A22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formula="of:=MOD([.$F$4];[.A22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formula="of:=MOD([.$F$4];[.A22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formula="of:=MOD([.$F$4];[.A22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formula="of:=MOD([.$F$4];[.A22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formula="of:=MOD([.$F$4];[.A22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formula="of:=MOD([.$F$4];[.A22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formula="of:=MOD([.$F$4];[.A22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formula="of:=MOD([.$F$4];[.A22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formula="of:=MOD([.$F$4];[.A22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formula="of:=MOD([.$F$4];[.A22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formula="of:=MOD([.$F$4];[.A22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formula="of:=MOD([.$F$4];[.A22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formula="of:=MOD([.$F$4];[.A22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formula="of:=MOD([.$F$4];[.A22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formula="of:=MOD([.$F$4];[.A22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formula="of:=MOD([.$F$4];[.A22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formula="of:=MOD([.$F$4];[.A22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formula="of:=MOD([.$F$4];[.A22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formula="of:=MOD([.$F$4];[.A22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formula="of:=MOD([.$F$4];[.A22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formula="of:=MOD([.$F$4];[.A22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formula="of:=MOD([.$F$4];[.A22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formula="of:=MOD([.$F$4];[.A22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formula="of:=MOD([.$F$4];[.A22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formula="of:=MOD([.$F$4];[.A22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formula="of:=MOD([.$F$4];[.A22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formula="of:=MOD([.$F$4];[.A22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formula="of:=MOD([.$F$4];[.A22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formula="of:=MOD([.$F$4];[.A22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formula="of:=MOD([.$F$4];[.A22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formula="of:=MOD([.$F$4];[.A22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formula="of:=MOD([.$F$4];[.A22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formula="of:=MOD([.$F$4];[.A22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formula="of:=MOD([.$F$4];[.A22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formula="of:=MOD([.$F$4];[.A22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formula="of:=MOD([.$F$4];[.A22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formula="of:=MOD([.$F$4];[.A22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formula="of:=MOD([.$F$4];[.A22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formula="of:=MOD([.$F$4];[.A22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formula="of:=MOD([.$F$4];[.A22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formula="of:=MOD([.$F$4];[.A22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formula="of:=MOD([.$F$4];[.A22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formula="of:=MOD([.$F$4];[.A22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formula="of:=MOD([.$F$4];[.A22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formula="of:=MOD([.$F$4];[.A22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formula="of:=MOD([.$F$4];[.A22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formula="of:=MOD([.$F$4];[.A22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formula="of:=MOD([.$F$4];[.A22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formula="of:=MOD([.$F$4];[.A22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formula="of:=MOD([.$F$4];[.A22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formula="of:=MOD([.$F$4];[.A22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formula="of:=MOD([.$F$4];[.A22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formula="of:=MOD([.$F$4];[.A22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formula="of:=MOD([.$F$4];[.A22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formula="of:=MOD([.$F$4];[.A22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formula="of:=MOD([.$F$4];[.A22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formula="of:=MOD([.$F$4];[.A22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formula="of:=MOD([.$F$4];[.A22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formula="of:=MOD([.$F$4];[.A22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formula="of:=MOD([.$F$4];[.A22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formula="of:=MOD([.$F$4];[.A22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formula="of:=MOD([.$F$4];[.A22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formula="of:=MOD([.$F$4];[.A22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formula="of:=MOD([.$F$4];[.A22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formula="of:=MOD([.$F$4];[.A22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formula="of:=MOD([.$F$4];[.A22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formula="of:=MOD([.$F$4];[.A22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formula="of:=MOD([.$F$4];[.A22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formula="of:=MOD([.$F$4];[.A22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formula="of:=MOD([.$F$4];[.A22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formula="of:=MOD([.$F$4];[.A22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formula="of:=MOD([.$F$4];[.A22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formula="of:=MOD([.$F$4];[.A22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formula="of:=MOD([.$F$4];[.A22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formula="of:=MOD([.$F$4];[.A22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formula="of:=MOD([.$F$4];[.A22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formula="of:=MOD([.$F$4];[.A22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formula="of:=MOD([.$F$4];[.A22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formula="of:=MOD([.$F$4];[.A22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formula="of:=MOD([.$F$4];[.A22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formula="of:=MOD([.$F$4];[.A22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formula="of:=MOD([.$F$4];[.A22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formula="of:=MOD([.$F$4];[.A23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formula="of:=MOD([.$F$4];[.A23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formula="of:=MOD([.$F$4];[.A23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formula="of:=MOD([.$F$4];[.A23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formula="of:=MOD([.$F$4];[.A23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formula="of:=MOD([.$F$4];[.A23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formula="of:=MOD([.$F$4];[.A23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formula="of:=MOD([.$F$4];[.A23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formula="of:=MOD([.$F$4];[.A23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formula="of:=MOD([.$F$4];[.A23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formula="of:=MOD([.$F$4];[.A23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formula="of:=MOD([.$F$4];[.A23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formula="of:=MOD([.$F$4];[.A23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formula="of:=MOD([.$F$4];[.A23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formula="of:=MOD([.$F$4];[.A23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formula="of:=MOD([.$F$4];[.A23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formula="of:=MOD([.$F$4];[.A23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formula="of:=MOD([.$F$4];[.A23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formula="of:=MOD([.$F$4];[.A23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formula="of:=MOD([.$F$4];[.A23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formula="of:=MOD([.$F$4];[.A23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formula="of:=MOD([.$F$4];[.A23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formula="of:=MOD([.$F$4];[.A23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formula="of:=MOD([.$F$4];[.A23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formula="of:=MOD([.$F$4];[.A23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formula="of:=MOD([.$F$4];[.A23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formula="of:=MOD([.$F$4];[.A23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formula="of:=MOD([.$F$4];[.A23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formula="of:=MOD([.$F$4];[.A23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formula="of:=MOD([.$F$4];[.A23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formula="of:=MOD([.$F$4];[.A23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formula="of:=MOD([.$F$4];[.A23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formula="of:=MOD([.$F$4];[.A23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formula="of:=MOD([.$F$4];[.A23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formula="of:=MOD([.$F$4];[.A23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formula="of:=MOD([.$F$4];[.A23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formula="of:=MOD([.$F$4];[.A23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formula="of:=MOD([.$F$4];[.A23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formula="of:=MOD([.$F$4];[.A23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formula="of:=MOD([.$F$4];[.A23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formula="of:=MOD([.$F$4];[.A23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formula="of:=MOD([.$F$4];[.A23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formula="of:=MOD([.$F$4];[.A23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formula="of:=MOD([.$F$4];[.A23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formula="of:=MOD([.$F$4];[.A23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formula="of:=MOD([.$F$4];[.A23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formula="of:=MOD([.$F$4];[.A23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formula="of:=MOD([.$F$4];[.A23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formula="of:=MOD([.$F$4];[.A23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formula="of:=MOD([.$F$4];[.A23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formula="of:=MOD([.$F$4];[.A23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formula="of:=MOD([.$F$4];[.A23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formula="of:=MOD([.$F$4];[.A23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formula="of:=MOD([.$F$4];[.A23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formula="of:=MOD([.$F$4];[.A23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formula="of:=MOD([.$F$4];[.A23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formula="of:=MOD([.$F$4];[.A23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formula="of:=MOD([.$F$4];[.A23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formula="of:=MOD([.$F$4];[.A23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formula="of:=MOD([.$F$4];[.A23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formula="of:=MOD([.$F$4];[.A23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formula="of:=MOD([.$F$4];[.A23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formula="of:=MOD([.$F$4];[.A23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formula="of:=MOD([.$F$4];[.A23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formula="of:=MOD([.$F$4];[.A23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formula="of:=MOD([.$F$4];[.A23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formula="of:=MOD([.$F$4];[.A23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formula="of:=MOD([.$F$4];[.A23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formula="of:=MOD([.$F$4];[.A23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formula="of:=MOD([.$F$4];[.A23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formula="of:=MOD([.$F$4];[.A23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formula="of:=MOD([.$F$4];[.A23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formula="of:=MOD([.$F$4];[.A23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formula="of:=MOD([.$F$4];[.A23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formula="of:=MOD([.$F$4];[.A23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formula="of:=MOD([.$F$4];[.A23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formula="of:=MOD([.$F$4];[.A23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formula="of:=MOD([.$F$4];[.A23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formula="of:=MOD([.$F$4];[.A23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formula="of:=MOD([.$F$4];[.A23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formula="of:=MOD([.$F$4];[.A23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formula="of:=MOD([.$F$4];[.A23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formula="of:=MOD([.$F$4];[.A23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formula="of:=MOD([.$F$4];[.A23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formula="of:=MOD([.$F$4];[.A23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formula="of:=MOD([.$F$4];[.A23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formula="of:=MOD([.$F$4];[.A23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formula="of:=MOD([.$F$4];[.A23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formula="of:=MOD([.$F$4];[.A23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formula="of:=MOD([.$F$4];[.A23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formula="of:=MOD([.$F$4];[.A23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formula="of:=MOD([.$F$4];[.A23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formula="of:=MOD([.$F$4];[.A23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formula="of:=MOD([.$F$4];[.A23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formula="of:=MOD([.$F$4];[.A23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formula="of:=MOD([.$F$4];[.A23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formula="of:=MOD([.$F$4];[.A23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formula="of:=MOD([.$F$4];[.A23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formula="of:=MOD([.$F$4];[.A23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formula="of:=MOD([.$F$4];[.A23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formula="of:=MOD([.$F$4];[.A24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formula="of:=MOD([.$F$4];[.A24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formula="of:=MOD([.$F$4];[.A24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formula="of:=MOD([.$F$4];[.A24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formula="of:=MOD([.$F$4];[.A24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formula="of:=MOD([.$F$4];[.A24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formula="of:=MOD([.$F$4];[.A24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formula="of:=MOD([.$F$4];[.A24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formula="of:=MOD([.$F$4];[.A24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formula="of:=MOD([.$F$4];[.A24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formula="of:=MOD([.$F$4];[.A24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formula="of:=MOD([.$F$4];[.A24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formula="of:=MOD([.$F$4];[.A24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formula="of:=MOD([.$F$4];[.A24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formula="of:=MOD([.$F$4];[.A24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formula="of:=MOD([.$F$4];[.A24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formula="of:=MOD([.$F$4];[.A24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formula="of:=MOD([.$F$4];[.A24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formula="of:=MOD([.$F$4];[.A24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formula="of:=MOD([.$F$4];[.A24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formula="of:=MOD([.$F$4];[.A24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formula="of:=MOD([.$F$4];[.A24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formula="of:=MOD([.$F$4];[.A24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formula="of:=MOD([.$F$4];[.A24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formula="of:=MOD([.$F$4];[.A24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formula="of:=MOD([.$F$4];[.A24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formula="of:=MOD([.$F$4];[.A24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formula="of:=MOD([.$F$4];[.A24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formula="of:=MOD([.$F$4];[.A24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formula="of:=MOD([.$F$4];[.A24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formula="of:=MOD([.$F$4];[.A24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formula="of:=MOD([.$F$4];[.A24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formula="of:=MOD([.$F$4];[.A24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formula="of:=MOD([.$F$4];[.A24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formula="of:=MOD([.$F$4];[.A24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formula="of:=MOD([.$F$4];[.A24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formula="of:=MOD([.$F$4];[.A24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formula="of:=MOD([.$F$4];[.A24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formula="of:=MOD([.$F$4];[.A24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formula="of:=MOD([.$F$4];[.A24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formula="of:=MOD([.$F$4];[.A24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formula="of:=MOD([.$F$4];[.A24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formula="of:=MOD([.$F$4];[.A24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formula="of:=MOD([.$F$4];[.A24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formula="of:=MOD([.$F$4];[.A24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formula="of:=MOD([.$F$4];[.A24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formula="of:=MOD([.$F$4];[.A24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formula="of:=MOD([.$F$4];[.A24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formula="of:=MOD([.$F$4];[.A24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formula="of:=MOD([.$F$4];[.A24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formula="of:=MOD([.$F$4];[.A24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formula="of:=MOD([.$F$4];[.A24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formula="of:=MOD([.$F$4];[.A24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formula="of:=MOD([.$F$4];[.A24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formula="of:=MOD([.$F$4];[.A24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formula="of:=MOD([.$F$4];[.A24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formula="of:=MOD([.$F$4];[.A24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formula="of:=MOD([.$F$4];[.A24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formula="of:=MOD([.$F$4];[.A24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formula="of:=MOD([.$F$4];[.A24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formula="of:=MOD([.$F$4];[.A24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formula="of:=MOD([.$F$4];[.A24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formula="of:=MOD([.$F$4];[.A24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formula="of:=MOD([.$F$4];[.A24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formula="of:=MOD([.$F$4];[.A24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formula="of:=MOD([.$F$4];[.A24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formula="of:=MOD([.$F$4];[.A24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formula="of:=MOD([.$F$4];[.A24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formula="of:=MOD([.$F$4];[.A24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formula="of:=MOD([.$F$4];[.A24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formula="of:=MOD([.$F$4];[.A24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formula="of:=MOD([.$F$4];[.A24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formula="of:=MOD([.$F$4];[.A24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formula="of:=MOD([.$F$4];[.A24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formula="of:=MOD([.$F$4];[.A24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formula="of:=MOD([.$F$4];[.A24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formula="of:=MOD([.$F$4];[.A24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formula="of:=MOD([.$F$4];[.A24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formula="of:=MOD([.$F$4];[.A24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formula="of:=MOD([.$F$4];[.A24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formula="of:=MOD([.$F$4];[.A24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formula="of:=MOD([.$F$4];[.A24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formula="of:=MOD([.$F$4];[.A24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formula="of:=MOD([.$F$4];[.A24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formula="of:=MOD([.$F$4];[.A24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formula="of:=MOD([.$F$4];[.A24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formula="of:=MOD([.$F$4];[.A24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formula="of:=MOD([.$F$4];[.A24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formula="of:=MOD([.$F$4];[.A24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formula="of:=MOD([.$F$4];[.A24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formula="of:=MOD([.$F$4];[.A24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formula="of:=MOD([.$F$4];[.A24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formula="of:=MOD([.$F$4];[.A24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formula="of:=MOD([.$F$4];[.A24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formula="of:=MOD([.$F$4];[.A24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formula="of:=MOD([.$F$4];[.A24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formula="of:=MOD([.$F$4];[.A24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formula="of:=MOD([.$F$4];[.A24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formula="of:=MOD([.$F$4];[.A24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formula="of:=MOD([.$F$4];[.A24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formula="of:=MOD([.$F$4];[.A25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formula="of:=MOD([.$F$4];[.A25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formula="of:=MOD([.$F$4];[.A25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formula="of:=MOD([.$F$4];[.A25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formula="of:=MOD([.$F$4];[.A25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formula="of:=MOD([.$F$4];[.A25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formula="of:=MOD([.$F$4];[.A25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formula="of:=MOD([.$F$4];[.A25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formula="of:=MOD([.$F$4];[.A25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formula="of:=MOD([.$F$4];[.A25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formula="of:=MOD([.$F$4];[.A25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formula="of:=MOD([.$F$4];[.A25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formula="of:=MOD([.$F$4];[.A25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formula="of:=MOD([.$F$4];[.A25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formula="of:=MOD([.$F$4];[.A25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formula="of:=MOD([.$F$4];[.A25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formula="of:=MOD([.$F$4];[.A25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formula="of:=MOD([.$F$4];[.A25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formula="of:=MOD([.$F$4];[.A25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formula="of:=MOD([.$F$4];[.A25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formula="of:=MOD([.$F$4];[.A25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formula="of:=MOD([.$F$4];[.A25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formula="of:=MOD([.$F$4];[.A25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formula="of:=MOD([.$F$4];[.A25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formula="of:=MOD([.$F$4];[.A25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formula="of:=MOD([.$F$4];[.A25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formula="of:=MOD([.$F$4];[.A25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formula="of:=MOD([.$F$4];[.A25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formula="of:=MOD([.$F$4];[.A25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formula="of:=MOD([.$F$4];[.A25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formula="of:=MOD([.$F$4];[.A25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formula="of:=MOD([.$F$4];[.A25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formula="of:=MOD([.$F$4];[.A25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formula="of:=MOD([.$F$4];[.A25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formula="of:=MOD([.$F$4];[.A25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formula="of:=MOD([.$F$4];[.A25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formula="of:=MOD([.$F$4];[.A25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formula="of:=MOD([.$F$4];[.A25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formula="of:=MOD([.$F$4];[.A25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formula="of:=MOD([.$F$4];[.A25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formula="of:=MOD([.$F$4];[.A25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formula="of:=MOD([.$F$4];[.A25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formula="of:=MOD([.$F$4];[.A25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formula="of:=MOD([.$F$4];[.A25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formula="of:=MOD([.$F$4];[.A25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formula="of:=MOD([.$F$4];[.A25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formula="of:=MOD([.$F$4];[.A25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formula="of:=MOD([.$F$4];[.A25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formula="of:=MOD([.$F$4];[.A25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formula="of:=MOD([.$F$4];[.A25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formula="of:=MOD([.$F$4];[.A25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formula="of:=MOD([.$F$4];[.A25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formula="of:=MOD([.$F$4];[.A25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formula="of:=MOD([.$F$4];[.A25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formula="of:=MOD([.$F$4];[.A25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formula="of:=MOD([.$F$4];[.A25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formula="of:=MOD([.$F$4];[.A25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formula="of:=MOD([.$F$4];[.A25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formula="of:=MOD([.$F$4];[.A25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formula="of:=MOD([.$F$4];[.A25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formula="of:=MOD([.$F$4];[.A25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formula="of:=MOD([.$F$4];[.A25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formula="of:=MOD([.$F$4];[.A25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formula="of:=MOD([.$F$4];[.A25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formula="of:=MOD([.$F$4];[.A25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formula="of:=MOD([.$F$4];[.A25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formula="of:=MOD([.$F$4];[.A25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formula="of:=MOD([.$F$4];[.A25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formula="of:=MOD([.$F$4];[.A25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formula="of:=MOD([.$F$4];[.A25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formula="of:=MOD([.$F$4];[.A25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formula="of:=MOD([.$F$4];[.A25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formula="of:=MOD([.$F$4];[.A25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formula="of:=MOD([.$F$4];[.A25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formula="of:=MOD([.$F$4];[.A25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formula="of:=MOD([.$F$4];[.A25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formula="of:=MOD([.$F$4];[.A25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formula="of:=MOD([.$F$4];[.A25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formula="of:=MOD([.$F$4];[.A25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formula="of:=MOD([.$F$4];[.A25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formula="of:=MOD([.$F$4];[.A25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formula="of:=MOD([.$F$4];[.A25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formula="of:=MOD([.$F$4];[.A25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formula="of:=MOD([.$F$4];[.A25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formula="of:=MOD([.$F$4];[.A25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formula="of:=MOD([.$F$4];[.A25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formula="of:=MOD([.$F$4];[.A25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formula="of:=MOD([.$F$4];[.A25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formula="of:=MOD([.$F$4];[.A25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formula="of:=MOD([.$F$4];[.A25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formula="of:=MOD([.$F$4];[.A25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formula="of:=MOD([.$F$4];[.A25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formula="of:=MOD([.$F$4];[.A25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formula="of:=MOD([.$F$4];[.A25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formula="of:=MOD([.$F$4];[.A25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formula="of:=MOD([.$F$4];[.A25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formula="of:=MOD([.$F$4];[.A25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formula="of:=MOD([.$F$4];[.A25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formula="of:=MOD([.$F$4];[.A25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formula="of:=MOD([.$F$4];[.A25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formula="of:=MOD([.$F$4];[.A26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formula="of:=MOD([.$F$4];[.A26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formula="of:=MOD([.$F$4];[.A26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formula="of:=MOD([.$F$4];[.A26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formula="of:=MOD([.$F$4];[.A26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formula="of:=MOD([.$F$4];[.A26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formula="of:=MOD([.$F$4];[.A26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formula="of:=MOD([.$F$4];[.A26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formula="of:=MOD([.$F$4];[.A26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formula="of:=MOD([.$F$4];[.A26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formula="of:=MOD([.$F$4];[.A26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formula="of:=MOD([.$F$4];[.A26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formula="of:=MOD([.$F$4];[.A26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formula="of:=MOD([.$F$4];[.A26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formula="of:=MOD([.$F$4];[.A26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formula="of:=MOD([.$F$4];[.A26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formula="of:=MOD([.$F$4];[.A26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formula="of:=MOD([.$F$4];[.A26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formula="of:=MOD([.$F$4];[.A26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formula="of:=MOD([.$F$4];[.A26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formula="of:=MOD([.$F$4];[.A26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formula="of:=MOD([.$F$4];[.A26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formula="of:=MOD([.$F$4];[.A26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formula="of:=MOD([.$F$4];[.A26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formula="of:=MOD([.$F$4];[.A26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formula="of:=MOD([.$F$4];[.A26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formula="of:=MOD([.$F$4];[.A26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formula="of:=MOD([.$F$4];[.A26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formula="of:=MOD([.$F$4];[.A26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formula="of:=MOD([.$F$4];[.A26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formula="of:=MOD([.$F$4];[.A26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formula="of:=MOD([.$F$4];[.A26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formula="of:=MOD([.$F$4];[.A26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formula="of:=MOD([.$F$4];[.A26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formula="of:=MOD([.$F$4];[.A26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formula="of:=MOD([.$F$4];[.A26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formula="of:=MOD([.$F$4];[.A26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formula="of:=MOD([.$F$4];[.A26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formula="of:=MOD([.$F$4];[.A26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formula="of:=MOD([.$F$4];[.A26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formula="of:=MOD([.$F$4];[.A26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formula="of:=MOD([.$F$4];[.A26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formula="of:=MOD([.$F$4];[.A26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formula="of:=MOD([.$F$4];[.A26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formula="of:=MOD([.$F$4];[.A26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formula="of:=MOD([.$F$4];[.A26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formula="of:=MOD([.$F$4];[.A26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formula="of:=MOD([.$F$4];[.A26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formula="of:=MOD([.$F$4];[.A26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formula="of:=MOD([.$F$4];[.A26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formula="of:=MOD([.$F$4];[.A26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formula="of:=MOD([.$F$4];[.A26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formula="of:=MOD([.$F$4];[.A26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formula="of:=MOD([.$F$4];[.A26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formula="of:=MOD([.$F$4];[.A26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formula="of:=MOD([.$F$4];[.A26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formula="of:=MOD([.$F$4];[.A26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formula="of:=MOD([.$F$4];[.A26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formula="of:=MOD([.$F$4];[.A26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formula="of:=MOD([.$F$4];[.A26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formula="of:=MOD([.$F$4];[.A26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formula="of:=MOD([.$F$4];[.A26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formula="of:=MOD([.$F$4];[.A26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formula="of:=MOD([.$F$4];[.A26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formula="of:=MOD([.$F$4];[.A26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formula="of:=MOD([.$F$4];[.A26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formula="of:=MOD([.$F$4];[.A26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formula="of:=MOD([.$F$4];[.A26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formula="of:=MOD([.$F$4];[.A26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formula="of:=MOD([.$F$4];[.A26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formula="of:=MOD([.$F$4];[.A26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formula="of:=MOD([.$F$4];[.A26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formula="of:=MOD([.$F$4];[.A26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formula="of:=MOD([.$F$4];[.A26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formula="of:=MOD([.$F$4];[.A26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formula="of:=MOD([.$F$4];[.A26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formula="of:=MOD([.$F$4];[.A26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formula="of:=MOD([.$F$4];[.A26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formula="of:=MOD([.$F$4];[.A26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formula="of:=MOD([.$F$4];[.A26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formula="of:=MOD([.$F$4];[.A26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formula="of:=MOD([.$F$4];[.A26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formula="of:=MOD([.$F$4];[.A26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formula="of:=MOD([.$F$4];[.A26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formula="of:=MOD([.$F$4];[.A26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formula="of:=MOD([.$F$4];[.A26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formula="of:=MOD([.$F$4];[.A26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formula="of:=MOD([.$F$4];[.A26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formula="of:=MOD([.$F$4];[.A26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formula="of:=MOD([.$F$4];[.A26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formula="of:=MOD([.$F$4];[.A26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formula="of:=MOD([.$F$4];[.A26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formula="of:=MOD([.$F$4];[.A26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formula="of:=MOD([.$F$4];[.A26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formula="of:=MOD([.$F$4];[.A26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formula="of:=MOD([.$F$4];[.A26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formula="of:=MOD([.$F$4];[.A26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formula="of:=MOD([.$F$4];[.A26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formula="of:=MOD([.$F$4];[.A26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formula="of:=MOD([.$F$4];[.A26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formula="of:=MOD([.$F$4];[.A27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formula="of:=MOD([.$F$4];[.A27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formula="of:=MOD([.$F$4];[.A27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formula="of:=MOD([.$F$4];[.A27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formula="of:=MOD([.$F$4];[.A27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formula="of:=MOD([.$F$4];[.A27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formula="of:=MOD([.$F$4];[.A27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formula="of:=MOD([.$F$4];[.A27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formula="of:=MOD([.$F$4];[.A27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formula="of:=MOD([.$F$4];[.A27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formula="of:=MOD([.$F$4];[.A27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formula="of:=MOD([.$F$4];[.A27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formula="of:=MOD([.$F$4];[.A27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formula="of:=MOD([.$F$4];[.A27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formula="of:=MOD([.$F$4];[.A27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formula="of:=MOD([.$F$4];[.A27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formula="of:=MOD([.$F$4];[.A27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formula="of:=MOD([.$F$4];[.A27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formula="of:=MOD([.$F$4];[.A27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formula="of:=MOD([.$F$4];[.A27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formula="of:=MOD([.$F$4];[.A27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formula="of:=MOD([.$F$4];[.A27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formula="of:=MOD([.$F$4];[.A27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formula="of:=MOD([.$F$4];[.A27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formula="of:=MOD([.$F$4];[.A27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formula="of:=MOD([.$F$4];[.A27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formula="of:=MOD([.$F$4];[.A27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formula="of:=MOD([.$F$4];[.A27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formula="of:=MOD([.$F$4];[.A27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formula="of:=MOD([.$F$4];[.A27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formula="of:=MOD([.$F$4];[.A27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formula="of:=MOD([.$F$4];[.A27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formula="of:=MOD([.$F$4];[.A27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formula="of:=MOD([.$F$4];[.A27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formula="of:=MOD([.$F$4];[.A27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formula="of:=MOD([.$F$4];[.A27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formula="of:=MOD([.$F$4];[.A27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formula="of:=MOD([.$F$4];[.A27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formula="of:=MOD([.$F$4];[.A27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formula="of:=MOD([.$F$4];[.A27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formula="of:=MOD([.$F$4];[.A27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formula="of:=MOD([.$F$4];[.A27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formula="of:=MOD([.$F$4];[.A27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formula="of:=MOD([.$F$4];[.A27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formula="of:=MOD([.$F$4];[.A27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formula="of:=MOD([.$F$4];[.A27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formula="of:=MOD([.$F$4];[.A27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formula="of:=MOD([.$F$4];[.A27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formula="of:=MOD([.$F$4];[.A27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formula="of:=MOD([.$F$4];[.A27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formula="of:=MOD([.$F$4];[.A27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formula="of:=MOD([.$F$4];[.A27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formula="of:=MOD([.$F$4];[.A27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formula="of:=MOD([.$F$4];[.A27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formula="of:=MOD([.$F$4];[.A27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formula="of:=MOD([.$F$4];[.A27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formula="of:=MOD([.$F$4];[.A27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formula="of:=MOD([.$F$4];[.A27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formula="of:=MOD([.$F$4];[.A27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formula="of:=MOD([.$F$4];[.A27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formula="of:=MOD([.$F$4];[.A27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formula="of:=MOD([.$F$4];[.A27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formula="of:=MOD([.$F$4];[.A27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formula="of:=MOD([.$F$4];[.A27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formula="of:=MOD([.$F$4];[.A27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formula="of:=MOD([.$F$4];[.A27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formula="of:=MOD([.$F$4];[.A27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formula="of:=MOD([.$F$4];[.A27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formula="of:=MOD([.$F$4];[.A27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formula="of:=MOD([.$F$4];[.A27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formula="of:=MOD([.$F$4];[.A27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formula="of:=MOD([.$F$4];[.A27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formula="of:=MOD([.$F$4];[.A27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formula="of:=MOD([.$F$4];[.A27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formula="of:=MOD([.$F$4];[.A27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formula="of:=MOD([.$F$4];[.A27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formula="of:=MOD([.$F$4];[.A27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formula="of:=MOD([.$F$4];[.A27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formula="of:=MOD([.$F$4];[.A27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formula="of:=MOD([.$F$4];[.A27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formula="of:=MOD([.$F$4];[.A27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formula="of:=MOD([.$F$4];[.A27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formula="of:=MOD([.$F$4];[.A27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formula="of:=MOD([.$F$4];[.A27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formula="of:=MOD([.$F$4];[.A27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formula="of:=MOD([.$F$4];[.A27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formula="of:=MOD([.$F$4];[.A27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formula="of:=MOD([.$F$4];[.A27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formula="of:=MOD([.$F$4];[.A27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formula="of:=MOD([.$F$4];[.A27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formula="of:=MOD([.$F$4];[.A27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formula="of:=MOD([.$F$4];[.A27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formula="of:=MOD([.$F$4];[.A27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formula="of:=MOD([.$F$4];[.A27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formula="of:=MOD([.$F$4];[.A27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formula="of:=MOD([.$F$4];[.A27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formula="of:=MOD([.$F$4];[.A27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formula="of:=MOD([.$F$4];[.A27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formula="of:=MOD([.$F$4];[.A27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formula="of:=MOD([.$F$4];[.A27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formula="of:=MOD([.$F$4];[.A28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formula="of:=MOD([.$F$4];[.A28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formula="of:=MOD([.$F$4];[.A28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formula="of:=MOD([.$F$4];[.A28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formula="of:=MOD([.$F$4];[.A28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formula="of:=MOD([.$F$4];[.A28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formula="of:=MOD([.$F$4];[.A28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formula="of:=MOD([.$F$4];[.A28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formula="of:=MOD([.$F$4];[.A28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formula="of:=MOD([.$F$4];[.A28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formula="of:=MOD([.$F$4];[.A28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formula="of:=MOD([.$F$4];[.A28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formula="of:=MOD([.$F$4];[.A28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formula="of:=MOD([.$F$4];[.A28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formula="of:=MOD([.$F$4];[.A28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formula="of:=MOD([.$F$4];[.A28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formula="of:=MOD([.$F$4];[.A28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formula="of:=MOD([.$F$4];[.A28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formula="of:=MOD([.$F$4];[.A28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formula="of:=MOD([.$F$4];[.A28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formula="of:=MOD([.$F$4];[.A28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formula="of:=MOD([.$F$4];[.A28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formula="of:=MOD([.$F$4];[.A28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formula="of:=MOD([.$F$4];[.A28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formula="of:=MOD([.$F$4];[.A28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formula="of:=MOD([.$F$4];[.A28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formula="of:=MOD([.$F$4];[.A28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formula="of:=MOD([.$F$4];[.A28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formula="of:=MOD([.$F$4];[.A28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formula="of:=MOD([.$F$4];[.A28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formula="of:=MOD([.$F$4];[.A28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formula="of:=MOD([.$F$4];[.A28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formula="of:=MOD([.$F$4];[.A28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formula="of:=MOD([.$F$4];[.A28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formula="of:=MOD([.$F$4];[.A28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formula="of:=MOD([.$F$4];[.A28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formula="of:=MOD([.$F$4];[.A28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formula="of:=MOD([.$F$4];[.A28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formula="of:=MOD([.$F$4];[.A28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formula="of:=MOD([.$F$4];[.A28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formula="of:=MOD([.$F$4];[.A28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formula="of:=MOD([.$F$4];[.A28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formula="of:=MOD([.$F$4];[.A28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formula="of:=MOD([.$F$4];[.A28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formula="of:=MOD([.$F$4];[.A28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formula="of:=MOD([.$F$4];[.A28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formula="of:=MOD([.$F$4];[.A28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formula="of:=MOD([.$F$4];[.A28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formula="of:=MOD([.$F$4];[.A28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formula="of:=MOD([.$F$4];[.A28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formula="of:=MOD([.$F$4];[.A28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formula="of:=MOD([.$F$4];[.A28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formula="of:=MOD([.$F$4];[.A28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formula="of:=MOD([.$F$4];[.A28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formula="of:=MOD([.$F$4];[.A28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formula="of:=MOD([.$F$4];[.A28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formula="of:=MOD([.$F$4];[.A28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formula="of:=MOD([.$F$4];[.A28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formula="of:=MOD([.$F$4];[.A28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formula="of:=MOD([.$F$4];[.A28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formula="of:=MOD([.$F$4];[.A28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formula="of:=MOD([.$F$4];[.A28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formula="of:=MOD([.$F$4];[.A28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formula="of:=MOD([.$F$4];[.A28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formula="of:=MOD([.$F$4];[.A28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formula="of:=MOD([.$F$4];[.A28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formula="of:=MOD([.$F$4];[.A28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formula="of:=MOD([.$F$4];[.A28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formula="of:=MOD([.$F$4];[.A28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formula="of:=MOD([.$F$4];[.A28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formula="of:=MOD([.$F$4];[.A28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formula="of:=MOD([.$F$4];[.A28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formula="of:=MOD([.$F$4];[.A28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formula="of:=MOD([.$F$4];[.A28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formula="of:=MOD([.$F$4];[.A28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formula="of:=MOD([.$F$4];[.A28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formula="of:=MOD([.$F$4];[.A28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formula="of:=MOD([.$F$4];[.A28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formula="of:=MOD([.$F$4];[.A28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formula="of:=MOD([.$F$4];[.A28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formula="of:=MOD([.$F$4];[.A28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formula="of:=MOD([.$F$4];[.A28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formula="of:=MOD([.$F$4];[.A28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formula="of:=MOD([.$F$4];[.A28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formula="of:=MOD([.$F$4];[.A28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formula="of:=MOD([.$F$4];[.A28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formula="of:=MOD([.$F$4];[.A28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formula="of:=MOD([.$F$4];[.A28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formula="of:=MOD([.$F$4];[.A28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formula="of:=MOD([.$F$4];[.A28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formula="of:=MOD([.$F$4];[.A28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formula="of:=MOD([.$F$4];[.A28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formula="of:=MOD([.$F$4];[.A28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formula="of:=MOD([.$F$4];[.A28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formula="of:=MOD([.$F$4];[.A28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formula="of:=MOD([.$F$4];[.A28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formula="of:=MOD([.$F$4];[.A28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formula="of:=MOD([.$F$4];[.A28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formula="of:=MOD([.$F$4];[.A28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formula="of:=MOD([.$F$4];[.A28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formula="of:=MOD([.$F$4];[.A29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formula="of:=MOD([.$F$4];[.A29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formula="of:=MOD([.$F$4];[.A29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formula="of:=MOD([.$F$4];[.A29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formula="of:=MOD([.$F$4];[.A29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formula="of:=MOD([.$F$4];[.A29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formula="of:=MOD([.$F$4];[.A29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formula="of:=MOD([.$F$4];[.A29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formula="of:=MOD([.$F$4];[.A29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formula="of:=MOD([.$F$4];[.A29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formula="of:=MOD([.$F$4];[.A29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formula="of:=MOD([.$F$4];[.A29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formula="of:=MOD([.$F$4];[.A29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formula="of:=MOD([.$F$4];[.A29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formula="of:=MOD([.$F$4];[.A29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formula="of:=MOD([.$F$4];[.A29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formula="of:=MOD([.$F$4];[.A29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formula="of:=MOD([.$F$4];[.A29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formula="of:=MOD([.$F$4];[.A29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formula="of:=MOD([.$F$4];[.A29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formula="of:=MOD([.$F$4];[.A29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formula="of:=MOD([.$F$4];[.A29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formula="of:=MOD([.$F$4];[.A29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formula="of:=MOD([.$F$4];[.A29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formula="of:=MOD([.$F$4];[.A29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formula="of:=MOD([.$F$4];[.A29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formula="of:=MOD([.$F$4];[.A29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formula="of:=MOD([.$F$4];[.A29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formula="of:=MOD([.$F$4];[.A29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formula="of:=MOD([.$F$4];[.A29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formula="of:=MOD([.$F$4];[.A29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formula="of:=MOD([.$F$4];[.A29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formula="of:=MOD([.$F$4];[.A29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formula="of:=MOD([.$F$4];[.A29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formula="of:=MOD([.$F$4];[.A29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formula="of:=MOD([.$F$4];[.A29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formula="of:=MOD([.$F$4];[.A29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formula="of:=MOD([.$F$4];[.A29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formula="of:=MOD([.$F$4];[.A29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formula="of:=MOD([.$F$4];[.A29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formula="of:=MOD([.$F$4];[.A29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formula="of:=MOD([.$F$4];[.A29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formula="of:=MOD([.$F$4];[.A29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formula="of:=MOD([.$F$4];[.A29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formula="of:=MOD([.$F$4];[.A29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formula="of:=MOD([.$F$4];[.A29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formula="of:=MOD([.$F$4];[.A29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formula="of:=MOD([.$F$4];[.A29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formula="of:=MOD([.$F$4];[.A29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formula="of:=MOD([.$F$4];[.A29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formula="of:=MOD([.$F$4];[.A29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formula="of:=MOD([.$F$4];[.A29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formula="of:=MOD([.$F$4];[.A29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formula="of:=MOD([.$F$4];[.A29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formula="of:=MOD([.$F$4];[.A29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formula="of:=MOD([.$F$4];[.A29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formula="of:=MOD([.$F$4];[.A29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formula="of:=MOD([.$F$4];[.A29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formula="of:=MOD([.$F$4];[.A29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formula="of:=MOD([.$F$4];[.A29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formula="of:=MOD([.$F$4];[.A29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formula="of:=MOD([.$F$4];[.A29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formula="of:=MOD([.$F$4];[.A29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formula="of:=MOD([.$F$4];[.A29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formula="of:=MOD([.$F$4];[.A29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formula="of:=MOD([.$F$4];[.A29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formula="of:=MOD([.$F$4];[.A29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formula="of:=MOD([.$F$4];[.A29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formula="of:=MOD([.$F$4];[.A29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formula="of:=MOD([.$F$4];[.A29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formula="of:=MOD([.$F$4];[.A29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formula="of:=MOD([.$F$4];[.A29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formula="of:=MOD([.$F$4];[.A29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formula="of:=MOD([.$F$4];[.A29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formula="of:=MOD([.$F$4];[.A29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formula="of:=MOD([.$F$4];[.A29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formula="of:=MOD([.$F$4];[.A29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formula="of:=MOD([.$F$4];[.A29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formula="of:=MOD([.$F$4];[.A29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formula="of:=MOD([.$F$4];[.A29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formula="of:=MOD([.$F$4];[.A29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formula="of:=MOD([.$F$4];[.A29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formula="of:=MOD([.$F$4];[.A29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formula="of:=MOD([.$F$4];[.A29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formula="of:=MOD([.$F$4];[.A29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formula="of:=MOD([.$F$4];[.A29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formula="of:=MOD([.$F$4];[.A29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formula="of:=MOD([.$F$4];[.A29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formula="of:=MOD([.$F$4];[.A29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formula="of:=MOD([.$F$4];[.A29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formula="of:=MOD([.$F$4];[.A29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formula="of:=MOD([.$F$4];[.A29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formula="of:=MOD([.$F$4];[.A29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formula="of:=MOD([.$F$4];[.A29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formula="of:=MOD([.$F$4];[.A29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formula="of:=MOD([.$F$4];[.A29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formula="of:=MOD([.$F$4];[.A29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formula="of:=MOD([.$F$4];[.A29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formula="of:=MOD([.$F$4];[.A29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formula="of:=MOD([.$F$4];[.A29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formula="of:=MOD([.$F$4];[.A30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formula="of:=MOD([.$F$4];[.A30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formula="of:=MOD([.$F$4];[.A30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formula="of:=MOD([.$F$4];[.A30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formula="of:=MOD([.$F$4];[.A30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formula="of:=MOD([.$F$4];[.A30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formula="of:=MOD([.$F$4];[.A30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formula="of:=MOD([.$F$4];[.A30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formula="of:=MOD([.$F$4];[.A30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formula="of:=MOD([.$F$4];[.A30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formula="of:=MOD([.$F$4];[.A30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formula="of:=MOD([.$F$4];[.A30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formula="of:=MOD([.$F$4];[.A30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formula="of:=MOD([.$F$4];[.A30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formula="of:=MOD([.$F$4];[.A30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formula="of:=MOD([.$F$4];[.A30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formula="of:=MOD([.$F$4];[.A30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formula="of:=MOD([.$F$4];[.A30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formula="of:=MOD([.$F$4];[.A30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formula="of:=MOD([.$F$4];[.A30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formula="of:=MOD([.$F$4];[.A30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formula="of:=MOD([.$F$4];[.A30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formula="of:=MOD([.$F$4];[.A30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formula="of:=MOD([.$F$4];[.A30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formula="of:=MOD([.$F$4];[.A30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formula="of:=MOD([.$F$4];[.A30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formula="of:=MOD([.$F$4];[.A30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formula="of:=MOD([.$F$4];[.A30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formula="of:=MOD([.$F$4];[.A30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formula="of:=MOD([.$F$4];[.A30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formula="of:=MOD([.$F$4];[.A30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formula="of:=MOD([.$F$4];[.A30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formula="of:=MOD([.$F$4];[.A30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formula="of:=MOD([.$F$4];[.A30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formula="of:=MOD([.$F$4];[.A30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formula="of:=MOD([.$F$4];[.A30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formula="of:=MOD([.$F$4];[.A30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formula="of:=MOD([.$F$4];[.A30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formula="of:=MOD([.$F$4];[.A30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formula="of:=MOD([.$F$4];[.A30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formula="of:=MOD([.$F$4];[.A30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formula="of:=MOD([.$F$4];[.A30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formula="of:=MOD([.$F$4];[.A30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formula="of:=MOD([.$F$4];[.A30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formula="of:=MOD([.$F$4];[.A30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formula="of:=MOD([.$F$4];[.A30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formula="of:=MOD([.$F$4];[.A30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formula="of:=MOD([.$F$4];[.A30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formula="of:=MOD([.$F$4];[.A30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formula="of:=MOD([.$F$4];[.A30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formula="of:=MOD([.$F$4];[.A30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formula="of:=MOD([.$F$4];[.A30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formula="of:=MOD([.$F$4];[.A30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formula="of:=MOD([.$F$4];[.A30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formula="of:=MOD([.$F$4];[.A30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formula="of:=MOD([.$F$4];[.A30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formula="of:=MOD([.$F$4];[.A30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formula="of:=MOD([.$F$4];[.A30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formula="of:=MOD([.$F$4];[.A30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formula="of:=MOD([.$F$4];[.A30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formula="of:=MOD([.$F$4];[.A30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formula="of:=MOD([.$F$4];[.A30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formula="of:=MOD([.$F$4];[.A30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formula="of:=MOD([.$F$4];[.A30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formula="of:=MOD([.$F$4];[.A30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formula="of:=MOD([.$F$4];[.A30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formula="of:=MOD([.$F$4];[.A30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formula="of:=MOD([.$F$4];[.A30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formula="of:=MOD([.$F$4];[.A30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formula="of:=MOD([.$F$4];[.A30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formula="of:=MOD([.$F$4];[.A30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formula="of:=MOD([.$F$4];[.A30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formula="of:=MOD([.$F$4];[.A30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formula="of:=MOD([.$F$4];[.A30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formula="of:=MOD([.$F$4];[.A30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formula="of:=MOD([.$F$4];[.A30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formula="of:=MOD([.$F$4];[.A30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formula="of:=MOD([.$F$4];[.A30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formula="of:=MOD([.$F$4];[.A30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formula="of:=MOD([.$F$4];[.A30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formula="of:=MOD([.$F$4];[.A30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formula="of:=MOD([.$F$4];[.A30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formula="of:=MOD([.$F$4];[.A30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formula="of:=MOD([.$F$4];[.A30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formula="of:=MOD([.$F$4];[.A30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formula="of:=MOD([.$F$4];[.A30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formula="of:=MOD([.$F$4];[.A30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formula="of:=MOD([.$F$4];[.A30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formula="of:=MOD([.$F$4];[.A30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formula="of:=MOD([.$F$4];[.A30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formula="of:=MOD([.$F$4];[.A30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formula="of:=MOD([.$F$4];[.A30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formula="of:=MOD([.$F$4];[.A30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formula="of:=MOD([.$F$4];[.A30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formula="of:=MOD([.$F$4];[.A30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formula="of:=MOD([.$F$4];[.A30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formula="of:=MOD([.$F$4];[.A30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formula="of:=MOD([.$F$4];[.A30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formula="of:=MOD([.$F$4];[.A30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formula="of:=MOD([.$F$4];[.A30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formula="of:=MOD([.$F$4];[.A31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formula="of:=MOD([.$F$4];[.A31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formula="of:=MOD([.$F$4];[.A31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formula="of:=MOD([.$F$4];[.A31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formula="of:=MOD([.$F$4];[.A31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formula="of:=MOD([.$F$4];[.A31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formula="of:=MOD([.$F$4];[.A31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formula="of:=MOD([.$F$4];[.A31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formula="of:=MOD([.$F$4];[.A31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formula="of:=MOD([.$F$4];[.A31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formula="of:=MOD([.$F$4];[.A31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formula="of:=MOD([.$F$4];[.A31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formula="of:=MOD([.$F$4];[.A31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formula="of:=MOD([.$F$4];[.A31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formula="of:=MOD([.$F$4];[.A31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formula="of:=MOD([.$F$4];[.A31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formula="of:=MOD([.$F$4];[.A31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formula="of:=MOD([.$F$4];[.A31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formula="of:=MOD([.$F$4];[.A31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formula="of:=MOD([.$F$4];[.A31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formula="of:=MOD([.$F$4];[.A31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formula="of:=MOD([.$F$4];[.A31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formula="of:=MOD([.$F$4];[.A31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formula="of:=MOD([.$F$4];[.A31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formula="of:=MOD([.$F$4];[.A31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formula="of:=MOD([.$F$4];[.A31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formula="of:=MOD([.$F$4];[.A31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formula="of:=MOD([.$F$4];[.A31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formula="of:=MOD([.$F$4];[.A31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formula="of:=MOD([.$F$4];[.A31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formula="of:=MOD([.$F$4];[.A31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formula="of:=MOD([.$F$4];[.A31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formula="of:=MOD([.$F$4];[.A31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formula="of:=MOD([.$F$4];[.A31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formula="of:=MOD([.$F$4];[.A31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formula="of:=MOD([.$F$4];[.A31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formula="of:=MOD([.$F$4];[.A31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formula="of:=MOD([.$F$4];[.A31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formula="of:=MOD([.$F$4];[.A31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formula="of:=MOD([.$F$4];[.A31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formula="of:=MOD([.$F$4];[.A31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formula="of:=MOD([.$F$4];[.A31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formula="of:=MOD([.$F$4];[.A31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formula="of:=MOD([.$F$4];[.A31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formula="of:=MOD([.$F$4];[.A31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formula="of:=MOD([.$F$4];[.A31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formula="of:=MOD([.$F$4];[.A31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formula="of:=MOD([.$F$4];[.A31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formula="of:=MOD([.$F$4];[.A31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formula="of:=MOD([.$F$4];[.A31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formula="of:=MOD([.$F$4];[.A31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formula="of:=MOD([.$F$4];[.A31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formula="of:=MOD([.$F$4];[.A31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formula="of:=MOD([.$F$4];[.A31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formula="of:=MOD([.$F$4];[.A31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formula="of:=MOD([.$F$4];[.A31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formula="of:=MOD([.$F$4];[.A31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formula="of:=MOD([.$F$4];[.A31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formula="of:=MOD([.$F$4];[.A31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formula="of:=MOD([.$F$4];[.A31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formula="of:=MOD([.$F$4];[.A31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formula="of:=MOD([.$F$4];[.A31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formula="of:=MOD([.$F$4];[.A31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formula="of:=MOD([.$F$4];[.A31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formula="of:=MOD([.$F$4];[.A31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formula="of:=MOD([.$F$4];[.A31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formula="of:=MOD([.$F$4];[.A31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formula="of:=MOD([.$F$4];[.A31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formula="of:=MOD([.$F$4];[.A31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formula="of:=MOD([.$F$4];[.A31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formula="of:=MOD([.$F$4];[.A31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formula="of:=MOD([.$F$4];[.A31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formula="of:=MOD([.$F$4];[.A31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formula="of:=MOD([.$F$4];[.A31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formula="of:=MOD([.$F$4];[.A31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formula="of:=MOD([.$F$4];[.A31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formula="of:=MOD([.$F$4];[.A31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formula="of:=MOD([.$F$4];[.A31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formula="of:=MOD([.$F$4];[.A31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formula="of:=MOD([.$F$4];[.A31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formula="of:=MOD([.$F$4];[.A31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formula="of:=MOD([.$F$4];[.A31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formula="of:=MOD([.$F$4];[.A31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formula="of:=MOD([.$F$4];[.A31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formula="of:=MOD([.$F$4];[.A31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formula="of:=MOD([.$F$4];[.A31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formula="of:=MOD([.$F$4];[.A31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formula="of:=MOD([.$F$4];[.A31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formula="of:=MOD([.$F$4];[.A31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formula="of:=MOD([.$F$4];[.A31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formula="of:=MOD([.$F$4];[.A31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formula="of:=MOD([.$F$4];[.A31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formula="of:=MOD([.$F$4];[.A31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formula="of:=MOD([.$F$4];[.A31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formula="of:=MOD([.$F$4];[.A31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formula="of:=MOD([.$F$4];[.A31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formula="of:=MOD([.$F$4];[.A31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formula="of:=MOD([.$F$4];[.A31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formula="of:=MOD([.$F$4];[.A31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formula="of:=MOD([.$F$4];[.A31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formula="of:=MOD([.$F$4];[.A32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formula="of:=MOD([.$F$4];[.A32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formula="of:=MOD([.$F$4];[.A32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formula="of:=MOD([.$F$4];[.A32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formula="of:=MOD([.$F$4];[.A32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formula="of:=MOD([.$F$4];[.A32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formula="of:=MOD([.$F$4];[.A32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formula="of:=MOD([.$F$4];[.A32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formula="of:=MOD([.$F$4];[.A32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formula="of:=MOD([.$F$4];[.A32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formula="of:=MOD([.$F$4];[.A32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formula="of:=MOD([.$F$4];[.A32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formula="of:=MOD([.$F$4];[.A32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formula="of:=MOD([.$F$4];[.A32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formula="of:=MOD([.$F$4];[.A32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formula="of:=MOD([.$F$4];[.A32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formula="of:=MOD([.$F$4];[.A32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formula="of:=MOD([.$F$4];[.A32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formula="of:=MOD([.$F$4];[.A32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formula="of:=MOD([.$F$4];[.A32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formula="of:=MOD([.$F$4];[.A32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formula="of:=MOD([.$F$4];[.A32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formula="of:=MOD([.$F$4];[.A32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formula="of:=MOD([.$F$4];[.A32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formula="of:=MOD([.$F$4];[.A32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formula="of:=MOD([.$F$4];[.A32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formula="of:=MOD([.$F$4];[.A32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formula="of:=MOD([.$F$4];[.A32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formula="of:=MOD([.$F$4];[.A32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formula="of:=MOD([.$F$4];[.A32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formula="of:=MOD([.$F$4];[.A32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formula="of:=MOD([.$F$4];[.A32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formula="of:=MOD([.$F$4];[.A32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formula="of:=MOD([.$F$4];[.A32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formula="of:=MOD([.$F$4];[.A32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formula="of:=MOD([.$F$4];[.A32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formula="of:=MOD([.$F$4];[.A32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formula="of:=MOD([.$F$4];[.A32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formula="of:=MOD([.$F$4];[.A32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formula="of:=MOD([.$F$4];[.A32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formula="of:=MOD([.$F$4];[.A32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formula="of:=MOD([.$F$4];[.A32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formula="of:=MOD([.$F$4];[.A32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formula="of:=MOD([.$F$4];[.A32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formula="of:=MOD([.$F$4];[.A32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formula="of:=MOD([.$F$4];[.A32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formula="of:=MOD([.$F$4];[.A32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formula="of:=MOD([.$F$4];[.A32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formula="of:=MOD([.$F$4];[.A32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formula="of:=MOD([.$F$4];[.A32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formula="of:=MOD([.$F$4];[.A32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formula="of:=MOD([.$F$4];[.A32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formula="of:=MOD([.$F$4];[.A32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formula="of:=MOD([.$F$4];[.A32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formula="of:=MOD([.$F$4];[.A32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formula="of:=MOD([.$F$4];[.A32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formula="of:=MOD([.$F$4];[.A32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formula="of:=MOD([.$F$4];[.A32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formula="of:=MOD([.$F$4];[.A32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formula="of:=MOD([.$F$4];[.A32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formula="of:=MOD([.$F$4];[.A32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formula="of:=MOD([.$F$4];[.A32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formula="of:=MOD([.$F$4];[.A32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formula="of:=MOD([.$F$4];[.A32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formula="of:=MOD([.$F$4];[.A32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formula="of:=MOD([.$F$4];[.A32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formula="of:=MOD([.$F$4];[.A32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formula="of:=MOD([.$F$4];[.A32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formula="of:=MOD([.$F$4];[.A32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formula="of:=MOD([.$F$4];[.A32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formula="of:=MOD([.$F$4];[.A32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formula="of:=MOD([.$F$4];[.A32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formula="of:=MOD([.$F$4];[.A32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formula="of:=MOD([.$F$4];[.A32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formula="of:=MOD([.$F$4];[.A32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formula="of:=MOD([.$F$4];[.A32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formula="of:=MOD([.$F$4];[.A32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formula="of:=MOD([.$F$4];[.A32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formula="of:=MOD([.$F$4];[.A32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formula="of:=MOD([.$F$4];[.A32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formula="of:=MOD([.$F$4];[.A32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formula="of:=MOD([.$F$4];[.A32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formula="of:=MOD([.$F$4];[.A32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formula="of:=MOD([.$F$4];[.A32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formula="of:=MOD([.$F$4];[.A32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formula="of:=MOD([.$F$4];[.A32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formula="of:=MOD([.$F$4];[.A32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formula="of:=MOD([.$F$4];[.A32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formula="of:=MOD([.$F$4];[.A32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formula="of:=MOD([.$F$4];[.A32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formula="of:=MOD([.$F$4];[.A32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formula="of:=MOD([.$F$4];[.A32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formula="of:=MOD([.$F$4];[.A32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formula="of:=MOD([.$F$4];[.A32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formula="of:=MOD([.$F$4];[.A32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formula="of:=MOD([.$F$4];[.A32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formula="of:=MOD([.$F$4];[.A32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formula="of:=MOD([.$F$4];[.A32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formula="of:=MOD([.$F$4];[.A32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formula="of:=MOD([.$F$4];[.A32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formula="of:=MOD([.$F$4];[.A33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formula="of:=MOD([.$F$4];[.A33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formula="of:=MOD([.$F$4];[.A33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formula="of:=MOD([.$F$4];[.A33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formula="of:=MOD([.$F$4];[.A33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formula="of:=MOD([.$F$4];[.A33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formula="of:=MOD([.$F$4];[.A33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formula="of:=MOD([.$F$4];[.A33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formula="of:=MOD([.$F$4];[.A33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formula="of:=MOD([.$F$4];[.A33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formula="of:=MOD([.$F$4];[.A33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formula="of:=MOD([.$F$4];[.A33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formula="of:=MOD([.$F$4];[.A33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formula="of:=MOD([.$F$4];[.A33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formula="of:=MOD([.$F$4];[.A33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formula="of:=MOD([.$F$4];[.A33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formula="of:=MOD([.$F$4];[.A33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formula="of:=MOD([.$F$4];[.A33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formula="of:=MOD([.$F$4];[.A33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formula="of:=MOD([.$F$4];[.A33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formula="of:=MOD([.$F$4];[.A33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formula="of:=MOD([.$F$4];[.A33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formula="of:=MOD([.$F$4];[.A33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formula="of:=MOD([.$F$4];[.A33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formula="of:=MOD([.$F$4];[.A33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formula="of:=MOD([.$F$4];[.A33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formula="of:=MOD([.$F$4];[.A33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formula="of:=MOD([.$F$4];[.A33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formula="of:=MOD([.$F$4];[.A33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formula="of:=MOD([.$F$4];[.A33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formula="of:=MOD([.$F$4];[.A33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formula="of:=MOD([.$F$4];[.A33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formula="of:=MOD([.$F$4];[.A33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formula="of:=MOD([.$F$4];[.A33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formula="of:=MOD([.$F$4];[.A33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formula="of:=MOD([.$F$4];[.A33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formula="of:=MOD([.$F$4];[.A33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formula="of:=MOD([.$F$4];[.A33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formula="of:=MOD([.$F$4];[.A33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formula="of:=MOD([.$F$4];[.A33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formula="of:=MOD([.$F$4];[.A33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formula="of:=MOD([.$F$4];[.A33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formula="of:=MOD([.$F$4];[.A33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formula="of:=MOD([.$F$4];[.A33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formula="of:=MOD([.$F$4];[.A33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formula="of:=MOD([.$F$4];[.A33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formula="of:=MOD([.$F$4];[.A33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formula="of:=MOD([.$F$4];[.A33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formula="of:=MOD([.$F$4];[.A33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formula="of:=MOD([.$F$4];[.A33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formula="of:=MOD([.$F$4];[.A33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formula="of:=MOD([.$F$4];[.A33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formula="of:=MOD([.$F$4];[.A33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formula="of:=MOD([.$F$4];[.A33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formula="of:=MOD([.$F$4];[.A33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formula="of:=MOD([.$F$4];[.A33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formula="of:=MOD([.$F$4];[.A33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formula="of:=MOD([.$F$4];[.A33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formula="of:=MOD([.$F$4];[.A33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formula="of:=MOD([.$F$4];[.A33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formula="of:=MOD([.$F$4];[.A33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formula="of:=MOD([.$F$4];[.A33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formula="of:=MOD([.$F$4];[.A33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formula="of:=MOD([.$F$4];[.A33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formula="of:=MOD([.$F$4];[.A33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formula="of:=MOD([.$F$4];[.A33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formula="of:=MOD([.$F$4];[.A33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formula="of:=MOD([.$F$4];[.A33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formula="of:=MOD([.$F$4];[.A33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formula="of:=MOD([.$F$4];[.A33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formula="of:=MOD([.$F$4];[.A33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formula="of:=MOD([.$F$4];[.A33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formula="of:=MOD([.$F$4];[.A33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formula="of:=MOD([.$F$4];[.A33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formula="of:=MOD([.$F$4];[.A33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formula="of:=MOD([.$F$4];[.A33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formula="of:=MOD([.$F$4];[.A33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formula="of:=MOD([.$F$4];[.A33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formula="of:=MOD([.$F$4];[.A33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formula="of:=MOD([.$F$4];[.A33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formula="of:=MOD([.$F$4];[.A33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formula="of:=MOD([.$F$4];[.A33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formula="of:=MOD([.$F$4];[.A33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formula="of:=MOD([.$F$4];[.A33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formula="of:=MOD([.$F$4];[.A33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formula="of:=MOD([.$F$4];[.A33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formula="of:=MOD([.$F$4];[.A33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formula="of:=MOD([.$F$4];[.A33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formula="of:=MOD([.$F$4];[.A33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formula="of:=MOD([.$F$4];[.A33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formula="of:=MOD([.$F$4];[.A33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formula="of:=MOD([.$F$4];[.A33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formula="of:=MOD([.$F$4];[.A33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formula="of:=MOD([.$F$4];[.A33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formula="of:=MOD([.$F$4];[.A33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formula="of:=MOD([.$F$4];[.A33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formula="of:=MOD([.$F$4];[.A33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formula="of:=MOD([.$F$4];[.A33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formula="of:=MOD([.$F$4];[.A33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formula="of:=MOD([.$F$4];[.A33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formula="of:=MOD([.$F$4];[.A34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formula="of:=MOD([.$F$4];[.A34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formula="of:=MOD([.$F$4];[.A34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formula="of:=MOD([.$F$4];[.A34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formula="of:=MOD([.$F$4];[.A34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formula="of:=MOD([.$F$4];[.A34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formula="of:=MOD([.$F$4];[.A34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formula="of:=MOD([.$F$4];[.A34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formula="of:=MOD([.$F$4];[.A34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formula="of:=MOD([.$F$4];[.A34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formula="of:=MOD([.$F$4];[.A34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formula="of:=MOD([.$F$4];[.A34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formula="of:=MOD([.$F$4];[.A34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formula="of:=MOD([.$F$4];[.A34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formula="of:=MOD([.$F$4];[.A34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formula="of:=MOD([.$F$4];[.A34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formula="of:=MOD([.$F$4];[.A34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formula="of:=MOD([.$F$4];[.A34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formula="of:=MOD([.$F$4];[.A34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formula="of:=MOD([.$F$4];[.A34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formula="of:=MOD([.$F$4];[.A34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formula="of:=MOD([.$F$4];[.A34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formula="of:=MOD([.$F$4];[.A34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formula="of:=MOD([.$F$4];[.A34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formula="of:=MOD([.$F$4];[.A34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formula="of:=MOD([.$F$4];[.A34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formula="of:=MOD([.$F$4];[.A34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formula="of:=MOD([.$F$4];[.A34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formula="of:=MOD([.$F$4];[.A34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formula="of:=MOD([.$F$4];[.A34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formula="of:=MOD([.$F$4];[.A34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formula="of:=MOD([.$F$4];[.A34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formula="of:=MOD([.$F$4];[.A34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formula="of:=MOD([.$F$4];[.A34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formula="of:=MOD([.$F$4];[.A34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formula="of:=MOD([.$F$4];[.A34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formula="of:=MOD([.$F$4];[.A34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formula="of:=MOD([.$F$4];[.A34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formula="of:=MOD([.$F$4];[.A34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formula="of:=MOD([.$F$4];[.A34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formula="of:=MOD([.$F$4];[.A34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formula="of:=MOD([.$F$4];[.A34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formula="of:=MOD([.$F$4];[.A34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formula="of:=MOD([.$F$4];[.A34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formula="of:=MOD([.$F$4];[.A34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formula="of:=MOD([.$F$4];[.A34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formula="of:=MOD([.$F$4];[.A34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formula="of:=MOD([.$F$4];[.A34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formula="of:=MOD([.$F$4];[.A34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formula="of:=MOD([.$F$4];[.A34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formula="of:=MOD([.$F$4];[.A34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formula="of:=MOD([.$F$4];[.A34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formula="of:=MOD([.$F$4];[.A34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formula="of:=MOD([.$F$4];[.A34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formula="of:=MOD([.$F$4];[.A34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formula="of:=MOD([.$F$4];[.A34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formula="of:=MOD([.$F$4];[.A34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formula="of:=MOD([.$F$4];[.A34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formula="of:=MOD([.$F$4];[.A34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formula="of:=MOD([.$F$4];[.A34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formula="of:=MOD([.$F$4];[.A34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formula="of:=MOD([.$F$4];[.A34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formula="of:=MOD([.$F$4];[.A34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formula="of:=MOD([.$F$4];[.A34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formula="of:=MOD([.$F$4];[.A34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formula="of:=MOD([.$F$4];[.A34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formula="of:=MOD([.$F$4];[.A34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formula="of:=MOD([.$F$4];[.A34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formula="of:=MOD([.$F$4];[.A34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formula="of:=MOD([.$F$4];[.A34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formula="of:=MOD([.$F$4];[.A34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formula="of:=MOD([.$F$4];[.A34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formula="of:=MOD([.$F$4];[.A34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formula="of:=MOD([.$F$4];[.A34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formula="of:=MOD([.$F$4];[.A34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formula="of:=MOD([.$F$4];[.A34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formula="of:=MOD([.$F$4];[.A34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formula="of:=MOD([.$F$4];[.A34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formula="of:=MOD([.$F$4];[.A34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formula="of:=MOD([.$F$4];[.A34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formula="of:=MOD([.$F$4];[.A34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formula="of:=MOD([.$F$4];[.A34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formula="of:=MOD([.$F$4];[.A34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formula="of:=MOD([.$F$4];[.A34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formula="of:=MOD([.$F$4];[.A34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formula="of:=MOD([.$F$4];[.A34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formula="of:=MOD([.$F$4];[.A34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formula="of:=MOD([.$F$4];[.A34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formula="of:=MOD([.$F$4];[.A34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formula="of:=MOD([.$F$4];[.A34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formula="of:=MOD([.$F$4];[.A34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formula="of:=MOD([.$F$4];[.A34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formula="of:=MOD([.$F$4];[.A34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formula="of:=MOD([.$F$4];[.A34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formula="of:=MOD([.$F$4];[.A34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formula="of:=MOD([.$F$4];[.A34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formula="of:=MOD([.$F$4];[.A34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formula="of:=MOD([.$F$4];[.A34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formula="of:=MOD([.$F$4];[.A34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formula="of:=MOD([.$F$4];[.A34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formula="of:=MOD([.$F$4];[.A35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formula="of:=MOD([.$F$4];[.A35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formula="of:=MOD([.$F$4];[.A35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formula="of:=MOD([.$F$4];[.A35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formula="of:=MOD([.$F$4];[.A35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formula="of:=MOD([.$F$4];[.A35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formula="of:=MOD([.$F$4];[.A35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formula="of:=MOD([.$F$4];[.A35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formula="of:=MOD([.$F$4];[.A35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formula="of:=MOD([.$F$4];[.A35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formula="of:=MOD([.$F$4];[.A35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formula="of:=MOD([.$F$4];[.A35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formula="of:=MOD([.$F$4];[.A35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formula="of:=MOD([.$F$4];[.A35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formula="of:=MOD([.$F$4];[.A35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formula="of:=MOD([.$F$4];[.A35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formula="of:=MOD([.$F$4];[.A35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formula="of:=MOD([.$F$4];[.A35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formula="of:=MOD([.$F$4];[.A35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formula="of:=MOD([.$F$4];[.A35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formula="of:=MOD([.$F$4];[.A35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formula="of:=MOD([.$F$4];[.A35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formula="of:=MOD([.$F$4];[.A35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formula="of:=MOD([.$F$4];[.A35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formula="of:=MOD([.$F$4];[.A35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formula="of:=MOD([.$F$4];[.A35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formula="of:=MOD([.$F$4];[.A35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formula="of:=MOD([.$F$4];[.A35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formula="of:=MOD([.$F$4];[.A35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formula="of:=MOD([.$F$4];[.A35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formula="of:=MOD([.$F$4];[.A35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formula="of:=MOD([.$F$4];[.A35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formula="of:=MOD([.$F$4];[.A35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formula="of:=MOD([.$F$4];[.A35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formula="of:=MOD([.$F$4];[.A35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formula="of:=MOD([.$F$4];[.A35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formula="of:=MOD([.$F$4];[.A35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formula="of:=MOD([.$F$4];[.A35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formula="of:=MOD([.$F$4];[.A35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formula="of:=MOD([.$F$4];[.A35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formula="of:=MOD([.$F$4];[.A35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formula="of:=MOD([.$F$4];[.A35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formula="of:=MOD([.$F$4];[.A35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formula="of:=MOD([.$F$4];[.A35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formula="of:=MOD([.$F$4];[.A35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formula="of:=MOD([.$F$4];[.A35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formula="of:=MOD([.$F$4];[.A35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formula="of:=MOD([.$F$4];[.A35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formula="of:=MOD([.$F$4];[.A35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formula="of:=MOD([.$F$4];[.A35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formula="of:=MOD([.$F$4];[.A35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formula="of:=MOD([.$F$4];[.A35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formula="of:=MOD([.$F$4];[.A35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formula="of:=MOD([.$F$4];[.A35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formula="of:=MOD([.$F$4];[.A35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formula="of:=MOD([.$F$4];[.A35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formula="of:=MOD([.$F$4];[.A35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formula="of:=MOD([.$F$4];[.A35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formula="of:=MOD([.$F$4];[.A35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formula="of:=MOD([.$F$4];[.A35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formula="of:=MOD([.$F$4];[.A35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formula="of:=MOD([.$F$4];[.A35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formula="of:=MOD([.$F$4];[.A35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formula="of:=MOD([.$F$4];[.A35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formula="of:=MOD([.$F$4];[.A35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formula="of:=MOD([.$F$4];[.A35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formula="of:=MOD([.$F$4];[.A35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formula="of:=MOD([.$F$4];[.A35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formula="of:=MOD([.$F$4];[.A35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formula="of:=MOD([.$F$4];[.A35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formula="of:=MOD([.$F$4];[.A35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formula="of:=MOD([.$F$4];[.A35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formula="of:=MOD([.$F$4];[.A35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formula="of:=MOD([.$F$4];[.A35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formula="of:=MOD([.$F$4];[.A35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formula="of:=MOD([.$F$4];[.A35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formula="of:=MOD([.$F$4];[.A35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formula="of:=MOD([.$F$4];[.A35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formula="of:=MOD([.$F$4];[.A35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formula="of:=MOD([.$F$4];[.A35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formula="of:=MOD([.$F$4];[.A35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formula="of:=MOD([.$F$4];[.A35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formula="of:=MOD([.$F$4];[.A35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formula="of:=MOD([.$F$4];[.A35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formula="of:=MOD([.$F$4];[.A35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formula="of:=MOD([.$F$4];[.A35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formula="of:=MOD([.$F$4];[.A35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formula="of:=MOD([.$F$4];[.A35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formula="of:=MOD([.$F$4];[.A35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formula="of:=MOD([.$F$4];[.A35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formula="of:=MOD([.$F$4];[.A35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formula="of:=MOD([.$F$4];[.A35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formula="of:=MOD([.$F$4];[.A35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formula="of:=MOD([.$F$4];[.A35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formula="of:=MOD([.$F$4];[.A35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formula="of:=MOD([.$F$4];[.A35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formula="of:=MOD([.$F$4];[.A35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formula="of:=MOD([.$F$4];[.A35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formula="of:=MOD([.$F$4];[.A35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formula="of:=MOD([.$F$4];[.A35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formula="of:=MOD([.$F$4];[.A36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formula="of:=MOD([.$F$4];[.A36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formula="of:=MOD([.$F$4];[.A36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formula="of:=MOD([.$F$4];[.A36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formula="of:=MOD([.$F$4];[.A36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formula="of:=MOD([.$F$4];[.A36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formula="of:=MOD([.$F$4];[.A36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formula="of:=MOD([.$F$4];[.A36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formula="of:=MOD([.$F$4];[.A36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formula="of:=MOD([.$F$4];[.A36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formula="of:=MOD([.$F$4];[.A36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formula="of:=MOD([.$F$4];[.A36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formula="of:=MOD([.$F$4];[.A36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formula="of:=MOD([.$F$4];[.A36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formula="of:=MOD([.$F$4];[.A36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formula="of:=MOD([.$F$4];[.A36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formula="of:=MOD([.$F$4];[.A36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formula="of:=MOD([.$F$4];[.A36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formula="of:=MOD([.$F$4];[.A36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formula="of:=MOD([.$F$4];[.A36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formula="of:=MOD([.$F$4];[.A36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formula="of:=MOD([.$F$4];[.A36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formula="of:=MOD([.$F$4];[.A36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formula="of:=MOD([.$F$4];[.A36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formula="of:=MOD([.$F$4];[.A36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formula="of:=MOD([.$F$4];[.A36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formula="of:=MOD([.$F$4];[.A36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formula="of:=MOD([.$F$4];[.A36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formula="of:=MOD([.$F$4];[.A36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formula="of:=MOD([.$F$4];[.A36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formula="of:=MOD([.$F$4];[.A36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formula="of:=MOD([.$F$4];[.A36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formula="of:=MOD([.$F$4];[.A36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formula="of:=MOD([.$F$4];[.A36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formula="of:=MOD([.$F$4];[.A36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formula="of:=MOD([.$F$4];[.A36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formula="of:=MOD([.$F$4];[.A36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formula="of:=MOD([.$F$4];[.A36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formula="of:=MOD([.$F$4];[.A36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formula="of:=MOD([.$F$4];[.A36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formula="of:=MOD([.$F$4];[.A36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formula="of:=MOD([.$F$4];[.A36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formula="of:=MOD([.$F$4];[.A36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formula="of:=MOD([.$F$4];[.A36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formula="of:=MOD([.$F$4];[.A36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formula="of:=MOD([.$F$4];[.A36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formula="of:=MOD([.$F$4];[.A36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formula="of:=MOD([.$F$4];[.A36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formula="of:=MOD([.$F$4];[.A36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formula="of:=MOD([.$F$4];[.A36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formula="of:=MOD([.$F$4];[.A36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formula="of:=MOD([.$F$4];[.A36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formula="of:=MOD([.$F$4];[.A36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formula="of:=MOD([.$F$4];[.A36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formula="of:=MOD([.$F$4];[.A36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formula="of:=MOD([.$F$4];[.A36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formula="of:=MOD([.$F$4];[.A36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formula="of:=MOD([.$F$4];[.A36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formula="of:=MOD([.$F$4];[.A36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formula="of:=MOD([.$F$4];[.A36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formula="of:=MOD([.$F$4];[.A36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formula="of:=MOD([.$F$4];[.A36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formula="of:=MOD([.$F$4];[.A36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formula="of:=MOD([.$F$4];[.A36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formula="of:=MOD([.$F$4];[.A36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formula="of:=MOD([.$F$4];[.A36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formula="of:=MOD([.$F$4];[.A36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formula="of:=MOD([.$F$4];[.A36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formula="of:=MOD([.$F$4];[.A36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formula="of:=MOD([.$F$4];[.A36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formula="of:=MOD([.$F$4];[.A36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formula="of:=MOD([.$F$4];[.A36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formula="of:=MOD([.$F$4];[.A36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formula="of:=MOD([.$F$4];[.A36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formula="of:=MOD([.$F$4];[.A36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formula="of:=MOD([.$F$4];[.A36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formula="of:=MOD([.$F$4];[.A36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formula="of:=MOD([.$F$4];[.A36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formula="of:=MOD([.$F$4];[.A36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formula="of:=MOD([.$F$4];[.A36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formula="of:=MOD([.$F$4];[.A36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formula="of:=MOD([.$F$4];[.A36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formula="of:=MOD([.$F$4];[.A36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formula="of:=MOD([.$F$4];[.A36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formula="of:=MOD([.$F$4];[.A36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formula="of:=MOD([.$F$4];[.A36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formula="of:=MOD([.$F$4];[.A36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formula="of:=MOD([.$F$4];[.A36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formula="of:=MOD([.$F$4];[.A36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formula="of:=MOD([.$F$4];[.A36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formula="of:=MOD([.$F$4];[.A36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formula="of:=MOD([.$F$4];[.A36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formula="of:=MOD([.$F$4];[.A36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formula="of:=MOD([.$F$4];[.A36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formula="of:=MOD([.$F$4];[.A36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formula="of:=MOD([.$F$4];[.A36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formula="of:=MOD([.$F$4];[.A36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formula="of:=MOD([.$F$4];[.A36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formula="of:=MOD([.$F$4];[.A36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formula="of:=MOD([.$F$4];[.A36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formula="of:=MOD([.$F$4];[.A37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formula="of:=MOD([.$F$4];[.A37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formula="of:=MOD([.$F$4];[.A37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formula="of:=MOD([.$F$4];[.A37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formula="of:=MOD([.$F$4];[.A37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formula="of:=MOD([.$F$4];[.A37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formula="of:=MOD([.$F$4];[.A37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formula="of:=MOD([.$F$4];[.A37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formula="of:=MOD([.$F$4];[.A37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formula="of:=MOD([.$F$4];[.A37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formula="of:=MOD([.$F$4];[.A37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formula="of:=MOD([.$F$4];[.A37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formula="of:=MOD([.$F$4];[.A37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formula="of:=MOD([.$F$4];[.A37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formula="of:=MOD([.$F$4];[.A37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formula="of:=MOD([.$F$4];[.A37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formula="of:=MOD([.$F$4];[.A37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formula="of:=MOD([.$F$4];[.A37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formula="of:=MOD([.$F$4];[.A37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formula="of:=MOD([.$F$4];[.A37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formula="of:=MOD([.$F$4];[.A37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formula="of:=MOD([.$F$4];[.A37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formula="of:=MOD([.$F$4];[.A37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formula="of:=MOD([.$F$4];[.A37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formula="of:=MOD([.$F$4];[.A37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formula="of:=MOD([.$F$4];[.A37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formula="of:=MOD([.$F$4];[.A37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formula="of:=MOD([.$F$4];[.A37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formula="of:=MOD([.$F$4];[.A37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formula="of:=MOD([.$F$4];[.A37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formula="of:=MOD([.$F$4];[.A37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formula="of:=MOD([.$F$4];[.A37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formula="of:=MOD([.$F$4];[.A37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formula="of:=MOD([.$F$4];[.A37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formula="of:=MOD([.$F$4];[.A37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formula="of:=MOD([.$F$4];[.A37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formula="of:=MOD([.$F$4];[.A37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formula="of:=MOD([.$F$4];[.A37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formula="of:=MOD([.$F$4];[.A37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formula="of:=MOD([.$F$4];[.A37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formula="of:=MOD([.$F$4];[.A37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formula="of:=MOD([.$F$4];[.A37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formula="of:=MOD([.$F$4];[.A37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formula="of:=MOD([.$F$4];[.A37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formula="of:=MOD([.$F$4];[.A37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formula="of:=MOD([.$F$4];[.A37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formula="of:=MOD([.$F$4];[.A37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formula="of:=MOD([.$F$4];[.A37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formula="of:=MOD([.$F$4];[.A37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formula="of:=MOD([.$F$4];[.A37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formula="of:=MOD([.$F$4];[.A37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formula="of:=MOD([.$F$4];[.A37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formula="of:=MOD([.$F$4];[.A37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formula="of:=MOD([.$F$4];[.A37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formula="of:=MOD([.$F$4];[.A37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formula="of:=MOD([.$F$4];[.A37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formula="of:=MOD([.$F$4];[.A37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formula="of:=MOD([.$F$4];[.A37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formula="of:=MOD([.$F$4];[.A37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formula="of:=MOD([.$F$4];[.A37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formula="of:=MOD([.$F$4];[.A37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formula="of:=MOD([.$F$4];[.A37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formula="of:=MOD([.$F$4];[.A37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formula="of:=MOD([.$F$4];[.A37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formula="of:=MOD([.$F$4];[.A37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formula="of:=MOD([.$F$4];[.A37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formula="of:=MOD([.$F$4];[.A37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formula="of:=MOD([.$F$4];[.A37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formula="of:=MOD([.$F$4];[.A37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formula="of:=MOD([.$F$4];[.A37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formula="of:=MOD([.$F$4];[.A37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formula="of:=MOD([.$F$4];[.A37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formula="of:=MOD([.$F$4];[.A37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formula="of:=MOD([.$F$4];[.A37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formula="of:=MOD([.$F$4];[.A37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formula="of:=MOD([.$F$4];[.A37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formula="of:=MOD([.$F$4];[.A37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formula="of:=MOD([.$F$4];[.A37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formula="of:=MOD([.$F$4];[.A37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formula="of:=MOD([.$F$4];[.A37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formula="of:=MOD([.$F$4];[.A37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formula="of:=MOD([.$F$4];[.A37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formula="of:=MOD([.$F$4];[.A37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formula="of:=MOD([.$F$4];[.A37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formula="of:=MOD([.$F$4];[.A37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formula="of:=MOD([.$F$4];[.A37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formula="of:=MOD([.$F$4];[.A37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formula="of:=MOD([.$F$4];[.A37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formula="of:=MOD([.$F$4];[.A37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formula="of:=MOD([.$F$4];[.A37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formula="of:=MOD([.$F$4];[.A37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formula="of:=MOD([.$F$4];[.A37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formula="of:=MOD([.$F$4];[.A37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formula="of:=MOD([.$F$4];[.A37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formula="of:=MOD([.$F$4];[.A37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formula="of:=MOD([.$F$4];[.A37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formula="of:=MOD([.$F$4];[.A37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formula="of:=MOD([.$F$4];[.A37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formula="of:=MOD([.$F$4];[.A37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formula="of:=MOD([.$F$4];[.A37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formula="of:=MOD([.$F$4];[.A38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formula="of:=MOD([.$F$4];[.A38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formula="of:=MOD([.$F$4];[.A38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formula="of:=MOD([.$F$4];[.A38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formula="of:=MOD([.$F$4];[.A38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formula="of:=MOD([.$F$4];[.A38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formula="of:=MOD([.$F$4];[.A38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formula="of:=MOD([.$F$4];[.A38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formula="of:=MOD([.$F$4];[.A38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formula="of:=MOD([.$F$4];[.A38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formula="of:=MOD([.$F$4];[.A38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formula="of:=MOD([.$F$4];[.A38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formula="of:=MOD([.$F$4];[.A38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formula="of:=MOD([.$F$4];[.A38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formula="of:=MOD([.$F$4];[.A38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formula="of:=MOD([.$F$4];[.A38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formula="of:=MOD([.$F$4];[.A38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formula="of:=MOD([.$F$4];[.A38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formula="of:=MOD([.$F$4];[.A38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formula="of:=MOD([.$F$4];[.A38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formula="of:=MOD([.$F$4];[.A38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formula="of:=MOD([.$F$4];[.A38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formula="of:=MOD([.$F$4];[.A38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formula="of:=MOD([.$F$4];[.A38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formula="of:=MOD([.$F$4];[.A38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formula="of:=MOD([.$F$4];[.A38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formula="of:=MOD([.$F$4];[.A38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formula="of:=MOD([.$F$4];[.A38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formula="of:=MOD([.$F$4];[.A38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formula="of:=MOD([.$F$4];[.A38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formula="of:=MOD([.$F$4];[.A38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formula="of:=MOD([.$F$4];[.A38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formula="of:=MOD([.$F$4];[.A38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formula="of:=MOD([.$F$4];[.A38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formula="of:=MOD([.$F$4];[.A38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formula="of:=MOD([.$F$4];[.A38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formula="of:=MOD([.$F$4];[.A38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formula="of:=MOD([.$F$4];[.A38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formula="of:=MOD([.$F$4];[.A38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formula="of:=MOD([.$F$4];[.A38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formula="of:=MOD([.$F$4];[.A38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formula="of:=MOD([.$F$4];[.A38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formula="of:=MOD([.$F$4];[.A38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formula="of:=MOD([.$F$4];[.A38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formula="of:=MOD([.$F$4];[.A38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formula="of:=MOD([.$F$4];[.A38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formula="of:=MOD([.$F$4];[.A38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formula="of:=MOD([.$F$4];[.A38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formula="of:=MOD([.$F$4];[.A38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formula="of:=MOD([.$F$4];[.A38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formula="of:=MOD([.$F$4];[.A38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formula="of:=MOD([.$F$4];[.A38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formula="of:=MOD([.$F$4];[.A38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formula="of:=MOD([.$F$4];[.A38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formula="of:=MOD([.$F$4];[.A38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formula="of:=MOD([.$F$4];[.A38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formula="of:=MOD([.$F$4];[.A38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formula="of:=MOD([.$F$4];[.A38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formula="of:=MOD([.$F$4];[.A38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formula="of:=MOD([.$F$4];[.A38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formula="of:=MOD([.$F$4];[.A38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formula="of:=MOD([.$F$4];[.A38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formula="of:=MOD([.$F$4];[.A38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formula="of:=MOD([.$F$4];[.A38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formula="of:=MOD([.$F$4];[.A38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formula="of:=MOD([.$F$4];[.A38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formula="of:=MOD([.$F$4];[.A38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formula="of:=MOD([.$F$4];[.A38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formula="of:=MOD([.$F$4];[.A38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formula="of:=MOD([.$F$4];[.A38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formula="of:=MOD([.$F$4];[.A38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formula="of:=MOD([.$F$4];[.A38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formula="of:=MOD([.$F$4];[.A38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formula="of:=MOD([.$F$4];[.A38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formula="of:=MOD([.$F$4];[.A38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formula="of:=MOD([.$F$4];[.A38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formula="of:=MOD([.$F$4];[.A38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formula="of:=MOD([.$F$4];[.A38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formula="of:=MOD([.$F$4];[.A38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formula="of:=MOD([.$F$4];[.A38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formula="of:=MOD([.$F$4];[.A38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formula="of:=MOD([.$F$4];[.A38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formula="of:=MOD([.$F$4];[.A38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formula="of:=MOD([.$F$4];[.A38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formula="of:=MOD([.$F$4];[.A38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formula="of:=MOD([.$F$4];[.A38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formula="of:=MOD([.$F$4];[.A38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formula="of:=MOD([.$F$4];[.A38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formula="of:=MOD([.$F$4];[.A38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formula="of:=MOD([.$F$4];[.A38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formula="of:=MOD([.$F$4];[.A38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formula="of:=MOD([.$F$4];[.A38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formula="of:=MOD([.$F$4];[.A38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formula="of:=MOD([.$F$4];[.A38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formula="of:=MOD([.$F$4];[.A38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formula="of:=MOD([.$F$4];[.A38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formula="of:=MOD([.$F$4];[.A38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formula="of:=MOD([.$F$4];[.A38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formula="of:=MOD([.$F$4];[.A38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formula="of:=MOD([.$F$4];[.A38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formula="of:=MOD([.$F$4];[.A39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formula="of:=MOD([.$F$4];[.A39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formula="of:=MOD([.$F$4];[.A39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formula="of:=MOD([.$F$4];[.A39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formula="of:=MOD([.$F$4];[.A39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formula="of:=MOD([.$F$4];[.A39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formula="of:=MOD([.$F$4];[.A39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formula="of:=MOD([.$F$4];[.A39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formula="of:=MOD([.$F$4];[.A39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formula="of:=MOD([.$F$4];[.A39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formula="of:=MOD([.$F$4];[.A39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formula="of:=MOD([.$F$4];[.A39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formula="of:=MOD([.$F$4];[.A39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formula="of:=MOD([.$F$4];[.A39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formula="of:=MOD([.$F$4];[.A39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formula="of:=MOD([.$F$4];[.A39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formula="of:=MOD([.$F$4];[.A39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formula="of:=MOD([.$F$4];[.A39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formula="of:=MOD([.$F$4];[.A39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formula="of:=MOD([.$F$4];[.A39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formula="of:=MOD([.$F$4];[.A39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formula="of:=MOD([.$F$4];[.A39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formula="of:=MOD([.$F$4];[.A39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formula="of:=MOD([.$F$4];[.A39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formula="of:=MOD([.$F$4];[.A39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formula="of:=MOD([.$F$4];[.A39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formula="of:=MOD([.$F$4];[.A39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formula="of:=MOD([.$F$4];[.A39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formula="of:=MOD([.$F$4];[.A39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formula="of:=MOD([.$F$4];[.A39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formula="of:=MOD([.$F$4];[.A39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formula="of:=MOD([.$F$4];[.A39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formula="of:=MOD([.$F$4];[.A39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formula="of:=MOD([.$F$4];[.A39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formula="of:=MOD([.$F$4];[.A39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formula="of:=MOD([.$F$4];[.A39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formula="of:=MOD([.$F$4];[.A39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formula="of:=MOD([.$F$4];[.A39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formula="of:=MOD([.$F$4];[.A39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formula="of:=MOD([.$F$4];[.A39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formula="of:=MOD([.$F$4];[.A39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formula="of:=MOD([.$F$4];[.A39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formula="of:=MOD([.$F$4];[.A39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formula="of:=MOD([.$F$4];[.A39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formula="of:=MOD([.$F$4];[.A39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formula="of:=MOD([.$F$4];[.A39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formula="of:=MOD([.$F$4];[.A39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formula="of:=MOD([.$F$4];[.A39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formula="of:=MOD([.$F$4];[.A39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formula="of:=MOD([.$F$4];[.A39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formula="of:=MOD([.$F$4];[.A39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formula="of:=MOD([.$F$4];[.A39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formula="of:=MOD([.$F$4];[.A39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formula="of:=MOD([.$F$4];[.A39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formula="of:=MOD([.$F$4];[.A39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formula="of:=MOD([.$F$4];[.A39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formula="of:=MOD([.$F$4];[.A39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formula="of:=MOD([.$F$4];[.A39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formula="of:=MOD([.$F$4];[.A39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formula="of:=MOD([.$F$4];[.A39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formula="of:=MOD([.$F$4];[.A39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formula="of:=MOD([.$F$4];[.A39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formula="of:=MOD([.$F$4];[.A39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formula="of:=MOD([.$F$4];[.A39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formula="of:=MOD([.$F$4];[.A39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formula="of:=MOD([.$F$4];[.A39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formula="of:=MOD([.$F$4];[.A39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formula="of:=MOD([.$F$4];[.A39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formula="of:=MOD([.$F$4];[.A39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formula="of:=MOD([.$F$4];[.A39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formula="of:=MOD([.$F$4];[.A39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formula="of:=MOD([.$F$4];[.A39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formula="of:=MOD([.$F$4];[.A39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formula="of:=MOD([.$F$4];[.A39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formula="of:=MOD([.$F$4];[.A39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formula="of:=MOD([.$F$4];[.A39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formula="of:=MOD([.$F$4];[.A39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formula="of:=MOD([.$F$4];[.A39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formula="of:=MOD([.$F$4];[.A39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formula="of:=MOD([.$F$4];[.A39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formula="of:=MOD([.$F$4];[.A39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formula="of:=MOD([.$F$4];[.A39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formula="of:=MOD([.$F$4];[.A39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formula="of:=MOD([.$F$4];[.A39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formula="of:=MOD([.$F$4];[.A39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formula="of:=MOD([.$F$4];[.A39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formula="of:=MOD([.$F$4];[.A39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formula="of:=MOD([.$F$4];[.A39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formula="of:=MOD([.$F$4];[.A39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formula="of:=MOD([.$F$4];[.A39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formula="of:=MOD([.$F$4];[.A39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formula="of:=MOD([.$F$4];[.A39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formula="of:=MOD([.$F$4];[.A39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formula="of:=MOD([.$F$4];[.A39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formula="of:=MOD([.$F$4];[.A39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formula="of:=MOD([.$F$4];[.A39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formula="of:=MOD([.$F$4];[.A39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formula="of:=MOD([.$F$4];[.A39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formula="of:=MOD([.$F$4];[.A39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formula="of:=MOD([.$F$4];[.A39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formula="of:=MOD([.$F$4];[.A40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formula="of:=MOD([.$F$4];[.A40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formula="of:=MOD([.$F$4];[.A40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formula="of:=MOD([.$F$4];[.A40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formula="of:=MOD([.$F$4];[.A40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formula="of:=MOD([.$F$4];[.A40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formula="of:=MOD([.$F$4];[.A40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formula="of:=MOD([.$F$4];[.A40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formula="of:=MOD([.$F$4];[.A40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formula="of:=MOD([.$F$4];[.A40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formula="of:=MOD([.$F$4];[.A40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formula="of:=MOD([.$F$4];[.A40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formula="of:=MOD([.$F$4];[.A40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formula="of:=MOD([.$F$4];[.A40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formula="of:=MOD([.$F$4];[.A40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formula="of:=MOD([.$F$4];[.A40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formula="of:=MOD([.$F$4];[.A40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formula="of:=MOD([.$F$4];[.A40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formula="of:=MOD([.$F$4];[.A40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formula="of:=MOD([.$F$4];[.A40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formula="of:=MOD([.$F$4];[.A40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formula="of:=MOD([.$F$4];[.A40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formula="of:=MOD([.$F$4];[.A40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formula="of:=MOD([.$F$4];[.A40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formula="of:=MOD([.$F$4];[.A40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formula="of:=MOD([.$F$4];[.A40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formula="of:=MOD([.$F$4];[.A40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formula="of:=MOD([.$F$4];[.A40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formula="of:=MOD([.$F$4];[.A40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formula="of:=MOD([.$F$4];[.A40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formula="of:=MOD([.$F$4];[.A40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formula="of:=MOD([.$F$4];[.A40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formula="of:=MOD([.$F$4];[.A40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formula="of:=MOD([.$F$4];[.A40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formula="of:=MOD([.$F$4];[.A40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formula="of:=MOD([.$F$4];[.A40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formula="of:=MOD([.$F$4];[.A40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formula="of:=MOD([.$F$4];[.A40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formula="of:=MOD([.$F$4];[.A40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formula="of:=MOD([.$F$4];[.A40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formula="of:=MOD([.$F$4];[.A40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formula="of:=MOD([.$F$4];[.A40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formula="of:=MOD([.$F$4];[.A40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formula="of:=MOD([.$F$4];[.A40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formula="of:=MOD([.$F$4];[.A40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formula="of:=MOD([.$F$4];[.A40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formula="of:=MOD([.$F$4];[.A40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formula="of:=MOD([.$F$4];[.A40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formula="of:=MOD([.$F$4];[.A40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formula="of:=MOD([.$F$4];[.A40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formula="of:=MOD([.$F$4];[.A40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formula="of:=MOD([.$F$4];[.A40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formula="of:=MOD([.$F$4];[.A40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formula="of:=MOD([.$F$4];[.A40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formula="of:=MOD([.$F$4];[.A40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formula="of:=MOD([.$F$4];[.A40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formula="of:=MOD([.$F$4];[.A40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formula="of:=MOD([.$F$4];[.A40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formula="of:=MOD([.$F$4];[.A40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formula="of:=MOD([.$F$4];[.A40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formula="of:=MOD([.$F$4];[.A40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formula="of:=MOD([.$F$4];[.A40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formula="of:=MOD([.$F$4];[.A40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formula="of:=MOD([.$F$4];[.A40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formula="of:=MOD([.$F$4];[.A40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formula="of:=MOD([.$F$4];[.A40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formula="of:=MOD([.$F$4];[.A40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formula="of:=MOD([.$F$4];[.A40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formula="of:=MOD([.$F$4];[.A40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formula="of:=MOD([.$F$4];[.A40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formula="of:=MOD([.$F$4];[.A40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formula="of:=MOD([.$F$4];[.A40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formula="of:=MOD([.$F$4];[.A40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formula="of:=MOD([.$F$4];[.A40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formula="of:=MOD([.$F$4];[.A40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formula="of:=MOD([.$F$4];[.A40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formula="of:=MOD([.$F$4];[.A40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formula="of:=MOD([.$F$4];[.A40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formula="of:=MOD([.$F$4];[.A40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formula="of:=MOD([.$F$4];[.A40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formula="of:=MOD([.$F$4];[.A40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formula="of:=MOD([.$F$4];[.A40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formula="of:=MOD([.$F$4];[.A40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formula="of:=MOD([.$F$4];[.A40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formula="of:=MOD([.$F$4];[.A40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formula="of:=MOD([.$F$4];[.A40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formula="of:=MOD([.$F$4];[.A40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formula="of:=MOD([.$F$4];[.A40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formula="of:=MOD([.$F$4];[.A40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formula="of:=MOD([.$F$4];[.A40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formula="of:=MOD([.$F$4];[.A40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formula="of:=MOD([.$F$4];[.A40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formula="of:=MOD([.$F$4];[.A40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formula="of:=MOD([.$F$4];[.A40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formula="of:=MOD([.$F$4];[.A40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formula="of:=MOD([.$F$4];[.A40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formula="of:=MOD([.$F$4];[.A40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formula="of:=MOD([.$F$4];[.A40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formula="of:=MOD([.$F$4];[.A40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formula="of:=MOD([.$F$4];[.A40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formula="of:=MOD([.$F$4];[.A41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formula="of:=MOD([.$F$4];[.A41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formula="of:=MOD([.$F$4];[.A41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formula="of:=MOD([.$F$4];[.A41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formula="of:=MOD([.$F$4];[.A41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formula="of:=MOD([.$F$4];[.A41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formula="of:=MOD([.$F$4];[.A41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formula="of:=MOD([.$F$4];[.A41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formula="of:=MOD([.$F$4];[.A41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formula="of:=MOD([.$F$4];[.A41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formula="of:=MOD([.$F$4];[.A41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formula="of:=MOD([.$F$4];[.A41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formula="of:=MOD([.$F$4];[.A41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formula="of:=MOD([.$F$4];[.A41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formula="of:=MOD([.$F$4];[.A41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formula="of:=MOD([.$F$4];[.A41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formula="of:=MOD([.$F$4];[.A41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formula="of:=MOD([.$F$4];[.A41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formula="of:=MOD([.$F$4];[.A41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formula="of:=MOD([.$F$4];[.A41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formula="of:=MOD([.$F$4];[.A41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formula="of:=MOD([.$F$4];[.A41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formula="of:=MOD([.$F$4];[.A41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formula="of:=MOD([.$F$4];[.A41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formula="of:=MOD([.$F$4];[.A41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formula="of:=MOD([.$F$4];[.A41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formula="of:=MOD([.$F$4];[.A41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formula="of:=MOD([.$F$4];[.A41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formula="of:=MOD([.$F$4];[.A41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formula="of:=MOD([.$F$4];[.A41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formula="of:=MOD([.$F$4];[.A41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formula="of:=MOD([.$F$4];[.A41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formula="of:=MOD([.$F$4];[.A41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formula="of:=MOD([.$F$4];[.A41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formula="of:=MOD([.$F$4];[.A41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formula="of:=MOD([.$F$4];[.A41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formula="of:=MOD([.$F$4];[.A41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formula="of:=MOD([.$F$4];[.A41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formula="of:=MOD([.$F$4];[.A41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formula="of:=MOD([.$F$4];[.A41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formula="of:=MOD([.$F$4];[.A41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formula="of:=MOD([.$F$4];[.A41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formula="of:=MOD([.$F$4];[.A41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formula="of:=MOD([.$F$4];[.A41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formula="of:=MOD([.$F$4];[.A41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formula="of:=MOD([.$F$4];[.A41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formula="of:=MOD([.$F$4];[.A41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formula="of:=MOD([.$F$4];[.A41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formula="of:=MOD([.$F$4];[.A41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formula="of:=MOD([.$F$4];[.A41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formula="of:=MOD([.$F$4];[.A41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formula="of:=MOD([.$F$4];[.A41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formula="of:=MOD([.$F$4];[.A41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formula="of:=MOD([.$F$4];[.A41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formula="of:=MOD([.$F$4];[.A41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formula="of:=MOD([.$F$4];[.A41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formula="of:=MOD([.$F$4];[.A41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formula="of:=MOD([.$F$4];[.A41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formula="of:=MOD([.$F$4];[.A41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formula="of:=MOD([.$F$4];[.A41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formula="of:=MOD([.$F$4];[.A41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formula="of:=MOD([.$F$4];[.A41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formula="of:=MOD([.$F$4];[.A41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formula="of:=MOD([.$F$4];[.A41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formula="of:=MOD([.$F$4];[.A41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formula="of:=MOD([.$F$4];[.A41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formula="of:=MOD([.$F$4];[.A41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formula="of:=MOD([.$F$4];[.A41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formula="of:=MOD([.$F$4];[.A41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formula="of:=MOD([.$F$4];[.A41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formula="of:=MOD([.$F$4];[.A41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formula="of:=MOD([.$F$4];[.A41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formula="of:=MOD([.$F$4];[.A41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formula="of:=MOD([.$F$4];[.A41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formula="of:=MOD([.$F$4];[.A41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formula="of:=MOD([.$F$4];[.A41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formula="of:=MOD([.$F$4];[.A41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formula="of:=MOD([.$F$4];[.A41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formula="of:=MOD([.$F$4];[.A41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formula="of:=MOD([.$F$4];[.A41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formula="of:=MOD([.$F$4];[.A41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formula="of:=MOD([.$F$4];[.A41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formula="of:=MOD([.$F$4];[.A41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formula="of:=MOD([.$F$4];[.A41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formula="of:=MOD([.$F$4];[.A41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formula="of:=MOD([.$F$4];[.A41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formula="of:=MOD([.$F$4];[.A41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formula="of:=MOD([.$F$4];[.A41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formula="of:=MOD([.$F$4];[.A41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formula="of:=MOD([.$F$4];[.A41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formula="of:=MOD([.$F$4];[.A41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formula="of:=MOD([.$F$4];[.A41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formula="of:=MOD([.$F$4];[.A41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formula="of:=MOD([.$F$4];[.A41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formula="of:=MOD([.$F$4];[.A41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formula="of:=MOD([.$F$4];[.A41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formula="of:=MOD([.$F$4];[.A41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formula="of:=MOD([.$F$4];[.A41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formula="of:=MOD([.$F$4];[.A41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formula="of:=MOD([.$F$4];[.A41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formula="of:=MOD([.$F$4];[.A42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formula="of:=MOD([.$F$4];[.A42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formula="of:=MOD([.$F$4];[.A42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formula="of:=MOD([.$F$4];[.A42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formula="of:=MOD([.$F$4];[.A42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formula="of:=MOD([.$F$4];[.A42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formula="of:=MOD([.$F$4];[.A42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formula="of:=MOD([.$F$4];[.A42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formula="of:=MOD([.$F$4];[.A42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formula="of:=MOD([.$F$4];[.A42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formula="of:=MOD([.$F$4];[.A42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formula="of:=MOD([.$F$4];[.A42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formula="of:=MOD([.$F$4];[.A42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formula="of:=MOD([.$F$4];[.A42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formula="of:=MOD([.$F$4];[.A42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formula="of:=MOD([.$F$4];[.A42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formula="of:=MOD([.$F$4];[.A42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formula="of:=MOD([.$F$4];[.A42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formula="of:=MOD([.$F$4];[.A42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formula="of:=MOD([.$F$4];[.A42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formula="of:=MOD([.$F$4];[.A42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formula="of:=MOD([.$F$4];[.A42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formula="of:=MOD([.$F$4];[.A42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formula="of:=MOD([.$F$4];[.A42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formula="of:=MOD([.$F$4];[.A42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formula="of:=MOD([.$F$4];[.A42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formula="of:=MOD([.$F$4];[.A42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formula="of:=MOD([.$F$4];[.A42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formula="of:=MOD([.$F$4];[.A42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formula="of:=MOD([.$F$4];[.A42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formula="of:=MOD([.$F$4];[.A42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formula="of:=MOD([.$F$4];[.A42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formula="of:=MOD([.$F$4];[.A42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formula="of:=MOD([.$F$4];[.A42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formula="of:=MOD([.$F$4];[.A42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formula="of:=MOD([.$F$4];[.A42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formula="of:=MOD([.$F$4];[.A42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formula="of:=MOD([.$F$4];[.A42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formula="of:=MOD([.$F$4];[.A42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formula="of:=MOD([.$F$4];[.A42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formula="of:=MOD([.$F$4];[.A42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formula="of:=MOD([.$F$4];[.A42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formula="of:=MOD([.$F$4];[.A42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formula="of:=MOD([.$F$4];[.A42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formula="of:=MOD([.$F$4];[.A42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formula="of:=MOD([.$F$4];[.A42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formula="of:=MOD([.$F$4];[.A42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formula="of:=MOD([.$F$4];[.A42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formula="of:=MOD([.$F$4];[.A42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formula="of:=MOD([.$F$4];[.A42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formula="of:=MOD([.$F$4];[.A42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formula="of:=MOD([.$F$4];[.A42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formula="of:=MOD([.$F$4];[.A42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formula="of:=MOD([.$F$4];[.A42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formula="of:=MOD([.$F$4];[.A42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formula="of:=MOD([.$F$4];[.A42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formula="of:=MOD([.$F$4];[.A42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formula="of:=MOD([.$F$4];[.A42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formula="of:=MOD([.$F$4];[.A42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formula="of:=MOD([.$F$4];[.A42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formula="of:=MOD([.$F$4];[.A42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formula="of:=MOD([.$F$4];[.A42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formula="of:=MOD([.$F$4];[.A42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formula="of:=MOD([.$F$4];[.A42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formula="of:=MOD([.$F$4];[.A42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formula="of:=MOD([.$F$4];[.A42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formula="of:=MOD([.$F$4];[.A42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formula="of:=MOD([.$F$4];[.A42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formula="of:=MOD([.$F$4];[.A42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formula="of:=MOD([.$F$4];[.A42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formula="of:=MOD([.$F$4];[.A42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formula="of:=MOD([.$F$4];[.A42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formula="of:=MOD([.$F$4];[.A42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formula="of:=MOD([.$F$4];[.A42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formula="of:=MOD([.$F$4];[.A42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formula="of:=MOD([.$F$4];[.A42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formula="of:=MOD([.$F$4];[.A42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formula="of:=MOD([.$F$4];[.A42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formula="of:=MOD([.$F$4];[.A42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formula="of:=MOD([.$F$4];[.A42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formula="of:=MOD([.$F$4];[.A42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formula="of:=MOD([.$F$4];[.A42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formula="of:=MOD([.$F$4];[.A42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formula="of:=MOD([.$F$4];[.A42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formula="of:=MOD([.$F$4];[.A42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formula="of:=MOD([.$F$4];[.A42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formula="of:=MOD([.$F$4];[.A42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formula="of:=MOD([.$F$4];[.A42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formula="of:=MOD([.$F$4];[.A42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formula="of:=MOD([.$F$4];[.A42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formula="of:=MOD([.$F$4];[.A42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formula="of:=MOD([.$F$4];[.A42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formula="of:=MOD([.$F$4];[.A42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formula="of:=MOD([.$F$4];[.A42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formula="of:=MOD([.$F$4];[.A42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formula="of:=MOD([.$F$4];[.A42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formula="of:=MOD([.$F$4];[.A42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formula="of:=MOD([.$F$4];[.A42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formula="of:=MOD([.$F$4];[.A42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formula="of:=MOD([.$F$4];[.A42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formula="of:=MOD([.$F$4];[.A43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formula="of:=MOD([.$F$4];[.A43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formula="of:=MOD([.$F$4];[.A43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formula="of:=MOD([.$F$4];[.A43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formula="of:=MOD([.$F$4];[.A43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formula="of:=MOD([.$F$4];[.A43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formula="of:=MOD([.$F$4];[.A43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formula="of:=MOD([.$F$4];[.A43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formula="of:=MOD([.$F$4];[.A43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formula="of:=MOD([.$F$4];[.A43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formula="of:=MOD([.$F$4];[.A43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formula="of:=MOD([.$F$4];[.A43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formula="of:=MOD([.$F$4];[.A43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formula="of:=MOD([.$F$4];[.A43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formula="of:=MOD([.$F$4];[.A43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formula="of:=MOD([.$F$4];[.A43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formula="of:=MOD([.$F$4];[.A43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formula="of:=MOD([.$F$4];[.A43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formula="of:=MOD([.$F$4];[.A43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formula="of:=MOD([.$F$4];[.A43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formula="of:=MOD([.$F$4];[.A43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formula="of:=MOD([.$F$4];[.A43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formula="of:=MOD([.$F$4];[.A43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formula="of:=MOD([.$F$4];[.A43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formula="of:=MOD([.$F$4];[.A43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formula="of:=MOD([.$F$4];[.A43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formula="of:=MOD([.$F$4];[.A43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formula="of:=MOD([.$F$4];[.A43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formula="of:=MOD([.$F$4];[.A43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formula="of:=MOD([.$F$4];[.A43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formula="of:=MOD([.$F$4];[.A43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formula="of:=MOD([.$F$4];[.A43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formula="of:=MOD([.$F$4];[.A43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formula="of:=MOD([.$F$4];[.A43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formula="of:=MOD([.$F$4];[.A43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formula="of:=MOD([.$F$4];[.A43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formula="of:=MOD([.$F$4];[.A43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formula="of:=MOD([.$F$4];[.A43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formula="of:=MOD([.$F$4];[.A43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formula="of:=MOD([.$F$4];[.A43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formula="of:=MOD([.$F$4];[.A43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formula="of:=MOD([.$F$4];[.A43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formula="of:=MOD([.$F$4];[.A43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formula="of:=MOD([.$F$4];[.A43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formula="of:=MOD([.$F$4];[.A43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formula="of:=MOD([.$F$4];[.A43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formula="of:=MOD([.$F$4];[.A43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formula="of:=MOD([.$F$4];[.A43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formula="of:=MOD([.$F$4];[.A43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formula="of:=MOD([.$F$4];[.A43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formula="of:=MOD([.$F$4];[.A43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formula="of:=MOD([.$F$4];[.A43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formula="of:=MOD([.$F$4];[.A43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formula="of:=MOD([.$F$4];[.A43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formula="of:=MOD([.$F$4];[.A43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formula="of:=MOD([.$F$4];[.A43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formula="of:=MOD([.$F$4];[.A43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formula="of:=MOD([.$F$4];[.A43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formula="of:=MOD([.$F$4];[.A43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formula="of:=MOD([.$F$4];[.A43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formula="of:=MOD([.$F$4];[.A43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formula="of:=MOD([.$F$4];[.A43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formula="of:=MOD([.$F$4];[.A43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formula="of:=MOD([.$F$4];[.A43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formula="of:=MOD([.$F$4];[.A43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formula="of:=MOD([.$F$4];[.A43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formula="of:=MOD([.$F$4];[.A43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formula="of:=MOD([.$F$4];[.A43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formula="of:=MOD([.$F$4];[.A43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formula="of:=MOD([.$F$4];[.A43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formula="of:=MOD([.$F$4];[.A43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formula="of:=MOD([.$F$4];[.A43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formula="of:=MOD([.$F$4];[.A43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formula="of:=MOD([.$F$4];[.A43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formula="of:=MOD([.$F$4];[.A43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formula="of:=MOD([.$F$4];[.A43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formula="of:=MOD([.$F$4];[.A43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formula="of:=MOD([.$F$4];[.A43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formula="of:=MOD([.$F$4];[.A43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formula="of:=MOD([.$F$4];[.A43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formula="of:=MOD([.$F$4];[.A43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formula="of:=MOD([.$F$4];[.A43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formula="of:=MOD([.$F$4];[.A43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formula="of:=MOD([.$F$4];[.A43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formula="of:=MOD([.$F$4];[.A43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formula="of:=MOD([.$F$4];[.A43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formula="of:=MOD([.$F$4];[.A43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formula="of:=MOD([.$F$4];[.A43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formula="of:=MOD([.$F$4];[.A43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formula="of:=MOD([.$F$4];[.A43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formula="of:=MOD([.$F$4];[.A43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formula="of:=MOD([.$F$4];[.A43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formula="of:=MOD([.$F$4];[.A43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formula="of:=MOD([.$F$4];[.A43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formula="of:=MOD([.$F$4];[.A43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formula="of:=MOD([.$F$4];[.A43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formula="of:=MOD([.$F$4];[.A43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formula="of:=MOD([.$F$4];[.A43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formula="of:=MOD([.$F$4];[.A43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formula="of:=MOD([.$F$4];[.A43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formula="of:=MOD([.$F$4];[.A44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formula="of:=MOD([.$F$4];[.A44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formula="of:=MOD([.$F$4];[.A44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formula="of:=MOD([.$F$4];[.A44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formula="of:=MOD([.$F$4];[.A44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formula="of:=MOD([.$F$4];[.A44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formula="of:=MOD([.$F$4];[.A44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formula="of:=MOD([.$F$4];[.A44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formula="of:=MOD([.$F$4];[.A44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formula="of:=MOD([.$F$4];[.A44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formula="of:=MOD([.$F$4];[.A44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formula="of:=MOD([.$F$4];[.A44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formula="of:=MOD([.$F$4];[.A44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formula="of:=MOD([.$F$4];[.A44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formula="of:=MOD([.$F$4];[.A44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formula="of:=MOD([.$F$4];[.A44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formula="of:=MOD([.$F$4];[.A44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formula="of:=MOD([.$F$4];[.A44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formula="of:=MOD([.$F$4];[.A44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formula="of:=MOD([.$F$4];[.A44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formula="of:=MOD([.$F$4];[.A44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formula="of:=MOD([.$F$4];[.A44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formula="of:=MOD([.$F$4];[.A44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formula="of:=MOD([.$F$4];[.A44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formula="of:=MOD([.$F$4];[.A44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formula="of:=MOD([.$F$4];[.A44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formula="of:=MOD([.$F$4];[.A44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formula="of:=MOD([.$F$4];[.A44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formula="of:=MOD([.$F$4];[.A44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formula="of:=MOD([.$F$4];[.A44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formula="of:=MOD([.$F$4];[.A44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formula="of:=MOD([.$F$4];[.A44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formula="of:=MOD([.$F$4];[.A44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formula="of:=MOD([.$F$4];[.A44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formula="of:=MOD([.$F$4];[.A44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formula="of:=MOD([.$F$4];[.A44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formula="of:=MOD([.$F$4];[.A44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formula="of:=MOD([.$F$4];[.A44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formula="of:=MOD([.$F$4];[.A44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formula="of:=MOD([.$F$4];[.A44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formula="of:=MOD([.$F$4];[.A44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formula="of:=MOD([.$F$4];[.A44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formula="of:=MOD([.$F$4];[.A44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formula="of:=MOD([.$F$4];[.A44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formula="of:=MOD([.$F$4];[.A44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formula="of:=MOD([.$F$4];[.A44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formula="of:=MOD([.$F$4];[.A44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formula="of:=MOD([.$F$4];[.A44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formula="of:=MOD([.$F$4];[.A44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formula="of:=MOD([.$F$4];[.A44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formula="of:=MOD([.$F$4];[.A44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formula="of:=MOD([.$F$4];[.A44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formula="of:=MOD([.$F$4];[.A44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formula="of:=MOD([.$F$4];[.A44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formula="of:=MOD([.$F$4];[.A44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formula="of:=MOD([.$F$4];[.A44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formula="of:=MOD([.$F$4];[.A44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formula="of:=MOD([.$F$4];[.A44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formula="of:=MOD([.$F$4];[.A44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formula="of:=MOD([.$F$4];[.A44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formula="of:=MOD([.$F$4];[.A44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formula="of:=MOD([.$F$4];[.A44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formula="of:=MOD([.$F$4];[.A44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formula="of:=MOD([.$F$4];[.A44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formula="of:=MOD([.$F$4];[.A44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formula="of:=MOD([.$F$4];[.A44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formula="of:=MOD([.$F$4];[.A44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formula="of:=MOD([.$F$4];[.A44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formula="of:=MOD([.$F$4];[.A44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formula="of:=MOD([.$F$4];[.A44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formula="of:=MOD([.$F$4];[.A44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formula="of:=MOD([.$F$4];[.A44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formula="of:=MOD([.$F$4];[.A44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formula="of:=MOD([.$F$4];[.A44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formula="of:=MOD([.$F$4];[.A44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formula="of:=MOD([.$F$4];[.A44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formula="of:=MOD([.$F$4];[.A44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formula="of:=MOD([.$F$4];[.A44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formula="of:=MOD([.$F$4];[.A44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formula="of:=MOD([.$F$4];[.A44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formula="of:=MOD([.$F$4];[.A44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formula="of:=MOD([.$F$4];[.A44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formula="of:=MOD([.$F$4];[.A44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formula="of:=MOD([.$F$4];[.A44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formula="of:=MOD([.$F$4];[.A44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formula="of:=MOD([.$F$4];[.A44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formula="of:=MOD([.$F$4];[.A44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formula="of:=MOD([.$F$4];[.A44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formula="of:=MOD([.$F$4];[.A44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formula="of:=MOD([.$F$4];[.A44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formula="of:=MOD([.$F$4];[.A44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formula="of:=MOD([.$F$4];[.A44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formula="of:=MOD([.$F$4];[.A44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formula="of:=MOD([.$F$4];[.A44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formula="of:=MOD([.$F$4];[.A44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formula="of:=MOD([.$F$4];[.A44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formula="of:=MOD([.$F$4];[.A44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formula="of:=MOD([.$F$4];[.A44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formula="of:=MOD([.$F$4];[.A44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formula="of:=MOD([.$F$4];[.A44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formula="of:=MOD([.$F$4];[.A45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formula="of:=MOD([.$F$4];[.A45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formula="of:=MOD([.$F$4];[.A45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formula="of:=MOD([.$F$4];[.A45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formula="of:=MOD([.$F$4];[.A45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formula="of:=MOD([.$F$4];[.A45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formula="of:=MOD([.$F$4];[.A45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formula="of:=MOD([.$F$4];[.A45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formula="of:=MOD([.$F$4];[.A45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formula="of:=MOD([.$F$4];[.A45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formula="of:=MOD([.$F$4];[.A45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formula="of:=MOD([.$F$4];[.A45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formula="of:=MOD([.$F$4];[.A45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formula="of:=MOD([.$F$4];[.A45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formula="of:=MOD([.$F$4];[.A45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formula="of:=MOD([.$F$4];[.A45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formula="of:=MOD([.$F$4];[.A45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formula="of:=MOD([.$F$4];[.A45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formula="of:=MOD([.$F$4];[.A45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formula="of:=MOD([.$F$4];[.A45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formula="of:=MOD([.$F$4];[.A45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formula="of:=MOD([.$F$4];[.A45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formula="of:=MOD([.$F$4];[.A45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formula="of:=MOD([.$F$4];[.A45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formula="of:=MOD([.$F$4];[.A45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formula="of:=MOD([.$F$4];[.A45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formula="of:=MOD([.$F$4];[.A45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formula="of:=MOD([.$F$4];[.A45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formula="of:=MOD([.$F$4];[.A45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formula="of:=MOD([.$F$4];[.A45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formula="of:=MOD([.$F$4];[.A45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formula="of:=MOD([.$F$4];[.A45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formula="of:=MOD([.$F$4];[.A45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formula="of:=MOD([.$F$4];[.A45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formula="of:=MOD([.$F$4];[.A45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formula="of:=MOD([.$F$4];[.A45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formula="of:=MOD([.$F$4];[.A45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formula="of:=MOD([.$F$4];[.A45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formula="of:=MOD([.$F$4];[.A45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formula="of:=MOD([.$F$4];[.A45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formula="of:=MOD([.$F$4];[.A45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formula="of:=MOD([.$F$4];[.A45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formula="of:=MOD([.$F$4];[.A45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formula="of:=MOD([.$F$4];[.A45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formula="of:=MOD([.$F$4];[.A45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formula="of:=MOD([.$F$4];[.A45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formula="of:=MOD([.$F$4];[.A45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formula="of:=MOD([.$F$4];[.A45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formula="of:=MOD([.$F$4];[.A45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formula="of:=MOD([.$F$4];[.A45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formula="of:=MOD([.$F$4];[.A45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formula="of:=MOD([.$F$4];[.A45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formula="of:=MOD([.$F$4];[.A45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formula="of:=MOD([.$F$4];[.A45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formula="of:=MOD([.$F$4];[.A45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formula="of:=MOD([.$F$4];[.A45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formula="of:=MOD([.$F$4];[.A45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formula="of:=MOD([.$F$4];[.A45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formula="of:=MOD([.$F$4];[.A45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formula="of:=MOD([.$F$4];[.A45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formula="of:=MOD([.$F$4];[.A45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formula="of:=MOD([.$F$4];[.A45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formula="of:=MOD([.$F$4];[.A45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formula="of:=MOD([.$F$4];[.A45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formula="of:=MOD([.$F$4];[.A45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formula="of:=MOD([.$F$4];[.A45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formula="of:=MOD([.$F$4];[.A45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formula="of:=MOD([.$F$4];[.A45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formula="of:=MOD([.$F$4];[.A45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formula="of:=MOD([.$F$4];[.A45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formula="of:=MOD([.$F$4];[.A45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formula="of:=MOD([.$F$4];[.A45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formula="of:=MOD([.$F$4];[.A45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formula="of:=MOD([.$F$4];[.A45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formula="of:=MOD([.$F$4];[.A45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formula="of:=MOD([.$F$4];[.A45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formula="of:=MOD([.$F$4];[.A45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formula="of:=MOD([.$F$4];[.A45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formula="of:=MOD([.$F$4];[.A45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formula="of:=MOD([.$F$4];[.A45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formula="of:=MOD([.$F$4];[.A45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formula="of:=MOD([.$F$4];[.A45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formula="of:=MOD([.$F$4];[.A45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formula="of:=MOD([.$F$4];[.A45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formula="of:=MOD([.$F$4];[.A45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formula="of:=MOD([.$F$4];[.A45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formula="of:=MOD([.$F$4];[.A45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formula="of:=MOD([.$F$4];[.A45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formula="of:=MOD([.$F$4];[.A45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formula="of:=MOD([.$F$4];[.A45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formula="of:=MOD([.$F$4];[.A45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formula="of:=MOD([.$F$4];[.A45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formula="of:=MOD([.$F$4];[.A45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formula="of:=MOD([.$F$4];[.A45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formula="of:=MOD([.$F$4];[.A45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formula="of:=MOD([.$F$4];[.A45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formula="of:=MOD([.$F$4];[.A45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formula="of:=MOD([.$F$4];[.A45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formula="of:=MOD([.$F$4];[.A45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formula="of:=MOD([.$F$4];[.A45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formula="of:=MOD([.$F$4];[.A46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formula="of:=MOD([.$F$4];[.A46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formula="of:=MOD([.$F$4];[.A46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formula="of:=MOD([.$F$4];[.A46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formula="of:=MOD([.$F$4];[.A46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formula="of:=MOD([.$F$4];[.A46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formula="of:=MOD([.$F$4];[.A46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formula="of:=MOD([.$F$4];[.A46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formula="of:=MOD([.$F$4];[.A46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formula="of:=MOD([.$F$4];[.A46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formula="of:=MOD([.$F$4];[.A46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formula="of:=MOD([.$F$4];[.A46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formula="of:=MOD([.$F$4];[.A46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formula="of:=MOD([.$F$4];[.A46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formula="of:=MOD([.$F$4];[.A46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formula="of:=MOD([.$F$4];[.A46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formula="of:=MOD([.$F$4];[.A46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formula="of:=MOD([.$F$4];[.A46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formula="of:=MOD([.$F$4];[.A46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formula="of:=MOD([.$F$4];[.A46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formula="of:=MOD([.$F$4];[.A46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formula="of:=MOD([.$F$4];[.A46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formula="of:=MOD([.$F$4];[.A46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formula="of:=MOD([.$F$4];[.A46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formula="of:=MOD([.$F$4];[.A46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formula="of:=MOD([.$F$4];[.A46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formula="of:=MOD([.$F$4];[.A46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formula="of:=MOD([.$F$4];[.A46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formula="of:=MOD([.$F$4];[.A46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formula="of:=MOD([.$F$4];[.A46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formula="of:=MOD([.$F$4];[.A46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formula="of:=MOD([.$F$4];[.A46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formula="of:=MOD([.$F$4];[.A46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formula="of:=MOD([.$F$4];[.A46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formula="of:=MOD([.$F$4];[.A46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formula="of:=MOD([.$F$4];[.A46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formula="of:=MOD([.$F$4];[.A46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formula="of:=MOD([.$F$4];[.A46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formula="of:=MOD([.$F$4];[.A46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formula="of:=MOD([.$F$4];[.A46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formula="of:=MOD([.$F$4];[.A46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formula="of:=MOD([.$F$4];[.A46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formula="of:=MOD([.$F$4];[.A46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formula="of:=MOD([.$F$4];[.A46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formula="of:=MOD([.$F$4];[.A46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formula="of:=MOD([.$F$4];[.A46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formula="of:=MOD([.$F$4];[.A46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formula="of:=MOD([.$F$4];[.A46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formula="of:=MOD([.$F$4];[.A46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formula="of:=MOD([.$F$4];[.A46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formula="of:=MOD([.$F$4];[.A46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formula="of:=MOD([.$F$4];[.A46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formula="of:=MOD([.$F$4];[.A46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formula="of:=MOD([.$F$4];[.A46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formula="of:=MOD([.$F$4];[.A46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formula="of:=MOD([.$F$4];[.A46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formula="of:=MOD([.$F$4];[.A46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formula="of:=MOD([.$F$4];[.A46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formula="of:=MOD([.$F$4];[.A46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formula="of:=MOD([.$F$4];[.A46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formula="of:=MOD([.$F$4];[.A46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formula="of:=MOD([.$F$4];[.A46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formula="of:=MOD([.$F$4];[.A46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formula="of:=MOD([.$F$4];[.A46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formula="of:=MOD([.$F$4];[.A46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formula="of:=MOD([.$F$4];[.A46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formula="of:=MOD([.$F$4];[.A46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formula="of:=MOD([.$F$4];[.A46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formula="of:=MOD([.$F$4];[.A46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formula="of:=MOD([.$F$4];[.A46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formula="of:=MOD([.$F$4];[.A46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formula="of:=MOD([.$F$4];[.A46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formula="of:=MOD([.$F$4];[.A46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formula="of:=MOD([.$F$4];[.A46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formula="of:=MOD([.$F$4];[.A46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formula="of:=MOD([.$F$4];[.A46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formula="of:=MOD([.$F$4];[.A46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formula="of:=MOD([.$F$4];[.A46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formula="of:=MOD([.$F$4];[.A46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formula="of:=MOD([.$F$4];[.A46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formula="of:=MOD([.$F$4];[.A46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formula="of:=MOD([.$F$4];[.A46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formula="of:=MOD([.$F$4];[.A46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formula="of:=MOD([.$F$4];[.A46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formula="of:=MOD([.$F$4];[.A46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formula="of:=MOD([.$F$4];[.A46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formula="of:=MOD([.$F$4];[.A46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formula="of:=MOD([.$F$4];[.A46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formula="of:=MOD([.$F$4];[.A46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formula="of:=MOD([.$F$4];[.A46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formula="of:=MOD([.$F$4];[.A46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formula="of:=MOD([.$F$4];[.A46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formula="of:=MOD([.$F$4];[.A46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formula="of:=MOD([.$F$4];[.A46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formula="of:=MOD([.$F$4];[.A46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formula="of:=MOD([.$F$4];[.A46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formula="of:=MOD([.$F$4];[.A46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formula="of:=MOD([.$F$4];[.A46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formula="of:=MOD([.$F$4];[.A46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formula="of:=MOD([.$F$4];[.A46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formula="of:=MOD([.$F$4];[.A47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formula="of:=MOD([.$F$4];[.A47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formula="of:=MOD([.$F$4];[.A47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formula="of:=MOD([.$F$4];[.A47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formula="of:=MOD([.$F$4];[.A47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formula="of:=MOD([.$F$4];[.A47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formula="of:=MOD([.$F$4];[.A47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formula="of:=MOD([.$F$4];[.A47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formula="of:=MOD([.$F$4];[.A47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formula="of:=MOD([.$F$4];[.A47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formula="of:=MOD([.$F$4];[.A47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formula="of:=MOD([.$F$4];[.A47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formula="of:=MOD([.$F$4];[.A47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formula="of:=MOD([.$F$4];[.A47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formula="of:=MOD([.$F$4];[.A47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formula="of:=MOD([.$F$4];[.A47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formula="of:=MOD([.$F$4];[.A47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formula="of:=MOD([.$F$4];[.A47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formula="of:=MOD([.$F$4];[.A47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formula="of:=MOD([.$F$4];[.A47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formula="of:=MOD([.$F$4];[.A47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formula="of:=MOD([.$F$4];[.A47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formula="of:=MOD([.$F$4];[.A47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formula="of:=MOD([.$F$4];[.A47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formula="of:=MOD([.$F$4];[.A47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formula="of:=MOD([.$F$4];[.A47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formula="of:=MOD([.$F$4];[.A47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formula="of:=MOD([.$F$4];[.A47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formula="of:=MOD([.$F$4];[.A47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formula="of:=MOD([.$F$4];[.A47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formula="of:=MOD([.$F$4];[.A47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formula="of:=MOD([.$F$4];[.A47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formula="of:=MOD([.$F$4];[.A47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formula="of:=MOD([.$F$4];[.A47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formula="of:=MOD([.$F$4];[.A47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formula="of:=MOD([.$F$4];[.A47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formula="of:=MOD([.$F$4];[.A47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formula="of:=MOD([.$F$4];[.A47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formula="of:=MOD([.$F$4];[.A47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formula="of:=MOD([.$F$4];[.A47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formula="of:=MOD([.$F$4];[.A47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formula="of:=MOD([.$F$4];[.A47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formula="of:=MOD([.$F$4];[.A47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formula="of:=MOD([.$F$4];[.A47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formula="of:=MOD([.$F$4];[.A47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formula="of:=MOD([.$F$4];[.A47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formula="of:=MOD([.$F$4];[.A47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formula="of:=MOD([.$F$4];[.A47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formula="of:=MOD([.$F$4];[.A47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formula="of:=MOD([.$F$4];[.A47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formula="of:=MOD([.$F$4];[.A47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formula="of:=MOD([.$F$4];[.A47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formula="of:=MOD([.$F$4];[.A47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formula="of:=MOD([.$F$4];[.A47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formula="of:=MOD([.$F$4];[.A47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formula="of:=MOD([.$F$4];[.A47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formula="of:=MOD([.$F$4];[.A47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formula="of:=MOD([.$F$4];[.A47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formula="of:=MOD([.$F$4];[.A47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formula="of:=MOD([.$F$4];[.A47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formula="of:=MOD([.$F$4];[.A47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formula="of:=MOD([.$F$4];[.A47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formula="of:=MOD([.$F$4];[.A47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formula="of:=MOD([.$F$4];[.A47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formula="of:=MOD([.$F$4];[.A47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formula="of:=MOD([.$F$4];[.A47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formula="of:=MOD([.$F$4];[.A47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formula="of:=MOD([.$F$4];[.A47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formula="of:=MOD([.$F$4];[.A47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formula="of:=MOD([.$F$4];[.A47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formula="of:=MOD([.$F$4];[.A47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formula="of:=MOD([.$F$4];[.A47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formula="of:=MOD([.$F$4];[.A47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formula="of:=MOD([.$F$4];[.A47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formula="of:=MOD([.$F$4];[.A47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formula="of:=MOD([.$F$4];[.A47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formula="of:=MOD([.$F$4];[.A47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formula="of:=MOD([.$F$4];[.A47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formula="of:=MOD([.$F$4];[.A47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formula="of:=MOD([.$F$4];[.A47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formula="of:=MOD([.$F$4];[.A47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formula="of:=MOD([.$F$4];[.A47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formula="of:=MOD([.$F$4];[.A47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formula="of:=MOD([.$F$4];[.A47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formula="of:=MOD([.$F$4];[.A47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formula="of:=MOD([.$F$4];[.A47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formula="of:=MOD([.$F$4];[.A47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formula="of:=MOD([.$F$4];[.A47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formula="of:=MOD([.$F$4];[.A47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formula="of:=MOD([.$F$4];[.A47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formula="of:=MOD([.$F$4];[.A47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formula="of:=MOD([.$F$4];[.A47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formula="of:=MOD([.$F$4];[.A47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formula="of:=MOD([.$F$4];[.A47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formula="of:=MOD([.$F$4];[.A47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formula="of:=MOD([.$F$4];[.A47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formula="of:=MOD([.$F$4];[.A47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formula="of:=MOD([.$F$4];[.A47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formula="of:=MOD([.$F$4];[.A47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formula="of:=MOD([.$F$4];[.A47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formula="of:=MOD([.$F$4];[.A48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formula="of:=MOD([.$F$4];[.A48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formula="of:=MOD([.$F$4];[.A48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formula="of:=MOD([.$F$4];[.A48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formula="of:=MOD([.$F$4];[.A48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formula="of:=MOD([.$F$4];[.A48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formula="of:=MOD([.$F$4];[.A48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formula="of:=MOD([.$F$4];[.A48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formula="of:=MOD([.$F$4];[.A48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formula="of:=MOD([.$F$4];[.A48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formula="of:=MOD([.$F$4];[.A48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formula="of:=MOD([.$F$4];[.A48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formula="of:=MOD([.$F$4];[.A48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formula="of:=MOD([.$F$4];[.A48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formula="of:=MOD([.$F$4];[.A48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formula="of:=MOD([.$F$4];[.A48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formula="of:=MOD([.$F$4];[.A48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formula="of:=MOD([.$F$4];[.A48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formula="of:=MOD([.$F$4];[.A48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formula="of:=MOD([.$F$4];[.A48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formula="of:=MOD([.$F$4];[.A48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formula="of:=MOD([.$F$4];[.A48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formula="of:=MOD([.$F$4];[.A48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formula="of:=MOD([.$F$4];[.A48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formula="of:=MOD([.$F$4];[.A48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formula="of:=MOD([.$F$4];[.A48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formula="of:=MOD([.$F$4];[.A48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formula="of:=MOD([.$F$4];[.A48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formula="of:=MOD([.$F$4];[.A48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formula="of:=MOD([.$F$4];[.A48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formula="of:=MOD([.$F$4];[.A48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formula="of:=MOD([.$F$4];[.A48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formula="of:=MOD([.$F$4];[.A48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formula="of:=MOD([.$F$4];[.A48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formula="of:=MOD([.$F$4];[.A48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formula="of:=MOD([.$F$4];[.A48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formula="of:=MOD([.$F$4];[.A48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formula="of:=MOD([.$F$4];[.A48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formula="of:=MOD([.$F$4];[.A48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formula="of:=MOD([.$F$4];[.A48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formula="of:=MOD([.$F$4];[.A48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formula="of:=MOD([.$F$4];[.A48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formula="of:=MOD([.$F$4];[.A48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formula="of:=MOD([.$F$4];[.A48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formula="of:=MOD([.$F$4];[.A48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formula="of:=MOD([.$F$4];[.A48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formula="of:=MOD([.$F$4];[.A48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formula="of:=MOD([.$F$4];[.A48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formula="of:=MOD([.$F$4];[.A48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formula="of:=MOD([.$F$4];[.A48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formula="of:=MOD([.$F$4];[.A48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formula="of:=MOD([.$F$4];[.A48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formula="of:=MOD([.$F$4];[.A48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formula="of:=MOD([.$F$4];[.A48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formula="of:=MOD([.$F$4];[.A48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formula="of:=MOD([.$F$4];[.A48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formula="of:=MOD([.$F$4];[.A48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formula="of:=MOD([.$F$4];[.A48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formula="of:=MOD([.$F$4];[.A48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formula="of:=MOD([.$F$4];[.A48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formula="of:=MOD([.$F$4];[.A48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formula="of:=MOD([.$F$4];[.A48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formula="of:=MOD([.$F$4];[.A48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formula="of:=MOD([.$F$4];[.A48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formula="of:=MOD([.$F$4];[.A48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formula="of:=MOD([.$F$4];[.A48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formula="of:=MOD([.$F$4];[.A48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formula="of:=MOD([.$F$4];[.A48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formula="of:=MOD([.$F$4];[.A48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formula="of:=MOD([.$F$4];[.A48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formula="of:=MOD([.$F$4];[.A48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formula="of:=MOD([.$F$4];[.A48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formula="of:=MOD([.$F$4];[.A48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formula="of:=MOD([.$F$4];[.A48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formula="of:=MOD([.$F$4];[.A48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formula="of:=MOD([.$F$4];[.A48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formula="of:=MOD([.$F$4];[.A48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formula="of:=MOD([.$F$4];[.A48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formula="of:=MOD([.$F$4];[.A48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formula="of:=MOD([.$F$4];[.A48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formula="of:=MOD([.$F$4];[.A48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formula="of:=MOD([.$F$4];[.A48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formula="of:=MOD([.$F$4];[.A48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formula="of:=MOD([.$F$4];[.A48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formula="of:=MOD([.$F$4];[.A48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formula="of:=MOD([.$F$4];[.A48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formula="of:=MOD([.$F$4];[.A48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formula="of:=MOD([.$F$4];[.A48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formula="of:=MOD([.$F$4];[.A48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formula="of:=MOD([.$F$4];[.A48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formula="of:=MOD([.$F$4];[.A48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formula="of:=MOD([.$F$4];[.A48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formula="of:=MOD([.$F$4];[.A48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formula="of:=MOD([.$F$4];[.A48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formula="of:=MOD([.$F$4];[.A48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formula="of:=MOD([.$F$4];[.A48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formula="of:=MOD([.$F$4];[.A48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formula="of:=MOD([.$F$4];[.A48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formula="of:=MOD([.$F$4];[.A48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formula="of:=MOD([.$F$4];[.A48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formula="of:=MOD([.$F$4];[.A49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formula="of:=MOD([.$F$4];[.A49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formula="of:=MOD([.$F$4];[.A49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formula="of:=MOD([.$F$4];[.A49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formula="of:=MOD([.$F$4];[.A49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formula="of:=MOD([.$F$4];[.A49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formula="of:=MOD([.$F$4];[.A49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formula="of:=MOD([.$F$4];[.A49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formula="of:=MOD([.$F$4];[.A49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formula="of:=MOD([.$F$4];[.A49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formula="of:=MOD([.$F$4];[.A49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formula="of:=MOD([.$F$4];[.A49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formula="of:=MOD([.$F$4];[.A49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formula="of:=MOD([.$F$4];[.A49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formula="of:=MOD([.$F$4];[.A49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formula="of:=MOD([.$F$4];[.A49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formula="of:=MOD([.$F$4];[.A49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formula="of:=MOD([.$F$4];[.A49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formula="of:=MOD([.$F$4];[.A49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formula="of:=MOD([.$F$4];[.A49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formula="of:=MOD([.$F$4];[.A49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formula="of:=MOD([.$F$4];[.A49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formula="of:=MOD([.$F$4];[.A49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formula="of:=MOD([.$F$4];[.A49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formula="of:=MOD([.$F$4];[.A49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formula="of:=MOD([.$F$4];[.A49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formula="of:=MOD([.$F$4];[.A49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formula="of:=MOD([.$F$4];[.A49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formula="of:=MOD([.$F$4];[.A49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formula="of:=MOD([.$F$4];[.A49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formula="of:=MOD([.$F$4];[.A49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formula="of:=MOD([.$F$4];[.A49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formula="of:=MOD([.$F$4];[.A49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formula="of:=MOD([.$F$4];[.A49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formula="of:=MOD([.$F$4];[.A49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formula="of:=MOD([.$F$4];[.A49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formula="of:=MOD([.$F$4];[.A49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formula="of:=MOD([.$F$4];[.A49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formula="of:=MOD([.$F$4];[.A49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formula="of:=MOD([.$F$4];[.A49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formula="of:=MOD([.$F$4];[.A49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formula="of:=MOD([.$F$4];[.A49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formula="of:=MOD([.$F$4];[.A49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formula="of:=MOD([.$F$4];[.A49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formula="of:=MOD([.$F$4];[.A49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formula="of:=MOD([.$F$4];[.A49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formula="of:=MOD([.$F$4];[.A49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formula="of:=MOD([.$F$4];[.A49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formula="of:=MOD([.$F$4];[.A49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formula="of:=MOD([.$F$4];[.A49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formula="of:=MOD([.$F$4];[.A49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formula="of:=MOD([.$F$4];[.A49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formula="of:=MOD([.$F$4];[.A49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formula="of:=MOD([.$F$4];[.A49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formula="of:=MOD([.$F$4];[.A49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formula="of:=MOD([.$F$4];[.A49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formula="of:=MOD([.$F$4];[.A49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formula="of:=MOD([.$F$4];[.A49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formula="of:=MOD([.$F$4];[.A49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formula="of:=MOD([.$F$4];[.A49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formula="of:=MOD([.$F$4];[.A49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formula="of:=MOD([.$F$4];[.A49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formula="of:=MOD([.$F$4];[.A49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formula="of:=MOD([.$F$4];[.A49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formula="of:=MOD([.$F$4];[.A49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formula="of:=MOD([.$F$4];[.A49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formula="of:=MOD([.$F$4];[.A49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formula="of:=MOD([.$F$4];[.A49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formula="of:=MOD([.$F$4];[.A49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formula="of:=MOD([.$F$4];[.A49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formula="of:=MOD([.$F$4];[.A49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formula="of:=MOD([.$F$4];[.A49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formula="of:=MOD([.$F$4];[.A49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formula="of:=MOD([.$F$4];[.A49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formula="of:=MOD([.$F$4];[.A49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formula="of:=MOD([.$F$4];[.A49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formula="of:=MOD([.$F$4];[.A49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formula="of:=MOD([.$F$4];[.A49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formula="of:=MOD([.$F$4];[.A49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formula="of:=MOD([.$F$4];[.A49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formula="of:=MOD([.$F$4];[.A49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formula="of:=MOD([.$F$4];[.A49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formula="of:=MOD([.$F$4];[.A49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formula="of:=MOD([.$F$4];[.A49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formula="of:=MOD([.$F$4];[.A49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formula="of:=MOD([.$F$4];[.A49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formula="of:=MOD([.$F$4];[.A49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formula="of:=MOD([.$F$4];[.A49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formula="of:=MOD([.$F$4];[.A49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formula="of:=MOD([.$F$4];[.A49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formula="of:=MOD([.$F$4];[.A49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formula="of:=MOD([.$F$4];[.A49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formula="of:=MOD([.$F$4];[.A49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formula="of:=MOD([.$F$4];[.A49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formula="of:=MOD([.$F$4];[.A49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formula="of:=MOD([.$F$4];[.A49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formula="of:=MOD([.$F$4];[.A49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formula="of:=MOD([.$F$4];[.A49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formula="of:=MOD([.$F$4];[.A49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formula="of:=MOD([.$F$4];[.A49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formula="of:=MOD([.$F$4];[.A50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formula="of:=MOD([.$F$4];[.A50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formula="of:=MOD([.$F$4];[.A50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formula="of:=MOD([.$F$4];[.A50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formula="of:=MOD([.$F$4];[.A50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formula="of:=MOD([.$F$4];[.A50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formula="of:=MOD([.$F$4];[.A50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formula="of:=MOD([.$F$4];[.A50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formula="of:=MOD([.$F$4];[.A50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formula="of:=MOD([.$F$4];[.A50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formula="of:=MOD([.$F$4];[.A50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formula="of:=MOD([.$F$4];[.A50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formula="of:=MOD([.$F$4];[.A50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formula="of:=MOD([.$F$4];[.A50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formula="of:=MOD([.$F$4];[.A50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formula="of:=MOD([.$F$4];[.A50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formula="of:=MOD([.$F$4];[.A50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formula="of:=MOD([.$F$4];[.A50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formula="of:=MOD([.$F$4];[.A50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formula="of:=MOD([.$F$4];[.A50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formula="of:=MOD([.$F$4];[.A50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formula="of:=MOD([.$F$4];[.A50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formula="of:=MOD([.$F$4];[.A50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formula="of:=MOD([.$F$4];[.A50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formula="of:=MOD([.$F$4];[.A50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formula="of:=MOD([.$F$4];[.A50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formula="of:=MOD([.$F$4];[.A50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formula="of:=MOD([.$F$4];[.A50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formula="of:=MOD([.$F$4];[.A50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formula="of:=MOD([.$F$4];[.A50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formula="of:=MOD([.$F$4];[.A50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formula="of:=MOD([.$F$4];[.A50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formula="of:=MOD([.$F$4];[.A50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formula="of:=MOD([.$F$4];[.A50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formula="of:=MOD([.$F$4];[.A50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formula="of:=MOD([.$F$4];[.A50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formula="of:=MOD([.$F$4];[.A50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formula="of:=MOD([.$F$4];[.A50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formula="of:=MOD([.$F$4];[.A50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formula="of:=MOD([.$F$4];[.A50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formula="of:=MOD([.$F$4];[.A50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formula="of:=MOD([.$F$4];[.A50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formula="of:=MOD([.$F$4];[.A50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formula="of:=MOD([.$F$4];[.A50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formula="of:=MOD([.$F$4];[.A50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formula="of:=MOD([.$F$4];[.A50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formula="of:=MOD([.$F$4];[.A50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formula="of:=MOD([.$F$4];[.A50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formula="of:=MOD([.$F$4];[.A50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formula="of:=MOD([.$F$4];[.A50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formula="of:=MOD([.$F$4];[.A50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formula="of:=MOD([.$F$4];[.A50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formula="of:=MOD([.$F$4];[.A50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formula="of:=MOD([.$F$4];[.A50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formula="of:=MOD([.$F$4];[.A50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formula="of:=MOD([.$F$4];[.A50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formula="of:=MOD([.$F$4];[.A50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formula="of:=MOD([.$F$4];[.A50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formula="of:=MOD([.$F$4];[.A50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formula="of:=MOD([.$F$4];[.A50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formula="of:=MOD([.$F$4];[.A50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formula="of:=MOD([.$F$4];[.A50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formula="of:=MOD([.$F$4];[.A50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formula="of:=MOD([.$F$4];[.A50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formula="of:=MOD([.$F$4];[.A50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formula="of:=MOD([.$F$4];[.A50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formula="of:=MOD([.$F$4];[.A50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formula="of:=MOD([.$F$4];[.A50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formula="of:=MOD([.$F$4];[.A50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formula="of:=MOD([.$F$4];[.A50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formula="of:=MOD([.$F$4];[.A50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formula="of:=MOD([.$F$4];[.A50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formula="of:=MOD([.$F$4];[.A50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formula="of:=MOD([.$F$4];[.A50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formula="of:=MOD([.$F$4];[.A50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formula="of:=MOD([.$F$4];[.A50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formula="of:=MOD([.$F$4];[.A50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formula="of:=MOD([.$F$4];[.A50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formula="of:=MOD([.$F$4];[.A50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formula="of:=MOD([.$F$4];[.A50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formula="of:=MOD([.$F$4];[.A50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formula="of:=MOD([.$F$4];[.A50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formula="of:=MOD([.$F$4];[.A50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formula="of:=MOD([.$F$4];[.A50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formula="of:=MOD([.$F$4];[.A50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formula="of:=MOD([.$F$4];[.A50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formula="of:=MOD([.$F$4];[.A50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formula="of:=MOD([.$F$4];[.A50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formula="of:=MOD([.$F$4];[.A50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formula="of:=MOD([.$F$4];[.A50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formula="of:=MOD([.$F$4];[.A50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formula="of:=MOD([.$F$4];[.A50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formula="of:=MOD([.$F$4];[.A50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formula="of:=MOD([.$F$4];[.A50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formula="of:=MOD([.$F$4];[.A50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formula="of:=MOD([.$F$4];[.A50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formula="of:=MOD([.$F$4];[.A50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formula="of:=MOD([.$F$4];[.A50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formula="of:=MOD([.$F$4];[.A50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formula="of:=MOD([.$F$4];[.A50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formula="of:=MOD([.$F$4];[.A51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formula="of:=MOD([.$F$4];[.A51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formula="of:=MOD([.$F$4];[.A51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formula="of:=MOD([.$F$4];[.A51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formula="of:=MOD([.$F$4];[.A51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formula="of:=MOD([.$F$4];[.A51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formula="of:=MOD([.$F$4];[.A51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formula="of:=MOD([.$F$4];[.A51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formula="of:=MOD([.$F$4];[.A51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formula="of:=MOD([.$F$4];[.A51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formula="of:=MOD([.$F$4];[.A51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formula="of:=MOD([.$F$4];[.A51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formula="of:=MOD([.$F$4];[.A51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formula="of:=MOD([.$F$4];[.A51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formula="of:=MOD([.$F$4];[.A51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formula="of:=MOD([.$F$4];[.A51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formula="of:=MOD([.$F$4];[.A51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formula="of:=MOD([.$F$4];[.A51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formula="of:=MOD([.$F$4];[.A51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formula="of:=MOD([.$F$4];[.A51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formula="of:=MOD([.$F$4];[.A51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formula="of:=MOD([.$F$4];[.A51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formula="of:=MOD([.$F$4];[.A51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formula="of:=MOD([.$F$4];[.A51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formula="of:=MOD([.$F$4];[.A51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formula="of:=MOD([.$F$4];[.A51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formula="of:=MOD([.$F$4];[.A51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formula="of:=MOD([.$F$4];[.A51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formula="of:=MOD([.$F$4];[.A51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formula="of:=MOD([.$F$4];[.A51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formula="of:=MOD([.$F$4];[.A51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formula="of:=MOD([.$F$4];[.A51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formula="of:=MOD([.$F$4];[.A51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formula="of:=MOD([.$F$4];[.A51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formula="of:=MOD([.$F$4];[.A51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formula="of:=MOD([.$F$4];[.A51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formula="of:=MOD([.$F$4];[.A51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formula="of:=MOD([.$F$4];[.A51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formula="of:=MOD([.$F$4];[.A51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formula="of:=MOD([.$F$4];[.A51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formula="of:=MOD([.$F$4];[.A51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formula="of:=MOD([.$F$4];[.A51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formula="of:=MOD([.$F$4];[.A51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formula="of:=MOD([.$F$4];[.A51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formula="of:=MOD([.$F$4];[.A51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formula="of:=MOD([.$F$4];[.A51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formula="of:=MOD([.$F$4];[.A51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formula="of:=MOD([.$F$4];[.A51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formula="of:=MOD([.$F$4];[.A51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formula="of:=MOD([.$F$4];[.A51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formula="of:=MOD([.$F$4];[.A51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formula="of:=MOD([.$F$4];[.A51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formula="of:=MOD([.$F$4];[.A51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formula="of:=MOD([.$F$4];[.A51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formula="of:=MOD([.$F$4];[.A51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formula="of:=MOD([.$F$4];[.A51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formula="of:=MOD([.$F$4];[.A51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formula="of:=MOD([.$F$4];[.A51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formula="of:=MOD([.$F$4];[.A51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formula="of:=MOD([.$F$4];[.A51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formula="of:=MOD([.$F$4];[.A51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formula="of:=MOD([.$F$4];[.A51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formula="of:=MOD([.$F$4];[.A51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formula="of:=MOD([.$F$4];[.A51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formula="of:=MOD([.$F$4];[.A51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formula="of:=MOD([.$F$4];[.A51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formula="of:=MOD([.$F$4];[.A51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formula="of:=MOD([.$F$4];[.A51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formula="of:=MOD([.$F$4];[.A51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formula="of:=MOD([.$F$4];[.A51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formula="of:=MOD([.$F$4];[.A51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formula="of:=MOD([.$F$4];[.A51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formula="of:=MOD([.$F$4];[.A51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formula="of:=MOD([.$F$4];[.A51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formula="of:=MOD([.$F$4];[.A51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formula="of:=MOD([.$F$4];[.A51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formula="of:=MOD([.$F$4];[.A51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formula="of:=MOD([.$F$4];[.A51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formula="of:=MOD([.$F$4];[.A51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formula="of:=MOD([.$F$4];[.A51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formula="of:=MOD([.$F$4];[.A51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formula="of:=MOD([.$F$4];[.A51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formula="of:=MOD([.$F$4];[.A51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formula="of:=MOD([.$F$4];[.A51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formula="of:=MOD([.$F$4];[.A51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formula="of:=MOD([.$F$4];[.A51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formula="of:=MOD([.$F$4];[.A51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formula="of:=MOD([.$F$4];[.A51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formula="of:=MOD([.$F$4];[.A51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formula="of:=MOD([.$F$4];[.A51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formula="of:=MOD([.$F$4];[.A51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formula="of:=MOD([.$F$4];[.A51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formula="of:=MOD([.$F$4];[.A51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formula="of:=MOD([.$F$4];[.A51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formula="of:=MOD([.$F$4];[.A51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formula="of:=MOD([.$F$4];[.A51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formula="of:=MOD([.$F$4];[.A51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formula="of:=MOD([.$F$4];[.A51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formula="of:=MOD([.$F$4];[.A51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formula="of:=MOD([.$F$4];[.A51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formula="of:=MOD([.$F$4];[.A52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formula="of:=MOD([.$F$4];[.A52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formula="of:=MOD([.$F$4];[.A52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formula="of:=MOD([.$F$4];[.A52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formula="of:=MOD([.$F$4];[.A52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formula="of:=MOD([.$F$4];[.A52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formula="of:=MOD([.$F$4];[.A52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formula="of:=MOD([.$F$4];[.A52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formula="of:=MOD([.$F$4];[.A52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formula="of:=MOD([.$F$4];[.A52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formula="of:=MOD([.$F$4];[.A52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formula="of:=MOD([.$F$4];[.A52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formula="of:=MOD([.$F$4];[.A52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formula="of:=MOD([.$F$4];[.A52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formula="of:=MOD([.$F$4];[.A52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formula="of:=MOD([.$F$4];[.A52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formula="of:=MOD([.$F$4];[.A52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formula="of:=MOD([.$F$4];[.A52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formula="of:=MOD([.$F$4];[.A52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formula="of:=MOD([.$F$4];[.A52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formula="of:=MOD([.$F$4];[.A52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formula="of:=MOD([.$F$4];[.A52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formula="of:=MOD([.$F$4];[.A52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formula="of:=MOD([.$F$4];[.A52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formula="of:=MOD([.$F$4];[.A52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formula="of:=MOD([.$F$4];[.A52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formula="of:=MOD([.$F$4];[.A52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formula="of:=MOD([.$F$4];[.A52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formula="of:=MOD([.$F$4];[.A52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formula="of:=MOD([.$F$4];[.A52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formula="of:=MOD([.$F$4];[.A52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formula="of:=MOD([.$F$4];[.A52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formula="of:=MOD([.$F$4];[.A52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formula="of:=MOD([.$F$4];[.A52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formula="of:=MOD([.$F$4];[.A52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formula="of:=MOD([.$F$4];[.A52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formula="of:=MOD([.$F$4];[.A52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formula="of:=MOD([.$F$4];[.A52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formula="of:=MOD([.$F$4];[.A52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formula="of:=MOD([.$F$4];[.A52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formula="of:=MOD([.$F$4];[.A52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formula="of:=MOD([.$F$4];[.A52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formula="of:=MOD([.$F$4];[.A52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formula="of:=MOD([.$F$4];[.A52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formula="of:=MOD([.$F$4];[.A52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formula="of:=MOD([.$F$4];[.A52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formula="of:=MOD([.$F$4];[.A52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formula="of:=MOD([.$F$4];[.A52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formula="of:=MOD([.$F$4];[.A52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formula="of:=MOD([.$F$4];[.A52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formula="of:=MOD([.$F$4];[.A52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formula="of:=MOD([.$F$4];[.A52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formula="of:=MOD([.$F$4];[.A52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formula="of:=MOD([.$F$4];[.A52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formula="of:=MOD([.$F$4];[.A52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formula="of:=MOD([.$F$4];[.A52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formula="of:=MOD([.$F$4];[.A52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formula="of:=MOD([.$F$4];[.A52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formula="of:=MOD([.$F$4];[.A52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formula="of:=MOD([.$F$4];[.A52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formula="of:=MOD([.$F$4];[.A52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formula="of:=MOD([.$F$4];[.A52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formula="of:=MOD([.$F$4];[.A52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formula="of:=MOD([.$F$4];[.A52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formula="of:=MOD([.$F$4];[.A52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formula="of:=MOD([.$F$4];[.A52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formula="of:=MOD([.$F$4];[.A52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formula="of:=MOD([.$F$4];[.A52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formula="of:=MOD([.$F$4];[.A52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formula="of:=MOD([.$F$4];[.A52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formula="of:=MOD([.$F$4];[.A52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formula="of:=MOD([.$F$4];[.A52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formula="of:=MOD([.$F$4];[.A52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formula="of:=MOD([.$F$4];[.A52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formula="of:=MOD([.$F$4];[.A52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formula="of:=MOD([.$F$4];[.A52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formula="of:=MOD([.$F$4];[.A52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formula="of:=MOD([.$F$4];[.A52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formula="of:=MOD([.$F$4];[.A52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formula="of:=MOD([.$F$4];[.A52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formula="of:=MOD([.$F$4];[.A52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formula="of:=MOD([.$F$4];[.A52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formula="of:=MOD([.$F$4];[.A52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formula="of:=MOD([.$F$4];[.A52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formula="of:=MOD([.$F$4];[.A52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formula="of:=MOD([.$F$4];[.A52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formula="of:=MOD([.$F$4];[.A52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formula="of:=MOD([.$F$4];[.A52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formula="of:=MOD([.$F$4];[.A52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formula="of:=MOD([.$F$4];[.A52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formula="of:=MOD([.$F$4];[.A52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formula="of:=MOD([.$F$4];[.A52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formula="of:=MOD([.$F$4];[.A52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formula="of:=MOD([.$F$4];[.A52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formula="of:=MOD([.$F$4];[.A52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formula="of:=MOD([.$F$4];[.A52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formula="of:=MOD([.$F$4];[.A52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formula="of:=MOD([.$F$4];[.A52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formula="of:=MOD([.$F$4];[.A52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formula="of:=MOD([.$F$4];[.A52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formula="of:=MOD([.$F$4];[.A53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formula="of:=MOD([.$F$4];[.A53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formula="of:=MOD([.$F$4];[.A53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formula="of:=MOD([.$F$4];[.A53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formula="of:=MOD([.$F$4];[.A53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formula="of:=MOD([.$F$4];[.A53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formula="of:=MOD([.$F$4];[.A53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formula="of:=MOD([.$F$4];[.A53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formula="of:=MOD([.$F$4];[.A53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formula="of:=MOD([.$F$4];[.A53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formula="of:=MOD([.$F$4];[.A53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formula="of:=MOD([.$F$4];[.A53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formula="of:=MOD([.$F$4];[.A53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formula="of:=MOD([.$F$4];[.A53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formula="of:=MOD([.$F$4];[.A53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formula="of:=MOD([.$F$4];[.A53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formula="of:=MOD([.$F$4];[.A53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formula="of:=MOD([.$F$4];[.A53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formula="of:=MOD([.$F$4];[.A53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formula="of:=MOD([.$F$4];[.A53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formula="of:=MOD([.$F$4];[.A53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formula="of:=MOD([.$F$4];[.A53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formula="of:=MOD([.$F$4];[.A53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formula="of:=MOD([.$F$4];[.A53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formula="of:=MOD([.$F$4];[.A53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formula="of:=MOD([.$F$4];[.A53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formula="of:=MOD([.$F$4];[.A53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formula="of:=MOD([.$F$4];[.A53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formula="of:=MOD([.$F$4];[.A53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formula="of:=MOD([.$F$4];[.A53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formula="of:=MOD([.$F$4];[.A53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formula="of:=MOD([.$F$4];[.A53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formula="of:=MOD([.$F$4];[.A53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formula="of:=MOD([.$F$4];[.A53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formula="of:=MOD([.$F$4];[.A53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formula="of:=MOD([.$F$4];[.A53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formula="of:=MOD([.$F$4];[.A53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formula="of:=MOD([.$F$4];[.A53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formula="of:=MOD([.$F$4];[.A53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formula="of:=MOD([.$F$4];[.A53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formula="of:=MOD([.$F$4];[.A53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formula="of:=MOD([.$F$4];[.A53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formula="of:=MOD([.$F$4];[.A53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formula="of:=MOD([.$F$4];[.A53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formula="of:=MOD([.$F$4];[.A53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formula="of:=MOD([.$F$4];[.A53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formula="of:=MOD([.$F$4];[.A53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formula="of:=MOD([.$F$4];[.A53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formula="of:=MOD([.$F$4];[.A53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formula="of:=MOD([.$F$4];[.A53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formula="of:=MOD([.$F$4];[.A53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formula="of:=MOD([.$F$4];[.A53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formula="of:=MOD([.$F$4];[.A53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formula="of:=MOD([.$F$4];[.A53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formula="of:=MOD([.$F$4];[.A53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formula="of:=MOD([.$F$4];[.A53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formula="of:=MOD([.$F$4];[.A53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formula="of:=MOD([.$F$4];[.A53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formula="of:=MOD([.$F$4];[.A53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formula="of:=MOD([.$F$4];[.A53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formula="of:=MOD([.$F$4];[.A53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formula="of:=MOD([.$F$4];[.A53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formula="of:=MOD([.$F$4];[.A53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formula="of:=MOD([.$F$4];[.A53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formula="of:=MOD([.$F$4];[.A53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formula="of:=MOD([.$F$4];[.A53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formula="of:=MOD([.$F$4];[.A53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formula="of:=MOD([.$F$4];[.A53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formula="of:=MOD([.$F$4];[.A53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formula="of:=MOD([.$F$4];[.A53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formula="of:=MOD([.$F$4];[.A53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formula="of:=MOD([.$F$4];[.A53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formula="of:=MOD([.$F$4];[.A53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formula="of:=MOD([.$F$4];[.A53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formula="of:=MOD([.$F$4];[.A53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formula="of:=MOD([.$F$4];[.A53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formula="of:=MOD([.$F$4];[.A53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formula="of:=MOD([.$F$4];[.A53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formula="of:=MOD([.$F$4];[.A53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formula="of:=MOD([.$F$4];[.A53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formula="of:=MOD([.$F$4];[.A53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formula="of:=MOD([.$F$4];[.A53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formula="of:=MOD([.$F$4];[.A53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formula="of:=MOD([.$F$4];[.A53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formula="of:=MOD([.$F$4];[.A53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formula="of:=MOD([.$F$4];[.A53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formula="of:=MOD([.$F$4];[.A53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formula="of:=MOD([.$F$4];[.A53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formula="of:=MOD([.$F$4];[.A53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formula="of:=MOD([.$F$4];[.A53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formula="of:=MOD([.$F$4];[.A53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formula="of:=MOD([.$F$4];[.A53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formula="of:=MOD([.$F$4];[.A53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formula="of:=MOD([.$F$4];[.A53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formula="of:=MOD([.$F$4];[.A53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formula="of:=MOD([.$F$4];[.A53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formula="of:=MOD([.$F$4];[.A53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formula="of:=MOD([.$F$4];[.A53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formula="of:=MOD([.$F$4];[.A53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formula="of:=MOD([.$F$4];[.A53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formula="of:=MOD([.$F$4];[.A54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formula="of:=MOD([.$F$4];[.A54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formula="of:=MOD([.$F$4];[.A54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formula="of:=MOD([.$F$4];[.A54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formula="of:=MOD([.$F$4];[.A54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formula="of:=MOD([.$F$4];[.A54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formula="of:=MOD([.$F$4];[.A54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formula="of:=MOD([.$F$4];[.A54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formula="of:=MOD([.$F$4];[.A54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formula="of:=MOD([.$F$4];[.A54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formula="of:=MOD([.$F$4];[.A54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formula="of:=MOD([.$F$4];[.A54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formula="of:=MOD([.$F$4];[.A54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formula="of:=MOD([.$F$4];[.A54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formula="of:=MOD([.$F$4];[.A54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formula="of:=MOD([.$F$4];[.A54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formula="of:=MOD([.$F$4];[.A54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formula="of:=MOD([.$F$4];[.A54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formula="of:=MOD([.$F$4];[.A54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formula="of:=MOD([.$F$4];[.A54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formula="of:=MOD([.$F$4];[.A54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formula="of:=MOD([.$F$4];[.A54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formula="of:=MOD([.$F$4];[.A54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formula="of:=MOD([.$F$4];[.A54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formula="of:=MOD([.$F$4];[.A54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formula="of:=MOD([.$F$4];[.A54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formula="of:=MOD([.$F$4];[.A54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formula="of:=MOD([.$F$4];[.A54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formula="of:=MOD([.$F$4];[.A54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formula="of:=MOD([.$F$4];[.A54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formula="of:=MOD([.$F$4];[.A54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formula="of:=MOD([.$F$4];[.A54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formula="of:=MOD([.$F$4];[.A54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formula="of:=MOD([.$F$4];[.A54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formula="of:=MOD([.$F$4];[.A54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formula="of:=MOD([.$F$4];[.A54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formula="of:=MOD([.$F$4];[.A54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formula="of:=MOD([.$F$4];[.A54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formula="of:=MOD([.$F$4];[.A54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formula="of:=MOD([.$F$4];[.A54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formula="of:=MOD([.$F$4];[.A54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formula="of:=MOD([.$F$4];[.A54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formula="of:=MOD([.$F$4];[.A54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formula="of:=MOD([.$F$4];[.A54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formula="of:=MOD([.$F$4];[.A54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formula="of:=MOD([.$F$4];[.A54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formula="of:=MOD([.$F$4];[.A54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formula="of:=MOD([.$F$4];[.A54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formula="of:=MOD([.$F$4];[.A54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formula="of:=MOD([.$F$4];[.A54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formula="of:=MOD([.$F$4];[.A54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formula="of:=MOD([.$F$4];[.A54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formula="of:=MOD([.$F$4];[.A54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formula="of:=MOD([.$F$4];[.A54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formula="of:=MOD([.$F$4];[.A54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formula="of:=MOD([.$F$4];[.A54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formula="of:=MOD([.$F$4];[.A54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formula="of:=MOD([.$F$4];[.A54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formula="of:=MOD([.$F$4];[.A54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formula="of:=MOD([.$F$4];[.A54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formula="of:=MOD([.$F$4];[.A54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formula="of:=MOD([.$F$4];[.A54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formula="of:=MOD([.$F$4];[.A54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formula="of:=MOD([.$F$4];[.A54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formula="of:=MOD([.$F$4];[.A54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formula="of:=MOD([.$F$4];[.A54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formula="of:=MOD([.$F$4];[.A54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formula="of:=MOD([.$F$4];[.A54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formula="of:=MOD([.$F$4];[.A54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formula="of:=MOD([.$F$4];[.A54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formula="of:=MOD([.$F$4];[.A54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formula="of:=MOD([.$F$4];[.A54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formula="of:=MOD([.$F$4];[.A54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formula="of:=MOD([.$F$4];[.A54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formula="of:=MOD([.$F$4];[.A54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formula="of:=MOD([.$F$4];[.A54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formula="of:=MOD([.$F$4];[.A54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formula="of:=MOD([.$F$4];[.A54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formula="of:=MOD([.$F$4];[.A54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formula="of:=MOD([.$F$4];[.A54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formula="of:=MOD([.$F$4];[.A54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formula="of:=MOD([.$F$4];[.A54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formula="of:=MOD([.$F$4];[.A54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formula="of:=MOD([.$F$4];[.A54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formula="of:=MOD([.$F$4];[.A54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formula="of:=MOD([.$F$4];[.A54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formula="of:=MOD([.$F$4];[.A54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formula="of:=MOD([.$F$4];[.A54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formula="of:=MOD([.$F$4];[.A54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formula="of:=MOD([.$F$4];[.A54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formula="of:=MOD([.$F$4];[.A54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formula="of:=MOD([.$F$4];[.A54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formula="of:=MOD([.$F$4];[.A54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formula="of:=MOD([.$F$4];[.A54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formula="of:=MOD([.$F$4];[.A54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formula="of:=MOD([.$F$4];[.A54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formula="of:=MOD([.$F$4];[.A54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formula="of:=MOD([.$F$4];[.A54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formula="of:=MOD([.$F$4];[.A54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formula="of:=MOD([.$F$4];[.A54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formula="of:=MOD([.$F$4];[.A55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formula="of:=MOD([.$F$4];[.A55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formula="of:=MOD([.$F$4];[.A55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formula="of:=MOD([.$F$4];[.A55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formula="of:=MOD([.$F$4];[.A55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formula="of:=MOD([.$F$4];[.A55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formula="of:=MOD([.$F$4];[.A55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formula="of:=MOD([.$F$4];[.A55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formula="of:=MOD([.$F$4];[.A55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formula="of:=MOD([.$F$4];[.A55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formula="of:=MOD([.$F$4];[.A55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formula="of:=MOD([.$F$4];[.A55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formula="of:=MOD([.$F$4];[.A55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formula="of:=MOD([.$F$4];[.A55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formula="of:=MOD([.$F$4];[.A55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formula="of:=MOD([.$F$4];[.A55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formula="of:=MOD([.$F$4];[.A55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formula="of:=MOD([.$F$4];[.A55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formula="of:=MOD([.$F$4];[.A55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formula="of:=MOD([.$F$4];[.A55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formula="of:=MOD([.$F$4];[.A55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formula="of:=MOD([.$F$4];[.A55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formula="of:=MOD([.$F$4];[.A55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formula="of:=MOD([.$F$4];[.A55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formula="of:=MOD([.$F$4];[.A55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formula="of:=MOD([.$F$4];[.A55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formula="of:=MOD([.$F$4];[.A55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formula="of:=MOD([.$F$4];[.A55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formula="of:=MOD([.$F$4];[.A55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formula="of:=MOD([.$F$4];[.A55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formula="of:=MOD([.$F$4];[.A55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formula="of:=MOD([.$F$4];[.A55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formula="of:=MOD([.$F$4];[.A55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formula="of:=MOD([.$F$4];[.A55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formula="of:=MOD([.$F$4];[.A55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formula="of:=MOD([.$F$4];[.A55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formula="of:=MOD([.$F$4];[.A55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formula="of:=MOD([.$F$4];[.A55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formula="of:=MOD([.$F$4];[.A55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formula="of:=MOD([.$F$4];[.A55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formula="of:=MOD([.$F$4];[.A55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formula="of:=MOD([.$F$4];[.A55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formula="of:=MOD([.$F$4];[.A55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formula="of:=MOD([.$F$4];[.A55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formula="of:=MOD([.$F$4];[.A55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formula="of:=MOD([.$F$4];[.A55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formula="of:=MOD([.$F$4];[.A55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formula="of:=MOD([.$F$4];[.A55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formula="of:=MOD([.$F$4];[.A55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formula="of:=MOD([.$F$4];[.A55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formula="of:=MOD([.$F$4];[.A55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formula="of:=MOD([.$F$4];[.A55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formula="of:=MOD([.$F$4];[.A55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formula="of:=MOD([.$F$4];[.A55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formula="of:=MOD([.$F$4];[.A55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formula="of:=MOD([.$F$4];[.A55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formula="of:=MOD([.$F$4];[.A55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formula="of:=MOD([.$F$4];[.A55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formula="of:=MOD([.$F$4];[.A55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formula="of:=MOD([.$F$4];[.A55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formula="of:=MOD([.$F$4];[.A55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formula="of:=MOD([.$F$4];[.A55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formula="of:=MOD([.$F$4];[.A55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formula="of:=MOD([.$F$4];[.A55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formula="of:=MOD([.$F$4];[.A55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formula="of:=MOD([.$F$4];[.A55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formula="of:=MOD([.$F$4];[.A55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formula="of:=MOD([.$F$4];[.A55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formula="of:=MOD([.$F$4];[.A55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formula="of:=MOD([.$F$4];[.A55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formula="of:=MOD([.$F$4];[.A55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formula="of:=MOD([.$F$4];[.A55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formula="of:=MOD([.$F$4];[.A55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formula="of:=MOD([.$F$4];[.A55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formula="of:=MOD([.$F$4];[.A55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formula="of:=MOD([.$F$4];[.A55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formula="of:=MOD([.$F$4];[.A55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formula="of:=MOD([.$F$4];[.A55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formula="of:=MOD([.$F$4];[.A55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formula="of:=MOD([.$F$4];[.A55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formula="of:=MOD([.$F$4];[.A55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formula="of:=MOD([.$F$4];[.A55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formula="of:=MOD([.$F$4];[.A55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formula="of:=MOD([.$F$4];[.A55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formula="of:=MOD([.$F$4];[.A55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formula="of:=MOD([.$F$4];[.A55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formula="of:=MOD([.$F$4];[.A55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formula="of:=MOD([.$F$4];[.A55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formula="of:=MOD([.$F$4];[.A55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formula="of:=MOD([.$F$4];[.A55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formula="of:=MOD([.$F$4];[.A55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formula="of:=MOD([.$F$4];[.A55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formula="of:=MOD([.$F$4];[.A55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formula="of:=MOD([.$F$4];[.A55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formula="of:=MOD([.$F$4];[.A55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formula="of:=MOD([.$F$4];[.A55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formula="of:=MOD([.$F$4];[.A55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formula="of:=MOD([.$F$4];[.A55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formula="of:=MOD([.$F$4];[.A55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formula="of:=MOD([.$F$4];[.A55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formula="of:=MOD([.$F$4];[.A56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formula="of:=MOD([.$F$4];[.A56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formula="of:=MOD([.$F$4];[.A56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formula="of:=MOD([.$F$4];[.A56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formula="of:=MOD([.$F$4];[.A56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formula="of:=MOD([.$F$4];[.A56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formula="of:=MOD([.$F$4];[.A56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formula="of:=MOD([.$F$4];[.A56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formula="of:=MOD([.$F$4];[.A56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formula="of:=MOD([.$F$4];[.A56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formula="of:=MOD([.$F$4];[.A56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formula="of:=MOD([.$F$4];[.A56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formula="of:=MOD([.$F$4];[.A56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formula="of:=MOD([.$F$4];[.A56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formula="of:=MOD([.$F$4];[.A56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formula="of:=MOD([.$F$4];[.A56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formula="of:=MOD([.$F$4];[.A56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formula="of:=MOD([.$F$4];[.A56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formula="of:=MOD([.$F$4];[.A56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formula="of:=MOD([.$F$4];[.A56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formula="of:=MOD([.$F$4];[.A56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formula="of:=MOD([.$F$4];[.A56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formula="of:=MOD([.$F$4];[.A56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formula="of:=MOD([.$F$4];[.A56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formula="of:=MOD([.$F$4];[.A56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formula="of:=MOD([.$F$4];[.A56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formula="of:=MOD([.$F$4];[.A56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formula="of:=MOD([.$F$4];[.A56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formula="of:=MOD([.$F$4];[.A56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formula="of:=MOD([.$F$4];[.A56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formula="of:=MOD([.$F$4];[.A56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formula="of:=MOD([.$F$4];[.A56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formula="of:=MOD([.$F$4];[.A56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formula="of:=MOD([.$F$4];[.A56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formula="of:=MOD([.$F$4];[.A56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formula="of:=MOD([.$F$4];[.A56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formula="of:=MOD([.$F$4];[.A56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formula="of:=MOD([.$F$4];[.A56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formula="of:=MOD([.$F$4];[.A56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formula="of:=MOD([.$F$4];[.A56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formula="of:=MOD([.$F$4];[.A56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formula="of:=MOD([.$F$4];[.A56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formula="of:=MOD([.$F$4];[.A56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formula="of:=MOD([.$F$4];[.A56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formula="of:=MOD([.$F$4];[.A56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formula="of:=MOD([.$F$4];[.A56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formula="of:=MOD([.$F$4];[.A56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formula="of:=MOD([.$F$4];[.A56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formula="of:=MOD([.$F$4];[.A56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formula="of:=MOD([.$F$4];[.A56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formula="of:=MOD([.$F$4];[.A56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formula="of:=MOD([.$F$4];[.A56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formula="of:=MOD([.$F$4];[.A56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formula="of:=MOD([.$F$4];[.A56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formula="of:=MOD([.$F$4];[.A56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formula="of:=MOD([.$F$4];[.A56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formula="of:=MOD([.$F$4];[.A56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formula="of:=MOD([.$F$4];[.A56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formula="of:=MOD([.$F$4];[.A56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formula="of:=MOD([.$F$4];[.A56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formula="of:=MOD([.$F$4];[.A56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formula="of:=MOD([.$F$4];[.A56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formula="of:=MOD([.$F$4];[.A56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formula="of:=MOD([.$F$4];[.A56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formula="of:=MOD([.$F$4];[.A56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formula="of:=MOD([.$F$4];[.A56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formula="of:=MOD([.$F$4];[.A56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formula="of:=MOD([.$F$4];[.A56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formula="of:=MOD([.$F$4];[.A56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formula="of:=MOD([.$F$4];[.A56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formula="of:=MOD([.$F$4];[.A56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formula="of:=MOD([.$F$4];[.A56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formula="of:=MOD([.$F$4];[.A56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formula="of:=MOD([.$F$4];[.A56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formula="of:=MOD([.$F$4];[.A56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formula="of:=MOD([.$F$4];[.A56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formula="of:=MOD([.$F$4];[.A56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formula="of:=MOD([.$F$4];[.A56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formula="of:=MOD([.$F$4];[.A56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formula="of:=MOD([.$F$4];[.A56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formula="of:=MOD([.$F$4];[.A56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formula="of:=MOD([.$F$4];[.A56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formula="of:=MOD([.$F$4];[.A56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formula="of:=MOD([.$F$4];[.A56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formula="of:=MOD([.$F$4];[.A56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formula="of:=MOD([.$F$4];[.A56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formula="of:=MOD([.$F$4];[.A56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formula="of:=MOD([.$F$4];[.A56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formula="of:=MOD([.$F$4];[.A56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formula="of:=MOD([.$F$4];[.A56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formula="of:=MOD([.$F$4];[.A56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formula="of:=MOD([.$F$4];[.A56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formula="of:=MOD([.$F$4];[.A56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formula="of:=MOD([.$F$4];[.A56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formula="of:=MOD([.$F$4];[.A56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formula="of:=MOD([.$F$4];[.A56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formula="of:=MOD([.$F$4];[.A56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formula="of:=MOD([.$F$4];[.A56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formula="of:=MOD([.$F$4];[.A56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formula="of:=MOD([.$F$4];[.A56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formula="of:=MOD([.$F$4];[.A57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formula="of:=MOD([.$F$4];[.A57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formula="of:=MOD([.$F$4];[.A57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formula="of:=MOD([.$F$4];[.A57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formula="of:=MOD([.$F$4];[.A57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formula="of:=MOD([.$F$4];[.A57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formula="of:=MOD([.$F$4];[.A57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formula="of:=MOD([.$F$4];[.A57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formula="of:=MOD([.$F$4];[.A57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formula="of:=MOD([.$F$4];[.A57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formula="of:=MOD([.$F$4];[.A57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formula="of:=MOD([.$F$4];[.A57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formula="of:=MOD([.$F$4];[.A57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formula="of:=MOD([.$F$4];[.A57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formula="of:=MOD([.$F$4];[.A57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formula="of:=MOD([.$F$4];[.A57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formula="of:=MOD([.$F$4];[.A57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formula="of:=MOD([.$F$4];[.A57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formula="of:=MOD([.$F$4];[.A57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formula="of:=MOD([.$F$4];[.A57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formula="of:=MOD([.$F$4];[.A57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formula="of:=MOD([.$F$4];[.A57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formula="of:=MOD([.$F$4];[.A57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formula="of:=MOD([.$F$4];[.A57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formula="of:=MOD([.$F$4];[.A57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formula="of:=MOD([.$F$4];[.A57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formula="of:=MOD([.$F$4];[.A57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formula="of:=MOD([.$F$4];[.A57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formula="of:=MOD([.$F$4];[.A57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formula="of:=MOD([.$F$4];[.A57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formula="of:=MOD([.$F$4];[.A57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formula="of:=MOD([.$F$4];[.A57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formula="of:=MOD([.$F$4];[.A57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formula="of:=MOD([.$F$4];[.A57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formula="of:=MOD([.$F$4];[.A57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formula="of:=MOD([.$F$4];[.A57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formula="of:=MOD([.$F$4];[.A57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formula="of:=MOD([.$F$4];[.A57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formula="of:=MOD([.$F$4];[.A57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formula="of:=MOD([.$F$4];[.A57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formula="of:=MOD([.$F$4];[.A57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formula="of:=MOD([.$F$4];[.A57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formula="of:=MOD([.$F$4];[.A57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formula="of:=MOD([.$F$4];[.A57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formula="of:=MOD([.$F$4];[.A57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formula="of:=MOD([.$F$4];[.A57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formula="of:=MOD([.$F$4];[.A57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formula="of:=MOD([.$F$4];[.A57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formula="of:=MOD([.$F$4];[.A57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formula="of:=MOD([.$F$4];[.A57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formula="of:=MOD([.$F$4];[.A57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formula="of:=MOD([.$F$4];[.A57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formula="of:=MOD([.$F$4];[.A57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formula="of:=MOD([.$F$4];[.A57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formula="of:=MOD([.$F$4];[.A57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formula="of:=MOD([.$F$4];[.A57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formula="of:=MOD([.$F$4];[.A57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formula="of:=MOD([.$F$4];[.A57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formula="of:=MOD([.$F$4];[.A57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formula="of:=MOD([.$F$4];[.A57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formula="of:=MOD([.$F$4];[.A57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formula="of:=MOD([.$F$4];[.A57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formula="of:=MOD([.$F$4];[.A57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formula="of:=MOD([.$F$4];[.A57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formula="of:=MOD([.$F$4];[.A57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formula="of:=MOD([.$F$4];[.A57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formula="of:=MOD([.$F$4];[.A57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formula="of:=MOD([.$F$4];[.A57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formula="of:=MOD([.$F$4];[.A57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formula="of:=MOD([.$F$4];[.A57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formula="of:=MOD([.$F$4];[.A57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formula="of:=MOD([.$F$4];[.A57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formula="of:=MOD([.$F$4];[.A57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formula="of:=MOD([.$F$4];[.A57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formula="of:=MOD([.$F$4];[.A57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formula="of:=MOD([.$F$4];[.A57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formula="of:=MOD([.$F$4];[.A57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formula="of:=MOD([.$F$4];[.A57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formula="of:=MOD([.$F$4];[.A57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formula="of:=MOD([.$F$4];[.A57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formula="of:=MOD([.$F$4];[.A57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formula="of:=MOD([.$F$4];[.A57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formula="of:=MOD([.$F$4];[.A57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formula="of:=MOD([.$F$4];[.A57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formula="of:=MOD([.$F$4];[.A57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formula="of:=MOD([.$F$4];[.A57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formula="of:=MOD([.$F$4];[.A57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formula="of:=MOD([.$F$4];[.A57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formula="of:=MOD([.$F$4];[.A57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formula="of:=MOD([.$F$4];[.A57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formula="of:=MOD([.$F$4];[.A57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formula="of:=MOD([.$F$4];[.A57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formula="of:=MOD([.$F$4];[.A57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formula="of:=MOD([.$F$4];[.A57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formula="of:=MOD([.$F$4];[.A57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formula="of:=MOD([.$F$4];[.A57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formula="of:=MOD([.$F$4];[.A57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formula="of:=MOD([.$F$4];[.A57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formula="of:=MOD([.$F$4];[.A57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formula="of:=MOD([.$F$4];[.A57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formula="of:=MOD([.$F$4];[.A58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formula="of:=MOD([.$F$4];[.A58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formula="of:=MOD([.$F$4];[.A58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formula="of:=MOD([.$F$4];[.A58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formula="of:=MOD([.$F$4];[.A58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formula="of:=MOD([.$F$4];[.A58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formula="of:=MOD([.$F$4];[.A58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formula="of:=MOD([.$F$4];[.A58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formula="of:=MOD([.$F$4];[.A58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formula="of:=MOD([.$F$4];[.A58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formula="of:=MOD([.$F$4];[.A58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formula="of:=MOD([.$F$4];[.A58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formula="of:=MOD([.$F$4];[.A58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formula="of:=MOD([.$F$4];[.A58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formula="of:=MOD([.$F$4];[.A58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formula="of:=MOD([.$F$4];[.A58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formula="of:=MOD([.$F$4];[.A58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formula="of:=MOD([.$F$4];[.A58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formula="of:=MOD([.$F$4];[.A58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formula="of:=MOD([.$F$4];[.A58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formula="of:=MOD([.$F$4];[.A58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formula="of:=MOD([.$F$4];[.A58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formula="of:=MOD([.$F$4];[.A58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formula="of:=MOD([.$F$4];[.A58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formula="of:=MOD([.$F$4];[.A58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formula="of:=MOD([.$F$4];[.A58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formula="of:=MOD([.$F$4];[.A58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formula="of:=MOD([.$F$4];[.A58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formula="of:=MOD([.$F$4];[.A58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formula="of:=MOD([.$F$4];[.A58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formula="of:=MOD([.$F$4];[.A58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formula="of:=MOD([.$F$4];[.A58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formula="of:=MOD([.$F$4];[.A58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formula="of:=MOD([.$F$4];[.A58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formula="of:=MOD([.$F$4];[.A58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formula="of:=MOD([.$F$4];[.A58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formula="of:=MOD([.$F$4];[.A58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formula="of:=MOD([.$F$4];[.A58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formula="of:=MOD([.$F$4];[.A58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formula="of:=MOD([.$F$4];[.A58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formula="of:=MOD([.$F$4];[.A58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formula="of:=MOD([.$F$4];[.A58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formula="of:=MOD([.$F$4];[.A58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formula="of:=MOD([.$F$4];[.A58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formula="of:=MOD([.$F$4];[.A58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formula="of:=MOD([.$F$4];[.A58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formula="of:=MOD([.$F$4];[.A58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formula="of:=MOD([.$F$4];[.A58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formula="of:=MOD([.$F$4];[.A58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formula="of:=MOD([.$F$4];[.A58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formula="of:=MOD([.$F$4];[.A58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formula="of:=MOD([.$F$4];[.A58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formula="of:=MOD([.$F$4];[.A58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formula="of:=MOD([.$F$4];[.A58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formula="of:=MOD([.$F$4];[.A58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formula="of:=MOD([.$F$4];[.A58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formula="of:=MOD([.$F$4];[.A58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formula="of:=MOD([.$F$4];[.A58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formula="of:=MOD([.$F$4];[.A58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formula="of:=MOD([.$F$4];[.A58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formula="of:=MOD([.$F$4];[.A58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formula="of:=MOD([.$F$4];[.A58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formula="of:=MOD([.$F$4];[.A58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formula="of:=MOD([.$F$4];[.A58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formula="of:=MOD([.$F$4];[.A58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formula="of:=MOD([.$F$4];[.A58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formula="of:=MOD([.$F$4];[.A58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formula="of:=MOD([.$F$4];[.A58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formula="of:=MOD([.$F$4];[.A58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formula="of:=MOD([.$F$4];[.A58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formula="of:=MOD([.$F$4];[.A58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formula="of:=MOD([.$F$4];[.A58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formula="of:=MOD([.$F$4];[.A58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formula="of:=MOD([.$F$4];[.A58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formula="of:=MOD([.$F$4];[.A58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formula="of:=MOD([.$F$4];[.A58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formula="of:=MOD([.$F$4];[.A58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formula="of:=MOD([.$F$4];[.A58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formula="of:=MOD([.$F$4];[.A58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formula="of:=MOD([.$F$4];[.A58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formula="of:=MOD([.$F$4];[.A58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formula="of:=MOD([.$F$4];[.A58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formula="of:=MOD([.$F$4];[.A58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formula="of:=MOD([.$F$4];[.A58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formula="of:=MOD([.$F$4];[.A58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formula="of:=MOD([.$F$4];[.A58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formula="of:=MOD([.$F$4];[.A58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formula="of:=MOD([.$F$4];[.A58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formula="of:=MOD([.$F$4];[.A58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formula="of:=MOD([.$F$4];[.A58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formula="of:=MOD([.$F$4];[.A58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formula="of:=MOD([.$F$4];[.A58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formula="of:=MOD([.$F$4];[.A58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formula="of:=MOD([.$F$4];[.A58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formula="of:=MOD([.$F$4];[.A58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formula="of:=MOD([.$F$4];[.A58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formula="of:=MOD([.$F$4];[.A58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formula="of:=MOD([.$F$4];[.A58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formula="of:=MOD([.$F$4];[.A58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formula="of:=MOD([.$F$4];[.A58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formula="of:=MOD([.$F$4];[.A59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formula="of:=MOD([.$F$4];[.A59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formula="of:=MOD([.$F$4];[.A59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formula="of:=MOD([.$F$4];[.A59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formula="of:=MOD([.$F$4];[.A59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formula="of:=MOD([.$F$4];[.A59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formula="of:=MOD([.$F$4];[.A590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formula="of:=MOD([.$F$4];[.A590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formula="of:=MOD([.$F$4];[.A590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formula="of:=MOD([.$F$4];[.A590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formula="of:=MOD([.$F$4];[.A591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formula="of:=MOD([.$F$4];[.A591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formula="of:=MOD([.$F$4];[.A591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formula="of:=MOD([.$F$4];[.A591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formula="of:=MOD([.$F$4];[.A591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formula="of:=MOD([.$F$4];[.A591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formula="of:=MOD([.$F$4];[.A591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formula="of:=MOD([.$F$4];[.A591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formula="of:=MOD([.$F$4];[.A591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formula="of:=MOD([.$F$4];[.A591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formula="of:=MOD([.$F$4];[.A592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formula="of:=MOD([.$F$4];[.A592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formula="of:=MOD([.$F$4];[.A592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formula="of:=MOD([.$F$4];[.A592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formula="of:=MOD([.$F$4];[.A592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formula="of:=MOD([.$F$4];[.A592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formula="of:=MOD([.$F$4];[.A592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formula="of:=MOD([.$F$4];[.A592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formula="of:=MOD([.$F$4];[.A592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formula="of:=MOD([.$F$4];[.A592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formula="of:=MOD([.$F$4];[.A593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formula="of:=MOD([.$F$4];[.A593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formula="of:=MOD([.$F$4];[.A593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formula="of:=MOD([.$F$4];[.A593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formula="of:=MOD([.$F$4];[.A593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formula="of:=MOD([.$F$4];[.A593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formula="of:=MOD([.$F$4];[.A593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formula="of:=MOD([.$F$4];[.A593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formula="of:=MOD([.$F$4];[.A593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formula="of:=MOD([.$F$4];[.A593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formula="of:=MOD([.$F$4];[.A594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formula="of:=MOD([.$F$4];[.A594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formula="of:=MOD([.$F$4];[.A594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formula="of:=MOD([.$F$4];[.A594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formula="of:=MOD([.$F$4];[.A594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formula="of:=MOD([.$F$4];[.A594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formula="of:=MOD([.$F$4];[.A594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formula="of:=MOD([.$F$4];[.A594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formula="of:=MOD([.$F$4];[.A594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formula="of:=MOD([.$F$4];[.A594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formula="of:=MOD([.$F$4];[.A595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formula="of:=MOD([.$F$4];[.A595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formula="of:=MOD([.$F$4];[.A595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formula="of:=MOD([.$F$4];[.A595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formula="of:=MOD([.$F$4];[.A595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formula="of:=MOD([.$F$4];[.A595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formula="of:=MOD([.$F$4];[.A595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formula="of:=MOD([.$F$4];[.A595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formula="of:=MOD([.$F$4];[.A595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formula="of:=MOD([.$F$4];[.A595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formula="of:=MOD([.$F$4];[.A596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formula="of:=MOD([.$F$4];[.A596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formula="of:=MOD([.$F$4];[.A596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formula="of:=MOD([.$F$4];[.A596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formula="of:=MOD([.$F$4];[.A596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formula="of:=MOD([.$F$4];[.A596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formula="of:=MOD([.$F$4];[.A596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formula="of:=MOD([.$F$4];[.A596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formula="of:=MOD([.$F$4];[.A596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formula="of:=MOD([.$F$4];[.A596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formula="of:=MOD([.$F$4];[.A597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formula="of:=MOD([.$F$4];[.A597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formula="of:=MOD([.$F$4];[.A597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formula="of:=MOD([.$F$4];[.A597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formula="of:=MOD([.$F$4];[.A597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formula="of:=MOD([.$F$4];[.A597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formula="of:=MOD([.$F$4];[.A597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formula="of:=MOD([.$F$4];[.A597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formula="of:=MOD([.$F$4];[.A597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formula="of:=MOD([.$F$4];[.A597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formula="of:=MOD([.$F$4];[.A598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formula="of:=MOD([.$F$4];[.A598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formula="of:=MOD([.$F$4];[.A598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formula="of:=MOD([.$F$4];[.A598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formula="of:=MOD([.$F$4];[.A598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formula="of:=MOD([.$F$4];[.A598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formula="of:=MOD([.$F$4];[.A598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formula="of:=MOD([.$F$4];[.A598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formula="of:=MOD([.$F$4];[.A598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formula="of:=MOD([.$F$4];[.A598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formula="of:=MOD([.$F$4];[.A599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formula="of:=MOD([.$F$4];[.A599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formula="of:=MOD([.$F$4];[.A599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formula="of:=MOD([.$F$4];[.A599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formula="of:=MOD([.$F$4];[.A599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formula="of:=MOD([.$F$4];[.A599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formula="of:=MOD([.$F$4];[.A5996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formula="of:=MOD([.$F$4];[.A5997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formula="of:=MOD([.$F$4];[.A5998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formula="of:=MOD([.$F$4];[.A5999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formula="of:=MOD([.$F$4];[.A6000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formula="of:=MOD([.$F$4];[.A6001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formula="of:=MOD([.$F$4];[.A6002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formula="of:=MOD([.$F$4];[.A6003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formula="of:=MOD([.$F$4];[.A6004])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formula="of:=MOD([.$F$4];[.A6005])" office:value-type="float" office:value="14" calcext:value-type="float">
            <text:p>14</text:p>
          </table:table-cell>
          <table:table-cell table:number-columns-repeated="1022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11:01:36.72253523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6T11:13:13.927239606</dc:date>
    <meta:generator>LibreOffice/6.0.2.1$Linux_X86_64 LibreOffice_project/00m0$Build-1</meta:generator>
    <meta:editing-duration>PT1M27S</meta:editing-duration>
    <meta:editing-cycles>2</meta:editing-cycles>
    <meta:document-statistic meta:table-count="3" meta:cell-count="12007" meta:object-count="0"/>
  </office:meta>
</office:document-meta>
</file>